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images/Bitmaps/"/>
  <manifest:file-entry manifest:media-type="text/xml" manifest:full-path="content.xml"/>
  <manifest:file-entry manifest:media-type="text/xml" manifest:full-path="meta.xml"/>
  <manifest:file-entry manifest:media-type="" manifest:full-path="Configurations2/accelerator/current.xml"/>
  <manifest:file-entry manifest:media-type="" manifest:full-path="Configurations2/statusbar/"/>
  <manifest:file-entry manifest:media-type="" manifest:full-path="Configurations2/toolpanel/"/>
  <manifest:file-entry manifest:media-type="application/vnd.sun.xml.ui.configuration" manifest:full-path="Configurations2/"/>
  <manifest:file-entry manifest:media-type="" manifest:full-path="Configurations2/menubar/"/>
  <manifest:file-entry manifest:media-type="" manifest:full-path="Configurations2/floater/"/>
  <manifest:file-entry manifest:media-type="" manifest:full-path="Configurations2/progressbar/"/>
  <manifest:file-entry manifest:media-type="image/png" manifest:full-path="Thumbnails/thumbnail.png"/>
  <manifest:file-entry manifest:media-type="" manifest:full-path="Configurations2/toolbar/"/>
  <manifest:file-entry manifest:media-type="application/rdf+xml" manifest:full-path="manifest.rdf"/>
  <manifest:file-entry manifest:media-type="" manifest:full-path="Configurations2/popupmenu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Times New Roman" svg:font-family="'Times New Roman'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7mm"/>
    </style:style>
    <style:style style:name="co2" style:family="table-column">
      <style:table-column-properties fo:break-before="auto" style:column-width="24.34mm"/>
    </style:style>
    <style:style style:name="co3" style:family="table-column">
      <style:table-column-properties fo:break-before="auto" style:column-width="69.43mm"/>
    </style:style>
    <style:style style:name="co4" style:family="table-column">
      <style:table-column-properties fo:break-before="auto" style:column-width="62.72mm"/>
    </style:style>
    <style:style style:name="co5" style:family="table-column">
      <style:table-column-properties fo:break-before="auto" style:column-width="65.79mm"/>
    </style:style>
    <style:style style:name="co6" style:family="table-column">
      <style:table-column-properties fo:break-before="auto" style:column-width="21.55mm"/>
    </style:style>
    <style:style style:name="co7" style:family="table-column">
      <style:table-column-properties fo:break-before="auto" style:column-width="22.38mm"/>
    </style:style>
    <style:style style:name="co8" style:family="table-column">
      <style:table-column-properties fo:break-before="auto" style:column-width="21.27mm"/>
    </style:style>
    <style:style style:name="co10" style:family="table-column">
      <style:table-column-properties fo:break-before="auto" style:column-width="19.6mm"/>
    </style:style>
    <style:style style:name="co11" style:family="table-column">
      <style:table-column-properties fo:break-before="auto" style:column-width="23.25mm"/>
    </style:style>
    <style:style style:name="co12" style:family="table-column">
      <style:table-column-properties fo:break-before="auto" style:column-width="18.47mm"/>
    </style:style>
    <style:style style:name="co13" style:family="table-column">
      <style:table-column-properties fo:break-before="auto" style:column-width="21.84mm"/>
    </style:style>
    <style:style style:name="co14" style:family="table-column">
      <style:table-column-properties fo:break-before="auto" style:column-width="22.95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12.1mm" fo:break-before="auto" style:use-optimal-row-height="true"/>
    </style:style>
    <style:style style:name="ta2" style:family="table" style:master-page-name="PageStyle_5f_Plan2">
      <style:table-properties table:display="true" style:writing-mode="lr-tb"/>
    </style:style>
    <style:style style:name="ta3" style:family="table" style:master-page-name="PageStyle_5f_Plan3">
      <style:table-properties table:display="true" style:writing-mode="lr-tb"/>
    </style:style>
    <style:style style:name="ta4" style:family="table" style:master-page-name="PageStyle_5f_Plan1">
      <style:table-properties table:display="true" style:writing-mode="lr-tb"/>
    </style:style>
    <style:style style:name="ce1" style:family="table-cell" style:parent-style-name="Default">
      <style:table-cell-properties style:cell-protect="protected" style:print-content="tru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3" style:family="table-cell" style:parent-style-name="Default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4" style:family="table-cell" style:parent-style-name="Default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5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6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7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8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9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0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1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2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lan1" table:style-name="ta4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8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Anexo 3.13. Remuneração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 table:number-columns-spanned="1" table:number-rows-spanned="3">
            <text:p>Matrícula</text:p>
          </table:table-cell>
          <table:table-cell table:style-name="ce2" office:value-type="string" calcext:value-type="string" table:number-columns-spanned="1" table:number-rows-spanned="3">
            <text:p>Nome</text:p>
          </table:table-cell>
          <table:table-cell table:style-name="ce2" office:value-type="string" calcext:value-type="string" table:number-columns-spanned="1" table:number-rows-spanned="3">
            <text:p>Cargo</text:p>
          </table:table-cell>
          <table:table-cell table:style-name="ce2" office:value-type="string" calcext:value-type="string" table:number-columns-spanned="1" table:number-rows-spanned="3">
            <text:p>Lotação</text:p>
          </table:table-cell>
          <table:table-cell table:style-name="ce2" office:value-type="string" calcext:value-type="string" table:number-columns-spanned="7" table:number-rows-spanned="1">
            <text:p>RENDIMENTOS</text:p>
          </table:table-cell>
          <table:covered-table-cell table:number-columns-repeated="6" table:style-name="ce2"/>
          <table:table-cell table:style-name="ce2" office:value-type="string" calcext:value-type="string" table:number-columns-spanned="4" table:number-rows-spanned="1">
            <text:p>DESCONTOS</text:p>
          </table:table-cell>
          <table:covered-table-cell table:number-columns-repeated="2" table:style-name="ce10"/>
          <table:covered-table-cell table:style-name="ce11"/>
          <table:table-cell table:style-name="ce4" office:value-type="string" calcext:value-type="string" table:number-columns-spanned="1" table:number-rows-spanned="3">
            <text:p>Rendimento Líquido Total <text:s text:c="11"/>(l)</text:p>
          </table:table-cell>
          <table:table-cell table:style-name="ce2" office:value-type="string" calcext:value-type="string" table:number-columns-spanned="5" table:number-rows-spanned="2">
            <text:p>INDENIZAÇÕES (m)</text:p>
          </table:table-cell>
          <table:covered-table-cell table:number-columns-repeated="4"/>
          <table:table-cell table:style-name="ce2" office:value-type="string" calcext:value-type="string" table:number-columns-spanned="9" table:number-rows-spanned="2">
            <text:p>OUTRAS REMUNERAÇÕES TEMPORÁRIAS (n)</text:p>
          </table:table-cell>
          <table:covered-table-cell table:number-columns-repeated="8"/>
          <table:table-cell table:number-columns-repeated="994"/>
        </table:table-row>
        <table:table-row table:style-name="ro2">
          <table:covered-table-cell table:number-columns-repeated="4" table:style-name="ce2"/>
          <table:table-cell table:style-name="ce3" office:value-type="string" calcext:value-type="string" table:number-columns-spanned="2" table:number-rows-spanned="1">
            <text:p>REMUNERAÇÃO BÁSICA</text:p>
          </table:table-cell>
          <table:covered-table-cell table:style-name="ce3"/>
          <table:table-cell table:style-name="ce5" office:value-type="string" calcext:value-type="string" table:number-columns-spanned="4" table:number-rows-spanned="1">
            <text:p>REMUNERAÇÃO EVENTUAL OU BÁSICA</text:p>
          </table:table-cell>
          <table:covered-table-cell table:number-columns-repeated="3" table:style-name="ce6"/>
          <table:table-cell table:style-name="ce4" office:value-type="string" calcext:value-type="string" table:number-columns-spanned="1" table:number-rows-spanned="2">
            <text:p>Total de Rendimentos Brutos <text:s text:c="21"/>(g)</text:p>
          </table:table-cell>
          <table:table-cell table:style-name="ce3" office:value-type="string" calcext:value-type="string" table:number-columns-spanned="3" table:number-rows-spanned="1">
            <text:p>OBRIGATÓRIOS/LEGAIS</text:p>
          </table:table-cell>
          <table:covered-table-cell table:number-columns-repeated="2" table:style-name="ce3"/>
          <table:table-cell table:style-name="ce4" office:value-type="string" calcext:value-type="string" table:number-columns-spanned="1" table:number-rows-spanned="2">
            <text:p>Total de Descontos <text:s text:c="209"/>(k)</text:p>
          </table:table-cell>
          <table:covered-table-cell table:style-name="ce12"/>
          <table:covered-table-cell table:number-columns-repeated="14"/>
          <table:table-cell table:number-columns-repeated="994"/>
        </table:table-row>
        <table:table-row table:style-name="ro3">
          <table:covered-table-cell table:number-columns-repeated="4" table:style-name="ce2"/>
          <table:table-cell table:style-name="ce4" office:value-type="string" calcext:value-type="string">
            <text:p>Remuneração do Cargo Efetivo <text:s text:c="16"/>(a)</text:p>
          </table:table-cell>
          <table:table-cell table:style-name="ce4" office:value-type="string" calcext:value-type="string">
            <text:p>Outras Verbas Remuneratórias, Legais ou Judiciais <text:s text:c="15"/>(b)</text:p>
          </table:table-cell>
          <table:table-cell table:style-name="ce4" office:value-type="string" calcext:value-type="string">
            <text:p>Função de Confiança ou Cargo em Comissão <text:s text:c="10"/>(c)</text:p>
          </table:table-cell>
          <table:table-cell table:style-name="ce4" office:value-type="string" calcext:value-type="string">
            <text:p>Gratificação Natalina <text:s text:c="13"/>(d)</text:p>
          </table:table-cell>
          <table:table-cell table:style-name="ce4" office:value-type="string" calcext:value-type="string">
            <text:p>Férias (1/3 constitucional) (e)</text:p>
          </table:table-cell>
          <table:table-cell table:style-name="ce7" office:value-type="string" calcext:value-type="string">
            <text:p>Abono de Permanência (f)</text:p>
          </table:table-cell>
          <table:covered-table-cell table:style-name="ce8"/>
          <table:table-cell table:style-name="ce9" office:value-type="string" calcext:value-type="string">
            <text:p>Contribuição Previdenciária (h)</text:p>
          </table:table-cell>
          <table:table-cell table:style-name="ce4" office:value-type="string" calcext:value-type="string">
            <text:p>Imposto de Renda <text:s text:c="19"/>(i)</text:p>
          </table:table-cell>
          <table:table-cell table:style-name="ce4" office:value-type="string" calcext:value-type="string">
            <text:p>Retenção por Teto Constitucional (j)</text:p>
          </table:table-cell>
          <table:covered-table-cell table:number-columns-repeated="2" table:style-name="ce8"/>
          <table:table-cell table:style-name="ce4" office:value-type="string" calcext:value-type="string">
            <text:p>Auxílio Alimentação</text:p>
          </table:table-cell>
          <table:table-cell table:style-name="ce4" office:value-type="string" calcext:value-type="string">
            <text:p>Auxílio Transporte</text:p>
          </table:table-cell>
          <table:table-cell table:style-name="ce4" office:value-type="string" calcext:value-type="string">
            <text:p>Auxílio Moradia</text:p>
          </table:table-cell>
          <table:table-cell table:style-name="ce4" office:value-type="string" calcext:value-type="string">
            <text:p>Férias Indenizadas</text:p>
          </table:table-cell>
          <table:table-cell table:style-name="ce4" office:value-type="string" calcext:value-type="string">
            <text:p>Férias Indenizadas de Estágio</text:p>
          </table:table-cell>
          <table:table-cell table:style-name="ce4" office:value-type="string" calcext:value-type="string">
            <text:p>Insalubridade</text:p>
          </table:table-cell>
          <table:table-cell table:style-name="ce4" office:value-type="string" calcext:value-type="string">
            <text:p>Remuneração Lei 6773</text:p>
          </table:table-cell>
          <table:table-cell table:style-name="ce4" office:value-type="string" calcext:value-type="string">
            <text:p>Remuneração Lei 6818</text:p>
          </table:table-cell>
          <table:table-cell table:style-name="ce4" office:value-type="string" calcext:value-type="string">
            <text:p>Diferença de Entrância</text:p>
          </table:table-cell>
          <table:table-cell table:style-name="ce4" office:value-type="string" calcext:value-type="string">
            <text:p>Remuneração Lei 6773 / Ato 09/2012</text:p>
          </table:table-cell>
          <table:table-cell table:style-name="ce4" office:value-type="string" calcext:value-type="string">
            <text:p>Remuneração Ato 11/2018</text:p>
          </table:table-cell>
          <table:table-cell table:style-name="ce4" office:value-type="string" calcext:value-type="string">
            <text:p>Coordenação de Grupos de Trabalho</text:p>
          </table:table-cell>
          <table:table-cell table:style-name="ce4" office:value-type="string" calcext:value-type="string">
            <text:p>Participação em Comissões e Projetos</text:p>
          </table:table-cell>
          <table:table-cell table:style-name="ce4" office:value-type="string" calcext:value-type="string">
            <text:p>Remuneração de Chefia / Direção / Assessoria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ADEZIA LIMA DE CARVALHO<text:s text:c="57"/></text:p>
          </table:table-cell>
          <table:table-cell office:value-type="string">
            <text:p>PROMOTOR DE 3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33689.16">
            <text:p>33.689,1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8483.82">
            <text:p>38.483,82</text:p>
          </table:table-cell>
          <table:table-cell office:value-type="float" office:value="3705.81">
            <text:p>3.705,81</text:p>
          </table:table-cell>
          <table:table-cell office:value-type="float" office:value="8487.80">
            <text:p>8.487,8</text:p>
          </table:table-cell>
          <table:table-cell office:value-type="float" office:value="0.00">
            <text:p>0</text:p>
          </table:table-cell>
          <table:table-cell office:value-type="float" office:value="12193.61">
            <text:p>12.193,61</text:p>
          </table:table-cell>
          <table:table-cell office:value-type="float" office:value="26290.21">
            <text:p>26.290,21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4042.70">
            <text:p>4.042,7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ADILZA INACIO DE FREITAS<text:s text:c="56"/></text:p>
          </table:table-cell>
          <table:table-cell office:value-type="string">
            <text:p>PROMOTOR DE 2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32004.70">
            <text:p>32.004,7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520.52">
            <text:p>3.520,52</text:p>
          </table:table-cell>
          <table:table-cell office:value-type="float" office:value="36277.18">
            <text:p>36.277,18</text:p>
          </table:table-cell>
          <table:table-cell office:value-type="float" office:value="3520.52">
            <text:p>3.520,52</text:p>
          </table:table-cell>
          <table:table-cell office:value-type="float" office:value="7827.66">
            <text:p>7.827,66</text:p>
          </table:table-cell>
          <table:table-cell office:value-type="float" office:value="0.00">
            <text:p>0</text:p>
          </table:table-cell>
          <table:table-cell office:value-type="float" office:value="11348.18">
            <text:p>11.348,18</text:p>
          </table:table-cell>
          <table:table-cell office:value-type="float" office:value="24929.00">
            <text:p>24.929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ADIVALDO BATISTA DE SOUZA JUNIOR<text:s text:c="48"/></text:p>
          </table:table-cell>
          <table:table-cell office:value-type="string">
            <text:p>PROMOTOR DE 3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33689.16">
            <text:p>33.689,1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40045.28">
            <text:p>40.045,28</text:p>
          </table:table-cell>
          <table:table-cell office:value-type="float" office:value="3692.28">
            <text:p>3.692,28</text:p>
          </table:table-cell>
          <table:table-cell office:value-type="float" office:value="8043.79">
            <text:p>8.043,79</text:p>
          </table:table-cell>
          <table:table-cell office:value-type="float" office:value="122.99">
            <text:p>122,99</text:p>
          </table:table-cell>
          <table:table-cell office:value-type="float" office:value="11736.07">
            <text:p>11.736,07</text:p>
          </table:table-cell>
          <table:table-cell office:value-type="float" office:value="28309.21">
            <text:p>28.309,21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684.46">
            <text:p>1.684,46</text:p>
          </table:table-cell>
          <table:table-cell office:value-type="float" office:value="1684.45">
            <text:p>1.684,45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2358.24">
            <text:p>2.358,24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ADRIANA ACCIOLY DE LIMA VILELA<text:s text:c="50"/></text:p>
          </table:table-cell>
          <table:table-cell office:value-type="string">
            <text:p>PROMOTOR DE 3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33689.16">
            <text:p>33.689,1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6125.58">
            <text:p>36.125,58</text:p>
          </table:table-cell>
          <table:table-cell office:value-type="float" office:value="3705.81">
            <text:p>3.705,81</text:p>
          </table:table-cell>
          <table:table-cell office:value-type="float" office:value="7839.29">
            <text:p>7.839,29</text:p>
          </table:table-cell>
          <table:table-cell office:value-type="float" office:value="0.00">
            <text:p>0</text:p>
          </table:table-cell>
          <table:table-cell office:value-type="float" office:value="11545.10">
            <text:p>11.545,1</text:p>
          </table:table-cell>
          <table:table-cell office:value-type="float" office:value="24580.48">
            <text:p>24.580,48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684.46">
            <text:p>1.684,4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ADRIANA GOMES MOREIRA DOS SANTOS<text:s text:c="48"/></text:p>
          </table:table-cell>
          <table:table-cell office:value-type="string">
            <text:p>PROMOTOR DE 3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33689.16">
            <text:p>33.689,1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40045.28">
            <text:p>40.045,28</text:p>
          </table:table-cell>
          <table:table-cell office:value-type="float" office:value="3581.10">
            <text:p>3.581,1</text:p>
          </table:table-cell>
          <table:table-cell office:value-type="float" office:value="8847.23">
            <text:p>8.847,23</text:p>
          </table:table-cell>
          <table:table-cell office:value-type="float" office:value="1133.68">
            <text:p>1.133,68</text:p>
          </table:table-cell>
          <table:table-cell office:value-type="float" office:value="12428.33">
            <text:p>12.428,33</text:p>
          </table:table-cell>
          <table:table-cell office:value-type="float" office:value="27616.95">
            <text:p>27.616,95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368.92">
            <text:p>3.368,92</text:p>
          </table:table-cell>
          <table:table-cell office:value-type="float" office:value="3368.92">
            <text:p>3.368,92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ADRIANA MARIA DE VASCONCELOS FEIJO<text:s text:c="46"/></text:p>
          </table:table-cell>
          <table:table-cell office:value-type="string">
            <text:p>PROMOTOR DE 3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33689.16">
            <text:p>33.689,1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4441.12">
            <text:p>34.441,12</text:p>
          </table:table-cell>
          <table:table-cell office:value-type="float" office:value="3705.81">
            <text:p>3.705,81</text:p>
          </table:table-cell>
          <table:table-cell office:value-type="float" office:value="7271.79">
            <text:p>7.271,79</text:p>
          </table:table-cell>
          <table:table-cell office:value-type="float" office:value="0.00">
            <text:p>0</text:p>
          </table:table-cell>
          <table:table-cell office:value-type="float" office:value="10977.60">
            <text:p>10.977,6</text:p>
          </table:table-cell>
          <table:table-cell office:value-type="float" office:value="23463.52">
            <text:p>23.463,52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ADRIANO JORGE CORREIA DE BARROS LIMA<text:s text:c="44"/></text:p>
          </table:table-cell>
          <table:table-cell office:value-type="string">
            <text:p>PROMOTOR DE 2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32004.70">
            <text:p>32.004,7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5423.71">
            <text:p>35.423,71</text:p>
          </table:table-cell>
          <table:table-cell office:value-type="float" office:value="3520.52">
            <text:p>3.520,52</text:p>
          </table:table-cell>
          <table:table-cell office:value-type="float" office:value="7645.09">
            <text:p>7.645,09</text:p>
          </table:table-cell>
          <table:table-cell office:value-type="float" office:value="0.00">
            <text:p>0</text:p>
          </table:table-cell>
          <table:table-cell office:value-type="float" office:value="11165.61">
            <text:p>11.165,61</text:p>
          </table:table-cell>
          <table:table-cell office:value-type="float" office:value="24258.10">
            <text:p>24.258,1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426.72">
            <text:p>426,72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2240.33">
            <text:p>2.240,3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ALBA LUCIA TORRES DE OLIVEIRA<text:s text:c="51"/></text:p>
          </table:table-cell>
          <table:table-cell office:value-type="string">
            <text:p>PROMOTOR DE 3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33689.16">
            <text:p>33.689,1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705.81">
            <text:p>3.705,81</text:p>
          </table:table-cell>
          <table:table-cell office:value-type="float" office:value="38146.93">
            <text:p>38.146,93</text:p>
          </table:table-cell>
          <table:table-cell office:value-type="float" office:value="3705.81">
            <text:p>3.705,81</text:p>
          </table:table-cell>
          <table:table-cell office:value-type="float" office:value="8290.88">
            <text:p>8.290,88</text:p>
          </table:table-cell>
          <table:table-cell office:value-type="float" office:value="0.00">
            <text:p>0</text:p>
          </table:table-cell>
          <table:table-cell office:value-type="float" office:value="11996.69">
            <text:p>11.996,69</text:p>
          </table:table-cell>
          <table:table-cell office:value-type="float" office:value="26150.24">
            <text:p>26.150,24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ALBERTO FONSECA<text:s text:c="65"/></text:p>
          </table:table-cell>
          <table:table-cell office:value-type="string">
            <text:p>PROMOTOR DE 3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33689.16">
            <text:p>33.689,1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6125.58">
            <text:p>36.125,58</text:p>
          </table:table-cell>
          <table:table-cell office:value-type="float" office:value="3705.81">
            <text:p>3.705,81</text:p>
          </table:table-cell>
          <table:table-cell office:value-type="float" office:value="7787.15">
            <text:p>7.787,15</text:p>
          </table:table-cell>
          <table:table-cell office:value-type="float" office:value="0.00">
            <text:p>0</text:p>
          </table:table-cell>
          <table:table-cell office:value-type="float" office:value="11492.96">
            <text:p>11.492,96</text:p>
          </table:table-cell>
          <table:table-cell office:value-type="float" office:value="24632.62">
            <text:p>24.632,62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684.46">
            <text:p>1.684,46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ALBERTO TENORIO VIEIRA<text:s text:c="58"/></text:p>
          </table:table-cell>
          <table:table-cell office:value-type="string">
            <text:p>PROMOTOR DE 3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33689.16">
            <text:p>33.689,1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705.81">
            <text:p>3.705,81</text:p>
          </table:table-cell>
          <table:table-cell office:value-type="float" office:value="38146.93">
            <text:p>38.146,93</text:p>
          </table:table-cell>
          <table:table-cell office:value-type="float" office:value="3705.81">
            <text:p>3.705,81</text:p>
          </table:table-cell>
          <table:table-cell office:value-type="float" office:value="7142.54">
            <text:p>7.142,54</text:p>
          </table:table-cell>
          <table:table-cell office:value-type="float" office:value="0.00">
            <text:p>0</text:p>
          </table:table-cell>
          <table:table-cell office:value-type="float" office:value="10848.35">
            <text:p>10.848,35</text:p>
          </table:table-cell>
          <table:table-cell office:value-type="float" office:value="27298.58">
            <text:p>27.298,58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ALEX ALMEIDA SILVA<text:s text:c="62"/></text:p>
          </table:table-cell>
          <table:table-cell office:value-type="string">
            <text:p>PROMOTOR DE 1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30404.46">
            <text:p>30.404,4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0133.81">
            <text:p>10.133,81</text:p>
          </table:table-cell>
          <table:table-cell office:value-type="float" office:value="0.00">
            <text:p>0</text:p>
          </table:table-cell>
          <table:table-cell office:value-type="float" office:value="42810.45">
            <text:p>42.810,45</text:p>
          </table:table-cell>
          <table:table-cell office:value-type="float" office:value="3344.49">
            <text:p>3.344,49</text:p>
          </table:table-cell>
          <table:table-cell office:value-type="float" office:value="8907.63">
            <text:p>8.907,63</text:p>
          </table:table-cell>
          <table:table-cell office:value-type="float" office:value="0.00">
            <text:p>0</text:p>
          </table:table-cell>
          <table:table-cell office:value-type="float" office:value="12252.12">
            <text:p>12.252,12</text:p>
          </table:table-cell>
          <table:table-cell office:value-type="float" office:value="30558.33">
            <text:p>30.558,33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520.22">
            <text:p>1.520,22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ALEXANDRA BEURLEN<text:s text:c="63"/></text:p>
          </table:table-cell>
          <table:table-cell office:value-type="string">
            <text:p>PROMOTOR DE 3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33689.16">
            <text:p>33.689,1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7810.04">
            <text:p>37.810,04</text:p>
          </table:table-cell>
          <table:table-cell office:value-type="float" office:value="3705.81">
            <text:p>3.705,81</text:p>
          </table:table-cell>
          <table:table-cell office:value-type="float" office:value="8250.38">
            <text:p>8.250,38</text:p>
          </table:table-cell>
          <table:table-cell office:value-type="float" office:value="0.00">
            <text:p>0</text:p>
          </table:table-cell>
          <table:table-cell office:value-type="float" office:value="11956.19">
            <text:p>11.956,19</text:p>
          </table:table-cell>
          <table:table-cell office:value-type="float" office:value="25853.85">
            <text:p>25.853,85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368.92">
            <text:p>3.368,92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ALFREDO GASPAR DE MENDONCA NETO<text:s text:c="49"/></text:p>
          </table:table-cell>
          <table:table-cell office:value-type="string">
            <text:p>PROCURADOR DE JUSTICA<text:s text:c="19"/></text:p>
          </table:table-cell>
          <table:table-cell office:value-type="string">
            <text:p>PROMOTORES DE JUSTICA<text:s text:c="19"/></text:p>
          </table:table-cell>
          <table:table-cell office:value-type="float" office:value="35462.27">
            <text:p>35.462,27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40045.28">
            <text:p>40.045,28</text:p>
          </table:table-cell>
          <table:table-cell office:value-type="float" office:value="3542.10">
            <text:p>3.542,1</text:p>
          </table:table-cell>
          <table:table-cell office:value-type="float" office:value="8857.95">
            <text:p>8.857,95</text:p>
          </table:table-cell>
          <table:table-cell office:value-type="float" office:value="3261.40">
            <text:p>3.261,4</text:p>
          </table:table-cell>
          <table:table-cell office:value-type="float" office:value="12400.05">
            <text:p>12.400,05</text:p>
          </table:table-cell>
          <table:table-cell office:value-type="float" office:value="27645.23">
            <text:p>27.645,23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7092.45">
            <text:p>7.092,45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ALMIR JOSE CRESCENCIO<text:s text:c="59"/></text:p>
          </table:table-cell>
          <table:table-cell office:value-type="string">
            <text:p>CHEFE DE GAB DO PROC GERAL DE JUSTIÇA<text:s text:c="3"/></text:p>
          </table:table-cell>
          <table:table-cell office:value-type="string">
            <text:p>PROMOTORES DE JUSTICA<text:s text:c="19"/></text:p>
          </table:table-cell>
          <table:table-cell office:value-type="float" office:value="33689.16">
            <text:p>33.689,16</text:p>
          </table:table-cell>
          <table:table-cell office:value-type="float" office:value="0.00">
            <text:p>0</text:p>
          </table:table-cell>
          <table:table-cell office:value-type="float" office:value="7382.86">
            <text:p>7.382,8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510.15">
            <text:p>3.510,15</text:p>
          </table:table-cell>
          <table:table-cell office:value-type="float" office:value="43555.43">
            <text:p>43.555,43</text:p>
          </table:table-cell>
          <table:table-cell office:value-type="float" office:value="3510.15">
            <text:p>3.510,15</text:p>
          </table:table-cell>
          <table:table-cell office:value-type="float" office:value="9496.30">
            <text:p>9.496,3</text:p>
          </table:table-cell>
          <table:table-cell office:value-type="float" office:value="1778.70">
            <text:p>1.778,7</text:p>
          </table:table-cell>
          <table:table-cell office:value-type="float" office:value="13006.45">
            <text:p>13.006,45</text:p>
          </table:table-cell>
          <table:table-cell office:value-type="float" office:value="30548.98">
            <text:p>30.548,98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AMELIA ADRIANA DE CARVALHO CAMPELO<text:s text:c="46"/></text:p>
          </table:table-cell>
          <table:table-cell office:value-type="string">
            <text:p>PROMOTOR DE 2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32004.70">
            <text:p>32.004,7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2756.66">
            <text:p>32.756,66</text:p>
          </table:table-cell>
          <table:table-cell office:value-type="float" office:value="3520.52">
            <text:p>3.520,52</text:p>
          </table:table-cell>
          <table:table-cell office:value-type="float" office:value="6911.65">
            <text:p>6.911,65</text:p>
          </table:table-cell>
          <table:table-cell office:value-type="float" office:value="0.00">
            <text:p>0</text:p>
          </table:table-cell>
          <table:table-cell office:value-type="float" office:value="10432.17">
            <text:p>10.432,17</text:p>
          </table:table-cell>
          <table:table-cell office:value-type="float" office:value="22324.49">
            <text:p>22.324,49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ANA CECILIA DE MORAES E SILVA DANTAS<text:s text:c="44"/></text:p>
          </table:table-cell>
          <table:table-cell office:value-type="string">
            <text:p>PROMOTOR DE 1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30404.46">
            <text:p>30.404,4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5961.34">
            <text:p>35.961,34</text:p>
          </table:table-cell>
          <table:table-cell office:value-type="float" office:value="3344.49">
            <text:p>3.344,49</text:p>
          </table:table-cell>
          <table:table-cell office:value-type="float" office:value="7789.21">
            <text:p>7.789,21</text:p>
          </table:table-cell>
          <table:table-cell office:value-type="float" office:value="0.00">
            <text:p>0</text:p>
          </table:table-cell>
          <table:table-cell office:value-type="float" office:value="11133.70">
            <text:p>11.133,7</text:p>
          </table:table-cell>
          <table:table-cell office:value-type="float" office:value="24827.64">
            <text:p>24.827,64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520.22">
            <text:p>1.520,22</text:p>
          </table:table-cell>
          <table:table-cell office:value-type="float" office:value="0.00">
            <text:p>0</text:p>
          </table:table-cell>
          <table:table-cell office:value-type="float" office:value="3284.70">
            <text:p>3.284,7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ANDERSON CLAUDIO DE ALMEIDA BARBOSA<text:s text:c="45"/></text:p>
          </table:table-cell>
          <table:table-cell office:value-type="string">
            <text:p>PROMOTOR DE 3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33689.16">
            <text:p>33.689,1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4441.12">
            <text:p>34.441,12</text:p>
          </table:table-cell>
          <table:table-cell office:value-type="float" office:value="3705.81">
            <text:p>3.705,81</text:p>
          </table:table-cell>
          <table:table-cell office:value-type="float" office:value="7376.06">
            <text:p>7.376,06</text:p>
          </table:table-cell>
          <table:table-cell office:value-type="float" office:value="0.00">
            <text:p>0</text:p>
          </table:table-cell>
          <table:table-cell office:value-type="float" office:value="11081.87">
            <text:p>11.081,87</text:p>
          </table:table-cell>
          <table:table-cell office:value-type="float" office:value="23359.25">
            <text:p>23.359,25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ANDRESON CHARLES SILVA CHAVES<text:s text:c="51"/></text:p>
          </table:table-cell>
          <table:table-cell office:value-type="string">
            <text:p>PROMOTOR DE 1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30404.46">
            <text:p>30.404,4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4441.12">
            <text:p>34.441,12</text:p>
          </table:table-cell>
          <table:table-cell office:value-type="float" office:value="3344.49">
            <text:p>3.344,49</text:p>
          </table:table-cell>
          <table:table-cell office:value-type="float" office:value="7319.01">
            <text:p>7.319,01</text:p>
          </table:table-cell>
          <table:table-cell office:value-type="float" office:value="0.00">
            <text:p>0</text:p>
          </table:table-cell>
          <table:table-cell office:value-type="float" office:value="10663.50">
            <text:p>10.663,5</text:p>
          </table:table-cell>
          <table:table-cell office:value-type="float" office:value="23777.62">
            <text:p>23.777,62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284.70">
            <text:p>3.284,7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ANTIOGENES MARQUES DE LIRA<text:s text:c="54"/></text:p>
          </table:table-cell>
          <table:table-cell office:value-type="string">
            <text:p>PROCURADOR DE JUSTICA<text:s text:c="19"/></text:p>
          </table:table-cell>
          <table:table-cell office:value-type="string">
            <text:p>PROCURADORES ATIVOS<text:s text:c="21"/></text:p>
          </table:table-cell>
          <table:table-cell office:value-type="float" office:value="35462.27">
            <text:p>35.462,27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815.16">
            <text:p>3.815,16</text:p>
          </table:table-cell>
          <table:table-cell office:value-type="float" office:value="43860.44">
            <text:p>43.860,44</text:p>
          </table:table-cell>
          <table:table-cell office:value-type="float" office:value="3815.16">
            <text:p>3.815,16</text:p>
          </table:table-cell>
          <table:table-cell office:value-type="float" office:value="9832.03">
            <text:p>9.832,03</text:p>
          </table:table-cell>
          <table:table-cell office:value-type="float" office:value="779.04">
            <text:p>779,04</text:p>
          </table:table-cell>
          <table:table-cell office:value-type="float" office:value="13647.19">
            <text:p>13.647,19</text:p>
          </table:table-cell>
          <table:table-cell office:value-type="float" office:value="30213.25">
            <text:p>30.213,25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773.11">
            <text:p>1.773,11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2836.98">
            <text:p>2.836,98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ANTONIO ARECIPPO DE BARROS TEIXEIRA NETO<text:s text:c="40"/></text:p>
          </table:table-cell>
          <table:table-cell office:value-type="string">
            <text:p>PROCURADOR DE JUSTICA<text:s text:c="19"/></text:p>
          </table:table-cell>
          <table:table-cell office:value-type="string">
            <text:p>PROCURADORES ATIVOS<text:s text:c="21"/></text:p>
          </table:table-cell>
          <table:table-cell office:value-type="float" office:value="35462.27">
            <text:p>35.462,27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900.85">
            <text:p>3.900,85</text:p>
          </table:table-cell>
          <table:table-cell office:value-type="float" office:value="43661.30">
            <text:p>43.661,3</text:p>
          </table:table-cell>
          <table:table-cell office:value-type="float" office:value="3900.85">
            <text:p>3.900,85</text:p>
          </table:table-cell>
          <table:table-cell office:value-type="float" office:value="8785.24">
            <text:p>8.785,24</text:p>
          </table:table-cell>
          <table:table-cell office:value-type="float" office:value="0.00">
            <text:p>0</text:p>
          </table:table-cell>
          <table:table-cell office:value-type="float" office:value="12686.09">
            <text:p>12.686,09</text:p>
          </table:table-cell>
          <table:table-cell office:value-type="float" office:value="30975.21">
            <text:p>30.975,21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773.11">
            <text:p>1.773,11</text:p>
          </table:table-cell>
          <table:table-cell office:value-type="float" office:value="1773.11">
            <text:p>1.773,11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ANTONIO JORGE SODRE VALENTIM DE SOUZA<text:s text:c="43"/></text:p>
          </table:table-cell>
          <table:table-cell office:value-type="string">
            <text:p>PROMOTOR DE 3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33689.16">
            <text:p>33.689,1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705.81">
            <text:p>3.705,81</text:p>
          </table:table-cell>
          <table:table-cell office:value-type="float" office:value="38146.93">
            <text:p>38.146,93</text:p>
          </table:table-cell>
          <table:table-cell office:value-type="float" office:value="3705.81">
            <text:p>3.705,81</text:p>
          </table:table-cell>
          <table:table-cell office:value-type="float" office:value="8343.02">
            <text:p>8.343,02</text:p>
          </table:table-cell>
          <table:table-cell office:value-type="float" office:value="0.00">
            <text:p>0</text:p>
          </table:table-cell>
          <table:table-cell office:value-type="float" office:value="12048.83">
            <text:p>12.048,83</text:p>
          </table:table-cell>
          <table:table-cell office:value-type="float" office:value="26098.10">
            <text:p>26.098,1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ANTONIO LUIS VILAS BOAS SOUSA<text:s text:c="51"/></text:p>
          </table:table-cell>
          <table:table-cell office:value-type="string">
            <text:p>PROMOTOR DE 2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32004.70">
            <text:p>32.004,7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520.52">
            <text:p>3.520,52</text:p>
          </table:table-cell>
          <table:table-cell office:value-type="float" office:value="39561.88">
            <text:p>39.561,88</text:p>
          </table:table-cell>
          <table:table-cell office:value-type="float" office:value="3520.52">
            <text:p>3.520,52</text:p>
          </table:table-cell>
          <table:table-cell office:value-type="float" office:value="8730.95">
            <text:p>8.730,95</text:p>
          </table:table-cell>
          <table:table-cell office:value-type="float" office:value="0.00">
            <text:p>0</text:p>
          </table:table-cell>
          <table:table-cell office:value-type="float" office:value="12251.47">
            <text:p>12.251,47</text:p>
          </table:table-cell>
          <table:table-cell office:value-type="float" office:value="27310.41">
            <text:p>27.310,41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600.24">
            <text:p>1.600,24</text:p>
          </table:table-cell>
          <table:table-cell office:value-type="float" office:value="0.00">
            <text:p>0</text:p>
          </table:table-cell>
          <table:table-cell office:value-type="float" office:value="1684.46">
            <text:p>1.684,4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ANTONIO LUIZ DOS SANTOS FILHO<text:s text:c="51"/></text:p>
          </table:table-cell>
          <table:table-cell office:value-type="string">
            <text:p>PROMOTOR DE 3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33689.16">
            <text:p>33.689,1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705.81">
            <text:p>3.705,81</text:p>
          </table:table-cell>
          <table:table-cell office:value-type="float" office:value="42189.63">
            <text:p>42.189,63</text:p>
          </table:table-cell>
          <table:table-cell office:value-type="float" office:value="3705.81">
            <text:p>3.705,81</text:p>
          </table:table-cell>
          <table:table-cell office:value-type="float" office:value="9402.63">
            <text:p>9.402,63</text:p>
          </table:table-cell>
          <table:table-cell office:value-type="float" office:value="0.00">
            <text:p>0</text:p>
          </table:table-cell>
          <table:table-cell office:value-type="float" office:value="13108.44">
            <text:p>13.108,44</text:p>
          </table:table-cell>
          <table:table-cell office:value-type="float" office:value="29081.19">
            <text:p>29.081,19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4042.70">
            <text:p>4.042,7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ARIADNE DANTAS MENESES<text:s text:c="58"/></text:p>
          </table:table-cell>
          <table:table-cell office:value-type="string">
            <text:p>PROMOTOR DE 1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30404.46">
            <text:p>30.404,4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4441.12">
            <text:p>34.441,12</text:p>
          </table:table-cell>
          <table:table-cell office:value-type="float" office:value="3344.49">
            <text:p>3.344,49</text:p>
          </table:table-cell>
          <table:table-cell office:value-type="float" office:value="7475.42">
            <text:p>7.475,42</text:p>
          </table:table-cell>
          <table:table-cell office:value-type="float" office:value="0.00">
            <text:p>0</text:p>
          </table:table-cell>
          <table:table-cell office:value-type="float" office:value="10819.91">
            <text:p>10.819,91</text:p>
          </table:table-cell>
          <table:table-cell office:value-type="float" office:value="23621.21">
            <text:p>23.621,21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284.70">
            <text:p>3.284,7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ARLEN SILVA BRITO<text:s text:c="63"/></text:p>
          </table:table-cell>
          <table:table-cell office:value-type="string">
            <text:p>PROMOTOR DE 1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30404.46">
            <text:p>30.404,4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4441.12">
            <text:p>34.441,12</text:p>
          </table:table-cell>
          <table:table-cell office:value-type="float" office:value="3344.49">
            <text:p>3.344,49</text:p>
          </table:table-cell>
          <table:table-cell office:value-type="float" office:value="7475.42">
            <text:p>7.475,42</text:p>
          </table:table-cell>
          <table:table-cell office:value-type="float" office:value="0.00">
            <text:p>0</text:p>
          </table:table-cell>
          <table:table-cell office:value-type="float" office:value="10819.91">
            <text:p>10.819,91</text:p>
          </table:table-cell>
          <table:table-cell office:value-type="float" office:value="23621.21">
            <text:p>23.621,21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284.70">
            <text:p>3.284,7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ARY DE MEDEIROS LAGES FILHO<text:s text:c="53"/></text:p>
          </table:table-cell>
          <table:table-cell office:value-type="string">
            <text:p>PROMOTOR DE 1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30404.46">
            <text:p>30.404,4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4441.12">
            <text:p>34.441,12</text:p>
          </table:table-cell>
          <table:table-cell office:value-type="float" office:value="3344.49">
            <text:p>3.344,49</text:p>
          </table:table-cell>
          <table:table-cell office:value-type="float" office:value="7475.42">
            <text:p>7.475,42</text:p>
          </table:table-cell>
          <table:table-cell office:value-type="float" office:value="0.00">
            <text:p>0</text:p>
          </table:table-cell>
          <table:table-cell office:value-type="float" office:value="10819.91">
            <text:p>10.819,91</text:p>
          </table:table-cell>
          <table:table-cell office:value-type="float" office:value="23621.21">
            <text:p>23.621,21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284.70">
            <text:p>3.284,7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BOLIVAR CRUZ FERRO<text:s text:c="62"/></text:p>
          </table:table-cell>
          <table:table-cell office:value-type="string">
            <text:p>PROMOTOR DE 2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32004.70">
            <text:p>32.004,7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4356.90">
            <text:p>34.356,9</text:p>
          </table:table-cell>
          <table:table-cell office:value-type="float" office:value="3520.52">
            <text:p>3.520,52</text:p>
          </table:table-cell>
          <table:table-cell office:value-type="float" office:value="5115.52">
            <text:p>5.115,52</text:p>
          </table:table-cell>
          <table:table-cell office:value-type="float" office:value="0.00">
            <text:p>0</text:p>
          </table:table-cell>
          <table:table-cell office:value-type="float" office:value="8636.04">
            <text:p>8.636,04</text:p>
          </table:table-cell>
          <table:table-cell office:value-type="float" office:value="25720.86">
            <text:p>25.720,86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600.24">
            <text:p>1.600,24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SUPLEMENTAR 1<text:s text:c="11"/></text:p>
          </table:table-cell>
          <table:table-cell office:value-type="string">
            <text:p>BRUNO DE SOUZA MARTINS BAPTISTA<text:s text:c="49"/></text:p>
          </table:table-cell>
          <table:table-cell office:value-type="string">
            <text:p>PROMOTOR DE 2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2077.87">
            <text:p>2.077,87</text:p>
          </table:table-cell>
          <table:table-cell office:value-type="float" office:value="0.00">
            <text:p>0</text:p>
          </table:table-cell>
          <table:table-cell office:value-type="float" office:value="571.42">
            <text:p>571,42</text:p>
          </table:table-cell>
          <table:table-cell office:value-type="float" office:value="0.00">
            <text:p>0</text:p>
          </table:table-cell>
          <table:table-cell office:value-type="float" office:value="571.42">
            <text:p>571,42</text:p>
          </table:table-cell>
          <table:table-cell office:value-type="float" office:value="1506.45">
            <text:p>1.506,45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2077.87">
            <text:p>2.077,87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BRUNO DE SOUZA MARTINS BAPTISTA<text:s text:c="49"/></text:p>
          </table:table-cell>
          <table:table-cell office:value-type="string">
            <text:p>PROMOTOR DE 2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32004.70">
            <text:p>32.004,7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4441.12">
            <text:p>34.441,12</text:p>
          </table:table-cell>
          <table:table-cell office:value-type="float" office:value="3520.52">
            <text:p>3.520,52</text:p>
          </table:table-cell>
          <table:table-cell office:value-type="float" office:value="7427.02">
            <text:p>7.427,02</text:p>
          </table:table-cell>
          <table:table-cell office:value-type="float" office:value="0.00">
            <text:p>0</text:p>
          </table:table-cell>
          <table:table-cell office:value-type="float" office:value="10947.54">
            <text:p>10.947,54</text:p>
          </table:table-cell>
          <table:table-cell office:value-type="float" office:value="23493.58">
            <text:p>23.493,58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684.46">
            <text:p>1.684,4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CARLOS ALBERTO ALVES DE MELO<text:s text:c="52"/></text:p>
          </table:table-cell>
          <table:table-cell office:value-type="string">
            <text:p>PROMOTOR DE 3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33689.16">
            <text:p>33.689,1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705.81">
            <text:p>3.705,81</text:p>
          </table:table-cell>
          <table:table-cell office:value-type="float" office:value="38146.93">
            <text:p>38.146,93</text:p>
          </table:table-cell>
          <table:table-cell office:value-type="float" office:value="3705.81">
            <text:p>3.705,81</text:p>
          </table:table-cell>
          <table:table-cell office:value-type="float" office:value="8290.88">
            <text:p>8.290,88</text:p>
          </table:table-cell>
          <table:table-cell office:value-type="float" office:value="0.00">
            <text:p>0</text:p>
          </table:table-cell>
          <table:table-cell office:value-type="float" office:value="11996.69">
            <text:p>11.996,69</text:p>
          </table:table-cell>
          <table:table-cell office:value-type="float" office:value="26150.24">
            <text:p>26.150,24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CARLOS DAVI LOPES CORREIA LIMA<text:s text:c="50"/></text:p>
          </table:table-cell>
          <table:table-cell office:value-type="string">
            <text:p>PROMOTOR DE 2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32004.70">
            <text:p>32.004,7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8281.78">
            <text:p>38.281,78</text:p>
          </table:table-cell>
          <table:table-cell office:value-type="float" office:value="3520.52">
            <text:p>3.520,52</text:p>
          </table:table-cell>
          <table:table-cell office:value-type="float" office:value="8483.20">
            <text:p>8.483,2</text:p>
          </table:table-cell>
          <table:table-cell office:value-type="float" office:value="0.00">
            <text:p>0</text:p>
          </table:table-cell>
          <table:table-cell office:value-type="float" office:value="12003.72">
            <text:p>12.003,72</text:p>
          </table:table-cell>
          <table:table-cell office:value-type="float" office:value="26278.06">
            <text:p>26.278,06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600.23">
            <text:p>1.600,23</text:p>
          </table:table-cell>
          <table:table-cell office:value-type="float" office:value="1684.56">
            <text:p>1.684,56</text:p>
          </table:table-cell>
          <table:table-cell office:value-type="float" office:value="0.00">
            <text:p>0</text:p>
          </table:table-cell>
          <table:table-cell office:value-type="float" office:value="2240.33">
            <text:p>2.240,3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CARLOS EDUARDO BALTAR MAIA<text:s text:c="54"/></text:p>
          </table:table-cell>
          <table:table-cell office:value-type="string">
            <text:p>PROMOTOR DE 2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32004.70">
            <text:p>32.004,7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520.52">
            <text:p>3.520,52</text:p>
          </table:table-cell>
          <table:table-cell office:value-type="float" office:value="36277.18">
            <text:p>36.277,18</text:p>
          </table:table-cell>
          <table:table-cell office:value-type="float" office:value="3520.52">
            <text:p>3.520,52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520.52">
            <text:p>3.520,52</text:p>
          </table:table-cell>
          <table:table-cell office:value-type="float" office:value="32756.66">
            <text:p>32.756,66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CARLOS OMENA SIMOES<text:s text:c="61"/></text:p>
          </table:table-cell>
          <table:table-cell office:value-type="string">
            <text:p>PROMOTOR DE 3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33689.16">
            <text:p>33.689,1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8483.82">
            <text:p>38.483,82</text:p>
          </table:table-cell>
          <table:table-cell office:value-type="float" office:value="3705.81">
            <text:p>3.705,81</text:p>
          </table:table-cell>
          <table:table-cell office:value-type="float" office:value="8383.53">
            <text:p>8.383,53</text:p>
          </table:table-cell>
          <table:table-cell office:value-type="float" office:value="0.00">
            <text:p>0</text:p>
          </table:table-cell>
          <table:table-cell office:value-type="float" office:value="12089.34">
            <text:p>12.089,34</text:p>
          </table:table-cell>
          <table:table-cell office:value-type="float" office:value="26394.48">
            <text:p>26.394,48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4042.70">
            <text:p>4.042,7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CARLOS TADEU VILANOVA BARROS<text:s text:c="52"/></text:p>
          </table:table-cell>
          <table:table-cell office:value-type="string">
            <text:p>PROMOTOR DE 3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33689.16">
            <text:p>33.689,1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705.81">
            <text:p>3.705,81</text:p>
          </table:table-cell>
          <table:table-cell office:value-type="float" office:value="38146.93">
            <text:p>38.146,93</text:p>
          </table:table-cell>
          <table:table-cell office:value-type="float" office:value="3705.81">
            <text:p>3.705,81</text:p>
          </table:table-cell>
          <table:table-cell office:value-type="float" office:value="8290.88">
            <text:p>8.290,88</text:p>
          </table:table-cell>
          <table:table-cell office:value-type="float" office:value="0.00">
            <text:p>0</text:p>
          </table:table-cell>
          <table:table-cell office:value-type="float" office:value="11996.69">
            <text:p>11.996,69</text:p>
          </table:table-cell>
          <table:table-cell office:value-type="float" office:value="26150.24">
            <text:p>26.150,24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CARMEN SYLVIA NOGUEIRA SARMENTO<text:s text:c="49"/></text:p>
          </table:table-cell>
          <table:table-cell office:value-type="string">
            <text:p>PROMOTOR DE 2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32004.70">
            <text:p>32.004,7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520.52">
            <text:p>3.520,52</text:p>
          </table:table-cell>
          <table:table-cell office:value-type="float" office:value="36277.18">
            <text:p>36.277,18</text:p>
          </table:table-cell>
          <table:table-cell office:value-type="float" office:value="3520.52">
            <text:p>3.520,52</text:p>
          </table:table-cell>
          <table:table-cell office:value-type="float" office:value="7827.66">
            <text:p>7.827,66</text:p>
          </table:table-cell>
          <table:table-cell office:value-type="float" office:value="0.00">
            <text:p>0</text:p>
          </table:table-cell>
          <table:table-cell office:value-type="float" office:value="11348.18">
            <text:p>11.348,18</text:p>
          </table:table-cell>
          <table:table-cell office:value-type="float" office:value="24929.00">
            <text:p>24.929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CINTIA CALUMBY DA SILVA COUTINHO<text:s text:c="48"/></text:p>
          </table:table-cell>
          <table:table-cell office:value-type="string">
            <text:p>PROMOTOR DE 2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32004.70">
            <text:p>32.004,7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6521.51">
            <text:p>36.521,51</text:p>
          </table:table-cell>
          <table:table-cell office:value-type="float" office:value="3520.52">
            <text:p>3.520,52</text:p>
          </table:table-cell>
          <table:table-cell office:value-type="float" office:value="7946.99">
            <text:p>7.946,99</text:p>
          </table:table-cell>
          <table:table-cell office:value-type="float" office:value="0.00">
            <text:p>0</text:p>
          </table:table-cell>
          <table:table-cell office:value-type="float" office:value="11467.51">
            <text:p>11.467,51</text:p>
          </table:table-cell>
          <table:table-cell office:value-type="float" office:value="25054.00">
            <text:p>25.054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2080.29">
            <text:p>2.080,29</text:p>
          </table:table-cell>
          <table:table-cell office:value-type="float" office:value="0.00">
            <text:p>0</text:p>
          </table:table-cell>
          <table:table-cell office:value-type="float" office:value="1684.56">
            <text:p>1.684,5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CLAUDIO JOSE BRANDAO SA<text:s text:c="57"/></text:p>
          </table:table-cell>
          <table:table-cell office:value-type="string">
            <text:p>PROMOTOR DE 3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33689.16">
            <text:p>33.689,1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1228.60">
            <text:p>11.228,6</text:p>
          </table:table-cell>
          <table:table-cell office:value-type="float" office:value="3705.81">
            <text:p>3.705,81</text:p>
          </table:table-cell>
          <table:table-cell office:value-type="float" office:value="54428.91">
            <text:p>54.428,91</text:p>
          </table:table-cell>
          <table:table-cell office:value-type="float" office:value="3705.81">
            <text:p>3.705,81</text:p>
          </table:table-cell>
          <table:table-cell office:value-type="float" office:value="11899.07">
            <text:p>11.899,07</text:p>
          </table:table-cell>
          <table:table-cell office:value-type="float" office:value="0.00">
            <text:p>0</text:p>
          </table:table-cell>
          <table:table-cell office:value-type="float" office:value="15604.88">
            <text:p>15.604,88</text:p>
          </table:table-cell>
          <table:table-cell office:value-type="float" office:value="38824.03">
            <text:p>38.824,03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684.46">
            <text:p>1.684,46</text:p>
          </table:table-cell>
          <table:table-cell office:value-type="float" office:value="0.00">
            <text:p>0</text:p>
          </table:table-cell>
          <table:table-cell office:value-type="float" office:value="3368.92">
            <text:p>3.368,92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CLAUDIO JOSE MOREIRA TELES<text:s text:c="54"/></text:p>
          </table:table-cell>
          <table:table-cell office:value-type="string">
            <text:p>PROMOTOR DE 2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32004.70">
            <text:p>32.004,7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2756.66">
            <text:p>32.756,66</text:p>
          </table:table-cell>
          <table:table-cell office:value-type="float" office:value="3520.52">
            <text:p>3.520,52</text:p>
          </table:table-cell>
          <table:table-cell office:value-type="float" office:value="6859.52">
            <text:p>6.859,52</text:p>
          </table:table-cell>
          <table:table-cell office:value-type="float" office:value="0.00">
            <text:p>0</text:p>
          </table:table-cell>
          <table:table-cell office:value-type="float" office:value="10380.04">
            <text:p>10.380,04</text:p>
          </table:table-cell>
          <table:table-cell office:value-type="float" office:value="22376.62">
            <text:p>22.376,62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CLAUDIO LUIZ GALVAO MALTA<text:s text:c="55"/></text:p>
          </table:table-cell>
          <table:table-cell office:value-type="string">
            <text:p>PROMOTOR DE 2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32004.70">
            <text:p>32.004,7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7557.36">
            <text:p>37.557,36</text:p>
          </table:table-cell>
          <table:table-cell office:value-type="float" office:value="3520.52">
            <text:p>3.520,52</text:p>
          </table:table-cell>
          <table:table-cell office:value-type="float" office:value="8127.57">
            <text:p>8.127,57</text:p>
          </table:table-cell>
          <table:table-cell office:value-type="float" office:value="0.00">
            <text:p>0</text:p>
          </table:table-cell>
          <table:table-cell office:value-type="float" office:value="11648.09">
            <text:p>11.648,09</text:p>
          </table:table-cell>
          <table:table-cell office:value-type="float" office:value="25909.27">
            <text:p>25.909,27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600.23">
            <text:p>1.600,2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200.47">
            <text:p>3.200,47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COARACY JOSE OLIVEIRA DA FONSECA<text:s text:c="48"/></text:p>
          </table:table-cell>
          <table:table-cell office:value-type="string">
            <text:p>PROMOTOR DE 3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33689.16">
            <text:p>33.689,1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4441.12">
            <text:p>34.441,12</text:p>
          </table:table-cell>
          <table:table-cell office:value-type="float" office:value="3705.81">
            <text:p>3.705,81</text:p>
          </table:table-cell>
          <table:table-cell office:value-type="float" office:value="6132.66">
            <text:p>6.132,66</text:p>
          </table:table-cell>
          <table:table-cell office:value-type="float" office:value="0.00">
            <text:p>0</text:p>
          </table:table-cell>
          <table:table-cell office:value-type="float" office:value="9838.47">
            <text:p>9.838,47</text:p>
          </table:table-cell>
          <table:table-cell office:value-type="float" office:value="24602.65">
            <text:p>24.602,65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CYRO EDUARDO BLATTER MOREIRA<text:s text:c="52"/></text:p>
          </table:table-cell>
          <table:table-cell office:value-type="string">
            <text:p>PROMOTOR DE 3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33689.16">
            <text:p>33.689,1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705.81">
            <text:p>3.705,81</text:p>
          </table:table-cell>
          <table:table-cell office:value-type="float" office:value="42189.63">
            <text:p>42.189,63</text:p>
          </table:table-cell>
          <table:table-cell office:value-type="float" office:value="3705.81">
            <text:p>3.705,81</text:p>
          </table:table-cell>
          <table:table-cell office:value-type="float" office:value="9298.35">
            <text:p>9.298,35</text:p>
          </table:table-cell>
          <table:table-cell office:value-type="float" office:value="0.00">
            <text:p>0</text:p>
          </table:table-cell>
          <table:table-cell office:value-type="float" office:value="13004.16">
            <text:p>13.004,16</text:p>
          </table:table-cell>
          <table:table-cell office:value-type="float" office:value="29185.47">
            <text:p>29.185,47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4042.70">
            <text:p>4.042,7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DALVA VANDERLEI TENORIO<text:s text:c="57"/></text:p>
          </table:table-cell>
          <table:table-cell office:value-type="string">
            <text:p>PROMOTOR DE 3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33689.16">
            <text:p>33.689,1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705.81">
            <text:p>3.705,81</text:p>
          </table:table-cell>
          <table:table-cell office:value-type="float" office:value="39831.39">
            <text:p>39.831,39</text:p>
          </table:table-cell>
          <table:table-cell office:value-type="float" office:value="3705.81">
            <text:p>3.705,81</text:p>
          </table:table-cell>
          <table:table-cell office:value-type="float" office:value="8754.11">
            <text:p>8.754,11</text:p>
          </table:table-cell>
          <table:table-cell office:value-type="float" office:value="0.00">
            <text:p>0</text:p>
          </table:table-cell>
          <table:table-cell office:value-type="float" office:value="12459.92">
            <text:p>12.459,92</text:p>
          </table:table-cell>
          <table:table-cell office:value-type="float" office:value="27371.47">
            <text:p>27.371,47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684.46">
            <text:p>1.684,46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DELFINO COSTA NETO<text:s text:c="62"/></text:p>
          </table:table-cell>
          <table:table-cell office:value-type="string">
            <text:p>PROMOTOR DE 3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33689.16">
            <text:p>33.689,1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581.10">
            <text:p>3.581,1</text:p>
          </table:table-cell>
          <table:table-cell office:value-type="float" office:value="43626.38">
            <text:p>43.626,38</text:p>
          </table:table-cell>
          <table:table-cell office:value-type="float" office:value="3581.10">
            <text:p>3.581,1</text:p>
          </table:table-cell>
          <table:table-cell office:value-type="float" office:value="0.00">
            <text:p>0</text:p>
          </table:table-cell>
          <table:table-cell office:value-type="float" office:value="1133.67">
            <text:p>1.133,67</text:p>
          </table:table-cell>
          <table:table-cell office:value-type="float" office:value="3581.10">
            <text:p>3.581,1</text:p>
          </table:table-cell>
          <table:table-cell office:value-type="float" office:value="40045.28">
            <text:p>40.045,28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010.67">
            <text:p>1.010,67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2358.24">
            <text:p>2.358,24</text:p>
          </table:table-cell>
          <table:table-cell office:value-type="float" office:value="1684.46">
            <text:p>1.684,46</text:p>
          </table:table-cell>
          <table:table-cell office:value-type="float" office:value="0.00">
            <text:p>0</text:p>
          </table:table-cell>
          <table:table-cell office:value-type="float" office:value="1684.46">
            <text:p>1.684,46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DENIS GUIMARAES DE OLIVEIRA<text:s text:c="53"/></text:p>
          </table:table-cell>
          <table:table-cell office:value-type="string">
            <text:p>PROMOTOR DE 1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30404.46">
            <text:p>30.404,4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7237.31">
            <text:p>37.237,31</text:p>
          </table:table-cell>
          <table:table-cell office:value-type="float" office:value="3344.49">
            <text:p>3.344,49</text:p>
          </table:table-cell>
          <table:table-cell office:value-type="float" office:value="7708.68">
            <text:p>7.708,68</text:p>
          </table:table-cell>
          <table:table-cell office:value-type="float" office:value="0.00">
            <text:p>0</text:p>
          </table:table-cell>
          <table:table-cell office:value-type="float" office:value="11053.17">
            <text:p>11.053,17</text:p>
          </table:table-cell>
          <table:table-cell office:value-type="float" office:value="26184.14">
            <text:p>26.184,14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520.22">
            <text:p>1.520,22</text:p>
          </table:table-cell>
          <table:table-cell office:value-type="float" office:value="0.00">
            <text:p>0</text:p>
          </table:table-cell>
          <table:table-cell office:value-type="float" office:value="3284.70">
            <text:p>3.284,7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275.97">
            <text:p>1.275,97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DENISE GUIMARAES DE OLIVEIRA<text:s text:c="52"/></text:p>
          </table:table-cell>
          <table:table-cell office:value-type="string">
            <text:p>PROCURADOR DE JUSTICA<text:s text:c="19"/></text:p>
          </table:table-cell>
          <table:table-cell office:value-type="string">
            <text:p>PROCURADORES ATIVOS<text:s text:c="21"/></text:p>
          </table:table-cell>
          <table:table-cell office:value-type="float" office:value="35462.27">
            <text:p>35.462,27</text:p>
          </table:table-cell>
          <table:table-cell office:value-type="float" office:value="6400.94">
            <text:p>6.400,94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4322.27">
            <text:p>4.322,27</text:p>
          </table:table-cell>
          <table:table-cell office:value-type="float" office:value="44367.55">
            <text:p>44.367,55</text:p>
          </table:table-cell>
          <table:table-cell office:value-type="float" office:value="4322.27">
            <text:p>4.322,27</text:p>
          </table:table-cell>
          <table:table-cell office:value-type="float" office:value="9884.17">
            <text:p>9.884,17</text:p>
          </table:table-cell>
          <table:table-cell office:value-type="float" office:value="2569.89">
            <text:p>2.569,89</text:p>
          </table:table-cell>
          <table:table-cell office:value-type="float" office:value="14206.44">
            <text:p>14.206,44</text:p>
          </table:table-cell>
          <table:table-cell office:value-type="float" office:value="30161.11">
            <text:p>30.161,11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DENNIS LIMA CALHEIROS<text:s text:c="59"/></text:p>
          </table:table-cell>
          <table:table-cell office:value-type="string">
            <text:p>PROCURADOR DE JUSTICA<text:s text:c="19"/></text:p>
          </table:table-cell>
          <table:table-cell office:value-type="string">
            <text:p>PROCURADORES ATIVOS<text:s text:c="21"/></text:p>
          </table:table-cell>
          <table:table-cell office:value-type="float" office:value="35462.27">
            <text:p>35.462,27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900.85">
            <text:p>3.900,85</text:p>
          </table:table-cell>
          <table:table-cell office:value-type="float" office:value="40115.08">
            <text:p>40.115,08</text:p>
          </table:table-cell>
          <table:table-cell office:value-type="float" office:value="3900.85">
            <text:p>3.900,85</text:p>
          </table:table-cell>
          <table:table-cell office:value-type="float" office:value="8882.76">
            <text:p>8.882,76</text:p>
          </table:table-cell>
          <table:table-cell office:value-type="float" office:value="0.00">
            <text:p>0</text:p>
          </table:table-cell>
          <table:table-cell office:value-type="float" office:value="12783.61">
            <text:p>12.783,61</text:p>
          </table:table-cell>
          <table:table-cell office:value-type="float" office:value="27331.47">
            <text:p>27.331,47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DILMAR LOPES CAMERINO<text:s text:c="59"/></text:p>
          </table:table-cell>
          <table:table-cell office:value-type="string">
            <text:p>PROCURADOR DE JUSTICA<text:s text:c="19"/></text:p>
          </table:table-cell>
          <table:table-cell office:value-type="string">
            <text:p>PROCURADORES ATIVOS<text:s text:c="21"/></text:p>
          </table:table-cell>
          <table:table-cell office:value-type="float" office:value="35462.27">
            <text:p>35.462,27</text:p>
          </table:table-cell>
          <table:table-cell office:value-type="float" office:value="2026.96">
            <text:p>2.026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4123.82">
            <text:p>4.123,82</text:p>
          </table:table-cell>
          <table:table-cell office:value-type="float" office:value="42365.01">
            <text:p>42.365,01</text:p>
          </table:table-cell>
          <table:table-cell office:value-type="float" office:value="4123.82">
            <text:p>4.123,82</text:p>
          </table:table-cell>
          <table:table-cell office:value-type="float" office:value="9335.90">
            <text:p>9.335,9</text:p>
          </table:table-cell>
          <table:table-cell office:value-type="float" office:value="0.00">
            <text:p>0</text:p>
          </table:table-cell>
          <table:table-cell office:value-type="float" office:value="13459.72">
            <text:p>13.459,72</text:p>
          </table:table-cell>
          <table:table-cell office:value-type="float" office:value="28905.29">
            <text:p>28.905,29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EDELZITO SANTOS ANDRADE<text:s text:c="57"/></text:p>
          </table:table-cell>
          <table:table-cell office:value-type="string">
            <text:p>PROMOTOR DE 3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33689.16">
            <text:p>33.689,1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40045.28">
            <text:p>40.045,28</text:p>
          </table:table-cell>
          <table:table-cell office:value-type="float" office:value="3581.10">
            <text:p>3.581,1</text:p>
          </table:table-cell>
          <table:table-cell office:value-type="float" office:value="8951.50">
            <text:p>8.951,5</text:p>
          </table:table-cell>
          <table:table-cell office:value-type="float" office:value="1133.67">
            <text:p>1.133,67</text:p>
          </table:table-cell>
          <table:table-cell office:value-type="float" office:value="12532.60">
            <text:p>12.532,6</text:p>
          </table:table-cell>
          <table:table-cell office:value-type="float" office:value="27512.68">
            <text:p>27.512,68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2695.13">
            <text:p>2.695,13</text:p>
          </table:table-cell>
          <table:table-cell office:value-type="float" office:value="0.00">
            <text:p>0</text:p>
          </table:table-cell>
          <table:table-cell office:value-type="float" office:value="4042.70">
            <text:p>4.042,7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EDUARDO TAVARES MENDES<text:s text:c="58"/></text:p>
          </table:table-cell>
          <table:table-cell office:value-type="string">
            <text:p>PROCURADOR DE JUSTICA<text:s text:c="19"/></text:p>
          </table:table-cell>
          <table:table-cell office:value-type="string">
            <text:p>PROCURADORES ATIVOS<text:s text:c="21"/></text:p>
          </table:table-cell>
          <table:table-cell office:value-type="float" office:value="35462.27">
            <text:p>35.462,27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900.85">
            <text:p>3.900,85</text:p>
          </table:table-cell>
          <table:table-cell office:value-type="float" office:value="40115.08">
            <text:p>40.115,08</text:p>
          </table:table-cell>
          <table:table-cell office:value-type="float" office:value="3900.85">
            <text:p>3.900,85</text:p>
          </table:table-cell>
          <table:table-cell office:value-type="float" office:value="8830.63">
            <text:p>8.830,63</text:p>
          </table:table-cell>
          <table:table-cell office:value-type="float" office:value="0.00">
            <text:p>0</text:p>
          </table:table-cell>
          <table:table-cell office:value-type="float" office:value="12731.48">
            <text:p>12.731,48</text:p>
          </table:table-cell>
          <table:table-cell office:value-type="float" office:value="27383.60">
            <text:p>27.383,6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ELADIO PACHECO ESTRELA<text:s text:c="58"/></text:p>
          </table:table-cell>
          <table:table-cell office:value-type="string">
            <text:p>PROMOTOR DE 3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33689.16">
            <text:p>33.689,1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4441.12">
            <text:p>34.441,12</text:p>
          </table:table-cell>
          <table:table-cell office:value-type="float" office:value="3705.81">
            <text:p>3.705,81</text:p>
          </table:table-cell>
          <table:table-cell office:value-type="float" office:value="7219.65">
            <text:p>7.219,65</text:p>
          </table:table-cell>
          <table:table-cell office:value-type="float" office:value="0.00">
            <text:p>0</text:p>
          </table:table-cell>
          <table:table-cell office:value-type="float" office:value="10925.46">
            <text:p>10.925,46</text:p>
          </table:table-cell>
          <table:table-cell office:value-type="float" office:value="23515.66">
            <text:p>23.515,66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ELICIO ANGELO DE AMORIM MURTA<text:s text:c="51"/></text:p>
          </table:table-cell>
          <table:table-cell office:value-type="string">
            <text:p>PROMOTOR DE 3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33689.16">
            <text:p>33.689,1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705.81">
            <text:p>3.705,81</text:p>
          </table:table-cell>
          <table:table-cell office:value-type="float" office:value="38146.93">
            <text:p>38.146,93</text:p>
          </table:table-cell>
          <table:table-cell office:value-type="float" office:value="3705.81">
            <text:p>3.705,81</text:p>
          </table:table-cell>
          <table:table-cell office:value-type="float" office:value="8238.75">
            <text:p>8.238,75</text:p>
          </table:table-cell>
          <table:table-cell office:value-type="float" office:value="0.00">
            <text:p>0</text:p>
          </table:table-cell>
          <table:table-cell office:value-type="float" office:value="11944.56">
            <text:p>11.944,56</text:p>
          </table:table-cell>
          <table:table-cell office:value-type="float" office:value="26202.37">
            <text:p>26.202,37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ELISIO DA SILVA MAIA JUNIOR<text:s text:c="53"/></text:p>
          </table:table-cell>
          <table:table-cell office:value-type="string">
            <text:p>PROMOTOR DE 2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32004.70">
            <text:p>32.004,7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6681.45">
            <text:p>36.681,45</text:p>
          </table:table-cell>
          <table:table-cell office:value-type="float" office:value="3520.52">
            <text:p>3.520,52</text:p>
          </table:table-cell>
          <table:table-cell office:value-type="float" office:value="8043.11">
            <text:p>8.043,11</text:p>
          </table:table-cell>
          <table:table-cell office:value-type="float" office:value="0.00">
            <text:p>0</text:p>
          </table:table-cell>
          <table:table-cell office:value-type="float" office:value="11563.63">
            <text:p>11.563,63</text:p>
          </table:table-cell>
          <table:table-cell office:value-type="float" office:value="25117.82">
            <text:p>25.117,82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684.46">
            <text:p>1.684,46</text:p>
          </table:table-cell>
          <table:table-cell office:value-type="float" office:value="0.00">
            <text:p>0</text:p>
          </table:table-cell>
          <table:table-cell office:value-type="float" office:value="2240.33">
            <text:p>2.240,3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ELOA DE CARVALHO MELO<text:s text:c="59"/></text:p>
          </table:table-cell>
          <table:table-cell office:value-type="string">
            <text:p>PROMOTOR DE 2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32004.70">
            <text:p>32.004,7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4996.99">
            <text:p>34.996,99</text:p>
          </table:table-cell>
          <table:table-cell office:value-type="float" office:value="3520.52">
            <text:p>3.520,52</text:p>
          </table:table-cell>
          <table:table-cell office:value-type="float" office:value="7579.88">
            <text:p>7.579,88</text:p>
          </table:table-cell>
          <table:table-cell office:value-type="float" office:value="0.00">
            <text:p>0</text:p>
          </table:table-cell>
          <table:table-cell office:value-type="float" office:value="11100.40">
            <text:p>11.100,4</text:p>
          </table:table-cell>
          <table:table-cell office:value-type="float" office:value="23896.59">
            <text:p>23.896,59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2240.33">
            <text:p>2.240,3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FABIO BASTOS NUNES<text:s text:c="62"/></text:p>
          </table:table-cell>
          <table:table-cell office:value-type="string">
            <text:p>PROMOTOR DE 1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30404.46">
            <text:p>30.404,4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2676.64">
            <text:p>32.676,64</text:p>
          </table:table-cell>
          <table:table-cell office:value-type="float" office:value="3344.49">
            <text:p>3.344,49</text:p>
          </table:table-cell>
          <table:table-cell office:value-type="float" office:value="6938.06">
            <text:p>6.938,06</text:p>
          </table:table-cell>
          <table:table-cell office:value-type="float" office:value="0.00">
            <text:p>0</text:p>
          </table:table-cell>
          <table:table-cell office:value-type="float" office:value="10282.55">
            <text:p>10.282,55</text:p>
          </table:table-cell>
          <table:table-cell office:value-type="float" office:value="22394.09">
            <text:p>22.394,09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520.22">
            <text:p>1.520,22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FABIO VASCONCELOS BARBOSA<text:s text:c="55"/></text:p>
          </table:table-cell>
          <table:table-cell office:value-type="string">
            <text:p>PROMOTOR DE 2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32004.70">
            <text:p>32.004,7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2756.66">
            <text:p>32.756,66</text:p>
          </table:table-cell>
          <table:table-cell office:value-type="float" office:value="3520.52">
            <text:p>3.520,52</text:p>
          </table:table-cell>
          <table:table-cell office:value-type="float" office:value="4393.65">
            <text:p>4.393,65</text:p>
          </table:table-cell>
          <table:table-cell office:value-type="float" office:value="0.00">
            <text:p>0</text:p>
          </table:table-cell>
          <table:table-cell office:value-type="float" office:value="7914.17">
            <text:p>7.914,17</text:p>
          </table:table-cell>
          <table:table-cell office:value-type="float" office:value="24842.49">
            <text:p>24.842,49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FERNANDA MARIA MOREIRA DE ALMEIDA LOBO<text:s text:c="42"/></text:p>
          </table:table-cell>
          <table:table-cell office:value-type="string">
            <text:p>PROMOTOR DE 3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33689.16">
            <text:p>33.689,1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9494.49">
            <text:p>39.494,49</text:p>
          </table:table-cell>
          <table:table-cell office:value-type="float" office:value="3705.81">
            <text:p>3.705,81</text:p>
          </table:table-cell>
          <table:table-cell office:value-type="float" office:value="8765.74">
            <text:p>8.765,74</text:p>
          </table:table-cell>
          <table:table-cell office:value-type="float" office:value="0.00">
            <text:p>0</text:p>
          </table:table-cell>
          <table:table-cell office:value-type="float" office:value="12471.55">
            <text:p>12.471,55</text:p>
          </table:table-cell>
          <table:table-cell office:value-type="float" office:value="27022.94">
            <text:p>27.022,94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684.46">
            <text:p>1.684,46</text:p>
          </table:table-cell>
          <table:table-cell office:value-type="float" office:value="1684.45">
            <text:p>1.684,45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684.46">
            <text:p>1.684,46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FERNANDO PADILHA ALVES<text:s text:c="58"/></text:p>
          </table:table-cell>
          <table:table-cell office:value-type="string">
            <text:p>PROMOTOR DE 2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32004.70">
            <text:p>32.004,7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4356.90">
            <text:p>34.356,9</text:p>
          </table:table-cell>
          <table:table-cell office:value-type="float" office:value="3520.52">
            <text:p>3.520,52</text:p>
          </table:table-cell>
          <table:table-cell office:value-type="float" office:value="7299.58">
            <text:p>7.299,58</text:p>
          </table:table-cell>
          <table:table-cell office:value-type="float" office:value="0.00">
            <text:p>0</text:p>
          </table:table-cell>
          <table:table-cell office:value-type="float" office:value="10820.10">
            <text:p>10.820,1</text:p>
          </table:table-cell>
          <table:table-cell office:value-type="float" office:value="23536.80">
            <text:p>23.536,8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600.24">
            <text:p>1.600,24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FLAVIO GOMES DA COSTA NETO<text:s text:c="54"/></text:p>
          </table:table-cell>
          <table:table-cell office:value-type="string">
            <text:p>PROMOTOR DE 3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33689.16">
            <text:p>33.689,1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4441.12">
            <text:p>34.441,12</text:p>
          </table:table-cell>
          <table:table-cell office:value-type="float" office:value="3705.81">
            <text:p>3.705,81</text:p>
          </table:table-cell>
          <table:table-cell office:value-type="float" office:value="7376.06">
            <text:p>7.376,06</text:p>
          </table:table-cell>
          <table:table-cell office:value-type="float" office:value="0.00">
            <text:p>0</text:p>
          </table:table-cell>
          <table:table-cell office:value-type="float" office:value="11081.87">
            <text:p>11.081,87</text:p>
          </table:table-cell>
          <table:table-cell office:value-type="float" office:value="23359.25">
            <text:p>23.359,25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FRANCISCA PAULA DE JESUS LOBO NOBRE SANTANA<text:s text:c="37"/></text:p>
          </table:table-cell>
          <table:table-cell office:value-type="string">
            <text:p>PROMOTOR DE 2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32004.70">
            <text:p>32.004,7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520.52">
            <text:p>3.520,52</text:p>
          </table:table-cell>
          <table:table-cell office:value-type="float" office:value="36277.18">
            <text:p>36.277,18</text:p>
          </table:table-cell>
          <table:table-cell office:value-type="float" office:value="3520.52">
            <text:p>3.520,52</text:p>
          </table:table-cell>
          <table:table-cell office:value-type="float" office:value="7723.38">
            <text:p>7.723,38</text:p>
          </table:table-cell>
          <table:table-cell office:value-type="float" office:value="0.00">
            <text:p>0</text:p>
          </table:table-cell>
          <table:table-cell office:value-type="float" office:value="11243.90">
            <text:p>11.243,9</text:p>
          </table:table-cell>
          <table:table-cell office:value-type="float" office:value="25033.28">
            <text:p>25.033,28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FRANCISCO AUGUSTO TENORIO DE ALBUQUERQUE<text:s text:c="40"/></text:p>
          </table:table-cell>
          <table:table-cell office:value-type="string">
            <text:p>PROMOTOR DE 3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33689.16">
            <text:p>33.689,1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705.81">
            <text:p>3.705,81</text:p>
          </table:table-cell>
          <table:table-cell office:value-type="float" office:value="38146.93">
            <text:p>38.146,93</text:p>
          </table:table-cell>
          <table:table-cell office:value-type="float" office:value="3705.81">
            <text:p>3.705,81</text:p>
          </table:table-cell>
          <table:table-cell office:value-type="float" office:value="7592.43">
            <text:p>7.592,43</text:p>
          </table:table-cell>
          <table:table-cell office:value-type="float" office:value="0.00">
            <text:p>0</text:p>
          </table:table-cell>
          <table:table-cell office:value-type="float" office:value="11298.24">
            <text:p>11.298,24</text:p>
          </table:table-cell>
          <table:table-cell office:value-type="float" office:value="26848.69">
            <text:p>26.848,69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GERALDO MAGELA BARBOSA PIRAUA<text:s text:c="51"/></text:p>
          </table:table-cell>
          <table:table-cell office:value-type="string">
            <text:p>PROCURADOR DE JUSTICA<text:s text:c="19"/></text:p>
          </table:table-cell>
          <table:table-cell office:value-type="string">
            <text:p>PROCURADORES ATIVOS<text:s text:c="21"/></text:p>
          </table:table-cell>
          <table:table-cell office:value-type="float" office:value="35462.27">
            <text:p>35.462,27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542.10">
            <text:p>3.542,1</text:p>
          </table:table-cell>
          <table:table-cell office:value-type="float" office:value="43587.38">
            <text:p>43.587,38</text:p>
          </table:table-cell>
          <table:table-cell office:value-type="float" office:value="3542.10">
            <text:p>3.542,1</text:p>
          </table:table-cell>
          <table:table-cell office:value-type="float" office:value="9936.30">
            <text:p>9.936,3</text:p>
          </table:table-cell>
          <table:table-cell office:value-type="float" office:value="3261.40">
            <text:p>3.261,4</text:p>
          </table:table-cell>
          <table:table-cell office:value-type="float" office:value="13478.40">
            <text:p>13.478,4</text:p>
          </table:table-cell>
          <table:table-cell office:value-type="float" office:value="30108.98">
            <text:p>30.108,98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7092.45">
            <text:p>7.092,45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GILCELE DAMASO DE ALMEIDA LIMA<text:s text:c="50"/></text:p>
          </table:table-cell>
          <table:table-cell office:value-type="string">
            <text:p>PROMOTOR DE 2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32004.70">
            <text:p>32.004,7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21334.33">
            <text:p>21.334,33</text:p>
          </table:table-cell>
          <table:table-cell office:value-type="float" office:value="0.00">
            <text:p>0</text:p>
          </table:table-cell>
          <table:table-cell office:value-type="float" office:value="54090.99">
            <text:p>54.090,99</text:p>
          </table:table-cell>
          <table:table-cell office:value-type="float" office:value="3520.52">
            <text:p>3.520,52</text:p>
          </table:table-cell>
          <table:table-cell office:value-type="float" office:value="11648.55">
            <text:p>11.648,55</text:p>
          </table:table-cell>
          <table:table-cell office:value-type="float" office:value="0.00">
            <text:p>0</text:p>
          </table:table-cell>
          <table:table-cell office:value-type="float" office:value="15169.07">
            <text:p>15.169,07</text:p>
          </table:table-cell>
          <table:table-cell office:value-type="float" office:value="38921.92">
            <text:p>38.921,92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GIVALDO DE BARROS LESSA<text:s text:c="57"/></text:p>
          </table:table-cell>
          <table:table-cell office:value-type="string">
            <text:p>PROMOTOR DE 3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33689.16">
            <text:p>33.689,1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8483.82">
            <text:p>38.483,82</text:p>
          </table:table-cell>
          <table:table-cell office:value-type="float" office:value="3705.81">
            <text:p>3.705,81</text:p>
          </table:table-cell>
          <table:table-cell office:value-type="float" office:value="8435.67">
            <text:p>8.435,67</text:p>
          </table:table-cell>
          <table:table-cell office:value-type="float" office:value="0.00">
            <text:p>0</text:p>
          </table:table-cell>
          <table:table-cell office:value-type="float" office:value="12141.48">
            <text:p>12.141,48</text:p>
          </table:table-cell>
          <table:table-cell office:value-type="float" office:value="26342.34">
            <text:p>26.342,34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684.46">
            <text:p>1.684,4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2358.24">
            <text:p>2.358,24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GUILHERME DIAMANTARAS DE FIGUEIREDO<text:s text:c="45"/></text:p>
          </table:table-cell>
          <table:table-cell office:value-type="string">
            <text:p>PROMOTOR DE 1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30404.46">
            <text:p>30.404,4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3284.73">
            <text:p>33.284,73</text:p>
          </table:table-cell>
          <table:table-cell office:value-type="float" office:value="3344.49">
            <text:p>3.344,49</text:p>
          </table:table-cell>
          <table:table-cell office:value-type="float" office:value="7157.42">
            <text:p>7.157,42</text:p>
          </table:table-cell>
          <table:table-cell office:value-type="float" office:value="0.00">
            <text:p>0</text:p>
          </table:table-cell>
          <table:table-cell office:value-type="float" office:value="10501.91">
            <text:p>10.501,91</text:p>
          </table:table-cell>
          <table:table-cell office:value-type="float" office:value="22782.82">
            <text:p>22.782,82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2128.31">
            <text:p>2.128,31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HAMILTON CARNEIRO JUNIOR<text:s text:c="56"/></text:p>
          </table:table-cell>
          <table:table-cell office:value-type="string">
            <text:p>PROMOTOR DE 2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32004.70">
            <text:p>32.004,7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5797.11">
            <text:p>35.797,11</text:p>
          </table:table-cell>
          <table:table-cell office:value-type="float" office:value="3520.52">
            <text:p>3.520,52</text:p>
          </table:table-cell>
          <table:table-cell office:value-type="float" office:value="7695.64">
            <text:p>7.695,64</text:p>
          </table:table-cell>
          <table:table-cell office:value-type="float" office:value="0.00">
            <text:p>0</text:p>
          </table:table-cell>
          <table:table-cell office:value-type="float" office:value="11216.16">
            <text:p>11.216,16</text:p>
          </table:table-cell>
          <table:table-cell office:value-type="float" office:value="24580.95">
            <text:p>24.580,95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2240.33">
            <text:p>2.240,33</text:p>
          </table:table-cell>
          <table:table-cell office:value-type="float" office:value="0.00">
            <text:p>0</text:p>
          </table:table-cell>
          <table:table-cell office:value-type="float" office:value="800.12">
            <text:p>800,12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HELDER DE ARTHUR JUCA FILHO<text:s text:c="53"/></text:p>
          </table:table-cell>
          <table:table-cell office:value-type="string">
            <text:p>PROMOTOR DE 3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33689.16">
            <text:p>33.689,1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705.81">
            <text:p>3.705,81</text:p>
          </table:table-cell>
          <table:table-cell office:value-type="float" office:value="39920.04">
            <text:p>39.920,04</text:p>
          </table:table-cell>
          <table:table-cell office:value-type="float" office:value="3705.81">
            <text:p>3.705,81</text:p>
          </table:table-cell>
          <table:table-cell office:value-type="float" office:value="7639.36">
            <text:p>7.639,36</text:p>
          </table:table-cell>
          <table:table-cell office:value-type="float" office:value="0.00">
            <text:p>0</text:p>
          </table:table-cell>
          <table:table-cell office:value-type="float" office:value="11345.17">
            <text:p>11.345,17</text:p>
          </table:table-cell>
          <table:table-cell office:value-type="float" office:value="28574.87">
            <text:p>28.574,87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773.11">
            <text:p>1.773,11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HERMANN BRITO DE ARAUJO LIMA JUNIOR<text:s text:c="45"/></text:p>
          </table:table-cell>
          <table:table-cell office:value-type="string">
            <text:p>PROMOTOR DE 2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32004.70">
            <text:p>32.004,7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4356.89">
            <text:p>34.356,89</text:p>
          </table:table-cell>
          <table:table-cell office:value-type="float" office:value="3520.52">
            <text:p>3.520,52</text:p>
          </table:table-cell>
          <table:table-cell office:value-type="float" office:value="6619.42">
            <text:p>6.619,42</text:p>
          </table:table-cell>
          <table:table-cell office:value-type="float" office:value="0.00">
            <text:p>0</text:p>
          </table:table-cell>
          <table:table-cell office:value-type="float" office:value="10139.94">
            <text:p>10.139,94</text:p>
          </table:table-cell>
          <table:table-cell office:value-type="float" office:value="24216.95">
            <text:p>24.216,95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600.23">
            <text:p>1.600,2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HUMBERTO HENRIQUE BULHOES BARROS PAULA NUNES<text:s text:c="36"/></text:p>
          </table:table-cell>
          <table:table-cell office:value-type="string">
            <text:p>PROMOTOR DE 3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33689.16">
            <text:p>33.689,1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8483.82">
            <text:p>38.483,82</text:p>
          </table:table-cell>
          <table:table-cell office:value-type="float" office:value="3705.81">
            <text:p>3.705,81</text:p>
          </table:table-cell>
          <table:table-cell office:value-type="float" office:value="8435.67">
            <text:p>8.435,67</text:p>
          </table:table-cell>
          <table:table-cell office:value-type="float" office:value="0.00">
            <text:p>0</text:p>
          </table:table-cell>
          <table:table-cell office:value-type="float" office:value="12141.48">
            <text:p>12.141,48</text:p>
          </table:table-cell>
          <table:table-cell office:value-type="float" office:value="26342.34">
            <text:p>26.342,34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4042.70">
            <text:p>4.042,7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HUMBERTO PIMENTEL COSTA<text:s text:c="57"/></text:p>
          </table:table-cell>
          <table:table-cell office:value-type="string">
            <text:p>PROMOTOR DE 3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33689.16">
            <text:p>33.689,1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40045.28">
            <text:p>40.045,28</text:p>
          </table:table-cell>
          <table:table-cell office:value-type="float" office:value="3581.10">
            <text:p>3.581,1</text:p>
          </table:table-cell>
          <table:table-cell office:value-type="float" office:value="8951.50">
            <text:p>8.951,5</text:p>
          </table:table-cell>
          <table:table-cell office:value-type="float" office:value="1133.68">
            <text:p>1.133,68</text:p>
          </table:table-cell>
          <table:table-cell office:value-type="float" office:value="12532.60">
            <text:p>12.532,6</text:p>
          </table:table-cell>
          <table:table-cell office:value-type="float" office:value="27512.68">
            <text:p>27.512,68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368.92">
            <text:p>3.368,92</text:p>
          </table:table-cell>
          <table:table-cell office:value-type="float" office:value="3368.92">
            <text:p>3.368,92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HYLZA PAIVA TORRES DE CASTRO<text:s text:c="52"/></text:p>
          </table:table-cell>
          <table:table-cell office:value-type="string">
            <text:p>PROMOTOR DE 2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32004.70">
            <text:p>32.004,7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8197.47">
            <text:p>38.197,47</text:p>
          </table:table-cell>
          <table:table-cell office:value-type="float" office:value="3520.52">
            <text:p>3.520,52</text:p>
          </table:table-cell>
          <table:table-cell office:value-type="float" office:value="8407.88">
            <text:p>8.407,88</text:p>
          </table:table-cell>
          <table:table-cell office:value-type="float" office:value="0.00">
            <text:p>0</text:p>
          </table:table-cell>
          <table:table-cell office:value-type="float" office:value="11928.40">
            <text:p>11.928,4</text:p>
          </table:table-cell>
          <table:table-cell office:value-type="float" office:value="26269.07">
            <text:p>26.269,07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2240.33">
            <text:p>2.240,33</text:p>
          </table:table-cell>
          <table:table-cell office:value-type="float" office:value="0.00">
            <text:p>0</text:p>
          </table:table-cell>
          <table:table-cell office:value-type="float" office:value="3200.48">
            <text:p>3.200,48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ILDA REGINA REIS SANTOS<text:s text:c="57"/></text:p>
          </table:table-cell>
          <table:table-cell office:value-type="string">
            <text:p>PROMOTOR DE 1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30404.46">
            <text:p>30.404,4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1156.42">
            <text:p>31.156,42</text:p>
          </table:table-cell>
          <table:table-cell office:value-type="float" office:value="3344.49">
            <text:p>3.344,49</text:p>
          </table:table-cell>
          <table:table-cell office:value-type="float" office:value="6572.13">
            <text:p>6.572,13</text:p>
          </table:table-cell>
          <table:table-cell office:value-type="float" office:value="0.00">
            <text:p>0</text:p>
          </table:table-cell>
          <table:table-cell office:value-type="float" office:value="9916.62">
            <text:p>9.916,62</text:p>
          </table:table-cell>
          <table:table-cell office:value-type="float" office:value="21239.80">
            <text:p>21.239,8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ISAAC SANDES DIAS<text:s text:c="63"/></text:p>
          </table:table-cell>
          <table:table-cell office:value-type="string">
            <text:p>PROMOTOR DE 3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33689.16">
            <text:p>33.689,1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705.81">
            <text:p>3.705,81</text:p>
          </table:table-cell>
          <table:table-cell office:value-type="float" office:value="43200.31">
            <text:p>43.200,31</text:p>
          </table:table-cell>
          <table:table-cell office:value-type="float" office:value="3705.81">
            <text:p>3.705,81</text:p>
          </table:table-cell>
          <table:table-cell office:value-type="float" office:value="9732.70">
            <text:p>9.732,7</text:p>
          </table:table-cell>
          <table:table-cell office:value-type="float" office:value="0.00">
            <text:p>0</text:p>
          </table:table-cell>
          <table:table-cell office:value-type="float" office:value="13438.51">
            <text:p>13.438,51</text:p>
          </table:table-cell>
          <table:table-cell office:value-type="float" office:value="29761.80">
            <text:p>29.761,8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684.46">
            <text:p>1.684,46</text:p>
          </table:table-cell>
          <table:table-cell office:value-type="float" office:value="3368.92">
            <text:p>3.368,92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IVALDO DA SILVA<text:s text:c="65"/></text:p>
          </table:table-cell>
          <table:table-cell office:value-type="string">
            <text:p>PROMOTOR DE 1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30404.46">
            <text:p>30.404,4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4745.14">
            <text:p>34.745,14</text:p>
          </table:table-cell>
          <table:table-cell office:value-type="float" office:value="3344.49">
            <text:p>3.344,49</text:p>
          </table:table-cell>
          <table:table-cell office:value-type="float" office:value="7559.03">
            <text:p>7.559,03</text:p>
          </table:table-cell>
          <table:table-cell office:value-type="float" office:value="0.00">
            <text:p>0</text:p>
          </table:table-cell>
          <table:table-cell office:value-type="float" office:value="10903.52">
            <text:p>10.903,52</text:p>
          </table:table-cell>
          <table:table-cell office:value-type="float" office:value="23841.62">
            <text:p>23.841,62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04.02">
            <text:p>304,02</text:p>
          </table:table-cell>
          <table:table-cell office:value-type="float" office:value="0.00">
            <text:p>0</text:p>
          </table:table-cell>
          <table:table-cell office:value-type="float" office:value="3284.70">
            <text:p>3.284,7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IZADILIO VIEIRA DA SILVA FILHO<text:s text:c="50"/></text:p>
          </table:table-cell>
          <table:table-cell office:value-type="string">
            <text:p>PROMOTOR DE 3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33689.16">
            <text:p>33.689,1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705.81">
            <text:p>3.705,81</text:p>
          </table:table-cell>
          <table:table-cell office:value-type="float" office:value="38146.93">
            <text:p>38.146,93</text:p>
          </table:table-cell>
          <table:table-cell office:value-type="float" office:value="3705.81">
            <text:p>3.705,81</text:p>
          </table:table-cell>
          <table:table-cell office:value-type="float" office:value="8290.88">
            <text:p>8.290,88</text:p>
          </table:table-cell>
          <table:table-cell office:value-type="float" office:value="0.00">
            <text:p>0</text:p>
          </table:table-cell>
          <table:table-cell office:value-type="float" office:value="11996.69">
            <text:p>11.996,69</text:p>
          </table:table-cell>
          <table:table-cell office:value-type="float" office:value="26150.24">
            <text:p>26.150,24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JAMYL GONCALVES BARBOSA<text:s text:c="57"/></text:p>
          </table:table-cell>
          <table:table-cell office:value-type="string">
            <text:p>PROMOTOR DE 3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33689.16">
            <text:p>33.689,1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4441.12">
            <text:p>34.441,12</text:p>
          </table:table-cell>
          <table:table-cell office:value-type="float" office:value="3705.81">
            <text:p>3.705,81</text:p>
          </table:table-cell>
          <table:table-cell office:value-type="float" office:value="7376.06">
            <text:p>7.376,06</text:p>
          </table:table-cell>
          <table:table-cell office:value-type="float" office:value="0.00">
            <text:p>0</text:p>
          </table:table-cell>
          <table:table-cell office:value-type="float" office:value="11081.87">
            <text:p>11.081,87</text:p>
          </table:table-cell>
          <table:table-cell office:value-type="float" office:value="23359.25">
            <text:p>23.359,25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JANE BRAGA QUIRINO LIMA<text:s text:c="57"/></text:p>
          </table:table-cell>
          <table:table-cell office:value-type="string">
            <text:p>PROMOTOR DE 3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33689.16">
            <text:p>33.689,1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705.81">
            <text:p>3.705,81</text:p>
          </table:table-cell>
          <table:table-cell office:value-type="float" office:value="38146.93">
            <text:p>38.146,93</text:p>
          </table:table-cell>
          <table:table-cell office:value-type="float" office:value="3705.81">
            <text:p>3.705,81</text:p>
          </table:table-cell>
          <table:table-cell office:value-type="float" office:value="8395.16">
            <text:p>8.395,16</text:p>
          </table:table-cell>
          <table:table-cell office:value-type="float" office:value="0.00">
            <text:p>0</text:p>
          </table:table-cell>
          <table:table-cell office:value-type="float" office:value="12100.97">
            <text:p>12.100,97</text:p>
          </table:table-cell>
          <table:table-cell office:value-type="float" office:value="26045.96">
            <text:p>26.045,96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JHEISE DE FATIMA LIMA DA GAMA<text:s text:c="51"/></text:p>
          </table:table-cell>
          <table:table-cell office:value-type="string">
            <text:p>PROMOTOR DE 1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30404.46">
            <text:p>30.404,4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4276.88">
            <text:p>34.276,88</text:p>
          </table:table-cell>
          <table:table-cell office:value-type="float" office:value="3344.49">
            <text:p>3.344,49</text:p>
          </table:table-cell>
          <table:table-cell office:value-type="float" office:value="7430.26">
            <text:p>7.430,26</text:p>
          </table:table-cell>
          <table:table-cell office:value-type="float" office:value="0.00">
            <text:p>0</text:p>
          </table:table-cell>
          <table:table-cell office:value-type="float" office:value="10774.75">
            <text:p>10.774,75</text:p>
          </table:table-cell>
          <table:table-cell office:value-type="float" office:value="23502.13">
            <text:p>23.502,13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520.22">
            <text:p>1.520,22</text:p>
          </table:table-cell>
          <table:table-cell office:value-type="float" office:value="0.00">
            <text:p>0</text:p>
          </table:table-cell>
          <table:table-cell office:value-type="float" office:value="1600.24">
            <text:p>1.600,24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JOAO BATISTA SANTOS FILHO<text:s text:c="55"/></text:p>
          </table:table-cell>
          <table:table-cell office:value-type="string">
            <text:p>PROMOTOR DE 3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33633.00">
            <text:p>33.63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4384.96">
            <text:p>34.384,96</text:p>
          </table:table-cell>
          <table:table-cell office:value-type="float" office:value="3699.63">
            <text:p>3.699,63</text:p>
          </table:table-cell>
          <table:table-cell office:value-type="float" office:value="7153.77">
            <text:p>7.153,77</text:p>
          </table:table-cell>
          <table:table-cell office:value-type="float" office:value="0.00">
            <text:p>0</text:p>
          </table:table-cell>
          <table:table-cell office:value-type="float" office:value="10853.40">
            <text:p>10.853,4</text:p>
          </table:table-cell>
          <table:table-cell office:value-type="float" office:value="23531.56">
            <text:p>23.531,56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JOMAR AMORIM DE MORAES<text:s text:c="58"/></text:p>
          </table:table-cell>
          <table:table-cell office:value-type="string">
            <text:p>PROMOTOR DE 2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32004.70">
            <text:p>32.004,7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6041.46">
            <text:p>36.041,46</text:p>
          </table:table-cell>
          <table:table-cell office:value-type="float" office:value="3520.52">
            <text:p>3.520,52</text:p>
          </table:table-cell>
          <table:table-cell office:value-type="float" office:value="7762.84">
            <text:p>7.762,84</text:p>
          </table:table-cell>
          <table:table-cell office:value-type="float" office:value="0.00">
            <text:p>0</text:p>
          </table:table-cell>
          <table:table-cell office:value-type="float" office:value="11283.36">
            <text:p>11.283,36</text:p>
          </table:table-cell>
          <table:table-cell office:value-type="float" office:value="24758.10">
            <text:p>24.758,1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600.24">
            <text:p>1.600,24</text:p>
          </table:table-cell>
          <table:table-cell office:value-type="float" office:value="0.00">
            <text:p>0</text:p>
          </table:table-cell>
          <table:table-cell office:value-type="float" office:value="1684.56">
            <text:p>1.684,5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JORGE JOSE TAVARES DORIA<text:s text:c="56"/></text:p>
          </table:table-cell>
          <table:table-cell office:value-type="string">
            <text:p>PROMOTOR DE 3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33689.16">
            <text:p>33.689,1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705.81">
            <text:p>3.705,81</text:p>
          </table:table-cell>
          <table:table-cell office:value-type="float" office:value="41347.40">
            <text:p>41.347,4</text:p>
          </table:table-cell>
          <table:table-cell office:value-type="float" office:value="3705.81">
            <text:p>3.705,81</text:p>
          </table:table-cell>
          <table:table-cell office:value-type="float" office:value="8689.96">
            <text:p>8.689,96</text:p>
          </table:table-cell>
          <table:table-cell office:value-type="float" office:value="0.00">
            <text:p>0</text:p>
          </table:table-cell>
          <table:table-cell office:value-type="float" office:value="12395.77">
            <text:p>12.395,77</text:p>
          </table:table-cell>
          <table:table-cell office:value-type="float" office:value="28951.63">
            <text:p>28.951,63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2358.24">
            <text:p>2.358,24</text:p>
          </table:table-cell>
          <table:table-cell office:value-type="float" office:value="0.00">
            <text:p>0</text:p>
          </table:table-cell>
          <table:table-cell office:value-type="float" office:value="842.23">
            <text:p>842,23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JORGE LUIZ BEZERRA DA SILVA<text:s text:c="53"/></text:p>
          </table:table-cell>
          <table:table-cell office:value-type="string">
            <text:p>PROMOTOR DE 2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32004.70">
            <text:p>32.004,7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2756.66">
            <text:p>32.756,66</text:p>
          </table:table-cell>
          <table:table-cell office:value-type="float" office:value="3520.52">
            <text:p>3.520,52</text:p>
          </table:table-cell>
          <table:table-cell office:value-type="float" office:value="6064.88">
            <text:p>6.064,88</text:p>
          </table:table-cell>
          <table:table-cell office:value-type="float" office:value="0.00">
            <text:p>0</text:p>
          </table:table-cell>
          <table:table-cell office:value-type="float" office:value="9585.40">
            <text:p>9.585,4</text:p>
          </table:table-cell>
          <table:table-cell office:value-type="float" office:value="23171.26">
            <text:p>23.171,26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JOSE ALVES DE OLIVEIRA NETO<text:s text:c="53"/></text:p>
          </table:table-cell>
          <table:table-cell office:value-type="string">
            <text:p>PROMOTOR DE 3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33689.16">
            <text:p>33.689,1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705.81">
            <text:p>3.705,81</text:p>
          </table:table-cell>
          <table:table-cell office:value-type="float" office:value="39157.60">
            <text:p>39.157,6</text:p>
          </table:table-cell>
          <table:table-cell office:value-type="float" office:value="3705.81">
            <text:p>3.705,81</text:p>
          </table:table-cell>
          <table:table-cell office:value-type="float" office:value="7328.05">
            <text:p>7.328,05</text:p>
          </table:table-cell>
          <table:table-cell office:value-type="float" office:value="0.00">
            <text:p>0</text:p>
          </table:table-cell>
          <table:table-cell office:value-type="float" office:value="11033.86">
            <text:p>11.033,86</text:p>
          </table:table-cell>
          <table:table-cell office:value-type="float" office:value="28123.74">
            <text:p>28.123,74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010.67">
            <text:p>1.010,67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JOSE ANTONIO MALTA MARQUES<text:s text:c="54"/></text:p>
          </table:table-cell>
          <table:table-cell office:value-type="string">
            <text:p>PROMOTOR DE 3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33689.16">
            <text:p>33.689,1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22457.19">
            <text:p>22.457,19</text:p>
          </table:table-cell>
          <table:table-cell office:value-type="float" office:value="3705.81">
            <text:p>3.705,81</text:p>
          </table:table-cell>
          <table:table-cell office:value-type="float" office:value="65489.05">
            <text:p>65.489,05</text:p>
          </table:table-cell>
          <table:table-cell office:value-type="float" office:value="3705.81">
            <text:p>3.705,81</text:p>
          </table:table-cell>
          <table:table-cell office:value-type="float" office:value="12822.22">
            <text:p>12.822,22</text:p>
          </table:table-cell>
          <table:table-cell office:value-type="float" office:value="0.00">
            <text:p>0</text:p>
          </table:table-cell>
          <table:table-cell office:value-type="float" office:value="16528.03">
            <text:p>16.528,03</text:p>
          </table:table-cell>
          <table:table-cell office:value-type="float" office:value="48961.02">
            <text:p>48.961,02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4042.70">
            <text:p>4.042,7</text:p>
          </table:table-cell>
          <table:table-cell office:value-type="float" office:value="0.00">
            <text:p>0</text:p>
          </table:table-cell>
          <table:table-cell office:value-type="float" office:value="842.23">
            <text:p>842,23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JOSE ARTUR MELO<text:s text:c="65"/></text:p>
          </table:table-cell>
          <table:table-cell office:value-type="string">
            <text:p>PROCURADOR DE JUSTICA<text:s text:c="19"/></text:p>
          </table:table-cell>
          <table:table-cell office:value-type="string">
            <text:p>PROCURADORES ATIVOS<text:s text:c="21"/></text:p>
          </table:table-cell>
          <table:table-cell office:value-type="float" office:value="35462.27">
            <text:p>35.462,27</text:p>
          </table:table-cell>
          <table:table-cell office:value-type="float" office:value="2245.94">
            <text:p>2.245,94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4147.90">
            <text:p>4.147,9</text:p>
          </table:table-cell>
          <table:table-cell office:value-type="float" office:value="42608.07">
            <text:p>42.608,07</text:p>
          </table:table-cell>
          <table:table-cell office:value-type="float" office:value="4147.90">
            <text:p>4.147,9</text:p>
          </table:table-cell>
          <table:table-cell office:value-type="float" office:value="9500.40">
            <text:p>9.500,4</text:p>
          </table:table-cell>
          <table:table-cell office:value-type="float" office:value="0.00">
            <text:p>0</text:p>
          </table:table-cell>
          <table:table-cell office:value-type="float" office:value="13648.30">
            <text:p>13.648,3</text:p>
          </table:table-cell>
          <table:table-cell office:value-type="float" office:value="28959.77">
            <text:p>28.959,77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JOSE CARLOS SILVA CASTRO<text:s text:c="56"/></text:p>
          </table:table-cell>
          <table:table-cell office:value-type="string">
            <text:p>PROMOTOR DE 3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33689.16">
            <text:p>33.689,1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40045.28">
            <text:p>40.045,28</text:p>
          </table:table-cell>
          <table:table-cell office:value-type="float" office:value="3599.63">
            <text:p>3.599,63</text:p>
          </table:table-cell>
          <table:table-cell office:value-type="float" office:value="8591.90">
            <text:p>8.591,9</text:p>
          </table:table-cell>
          <table:table-cell office:value-type="float" office:value="965.23">
            <text:p>965,23</text:p>
          </table:table-cell>
          <table:table-cell office:value-type="float" office:value="12191.53">
            <text:p>12.191,53</text:p>
          </table:table-cell>
          <table:table-cell office:value-type="float" office:value="27853.75">
            <text:p>27.853,75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684.46">
            <text:p>1.684,4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2358.24">
            <text:p>2.358,24</text:p>
          </table:table-cell>
          <table:table-cell office:value-type="float" office:value="0.00">
            <text:p>0</text:p>
          </table:table-cell>
          <table:table-cell office:value-type="float" office:value="2526.69">
            <text:p>2.526,69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JUCARA TAVARES SURUAGY DO AMARAL<text:s text:c="48"/></text:p>
          </table:table-cell>
          <table:table-cell office:value-type="string">
            <text:p>PROMOTOR DE 3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33689.16">
            <text:p>33.689,1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705.81">
            <text:p>3.705,81</text:p>
          </table:table-cell>
          <table:table-cell office:value-type="float" office:value="38146.93">
            <text:p>38.146,93</text:p>
          </table:table-cell>
          <table:table-cell office:value-type="float" office:value="3705.81">
            <text:p>3.705,81</text:p>
          </table:table-cell>
          <table:table-cell office:value-type="float" office:value="8395.16">
            <text:p>8.395,16</text:p>
          </table:table-cell>
          <table:table-cell office:value-type="float" office:value="0.00">
            <text:p>0</text:p>
          </table:table-cell>
          <table:table-cell office:value-type="float" office:value="12100.97">
            <text:p>12.100,97</text:p>
          </table:table-cell>
          <table:table-cell office:value-type="float" office:value="26045.96">
            <text:p>26.045,96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KARLA PADILHA REBELO MARQUES<text:s text:c="52"/></text:p>
          </table:table-cell>
          <table:table-cell office:value-type="string">
            <text:p>PROMOTOR DE 3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33689.16">
            <text:p>33.689,1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692.28">
            <text:p>3.692,28</text:p>
          </table:table-cell>
          <table:table-cell office:value-type="float" office:value="43737.56">
            <text:p>43.737,56</text:p>
          </table:table-cell>
          <table:table-cell office:value-type="float" office:value="3692.28">
            <text:p>3.692,28</text:p>
          </table:table-cell>
          <table:table-cell office:value-type="float" office:value="9581.80">
            <text:p>9.581,8</text:p>
          </table:table-cell>
          <table:table-cell office:value-type="float" office:value="123.00">
            <text:p>123</text:p>
          </table:table-cell>
          <table:table-cell office:value-type="float" office:value="13274.08">
            <text:p>13.274,08</text:p>
          </table:table-cell>
          <table:table-cell office:value-type="float" office:value="30463.48">
            <text:p>30.463,48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684.46">
            <text:p>1.684,4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4042.70">
            <text:p>4.042,7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KICIA OLIVEIRA CABRAL DE VASCONCELLOS<text:s text:c="43"/></text:p>
          </table:table-cell>
          <table:table-cell office:value-type="string">
            <text:p>PROMOTOR DE 3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33689.16">
            <text:p>33.689,1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705.81">
            <text:p>3.705,81</text:p>
          </table:table-cell>
          <table:table-cell office:value-type="float" office:value="41515.85">
            <text:p>41.515,85</text:p>
          </table:table-cell>
          <table:table-cell office:value-type="float" office:value="3705.81">
            <text:p>3.705,81</text:p>
          </table:table-cell>
          <table:table-cell office:value-type="float" office:value="9321.61">
            <text:p>9.321,61</text:p>
          </table:table-cell>
          <table:table-cell office:value-type="float" office:value="0.00">
            <text:p>0</text:p>
          </table:table-cell>
          <table:table-cell office:value-type="float" office:value="13027.42">
            <text:p>13.027,42</text:p>
          </table:table-cell>
          <table:table-cell office:value-type="float" office:value="28488.43">
            <text:p>28.488,43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368.92">
            <text:p>3.368,92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KLEBER VALADARES COELHO JUNIOR<text:s text:c="50"/></text:p>
          </table:table-cell>
          <table:table-cell office:value-type="string">
            <text:p>PROMOTOR DE 2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31257.91">
            <text:p>31.257,91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8217.23">
            <text:p>38.217,23</text:p>
          </table:table-cell>
          <table:table-cell office:value-type="float" office:value="3438.37">
            <text:p>3.438,37</text:p>
          </table:table-cell>
          <table:table-cell office:value-type="float" office:value="8488.04">
            <text:p>8.488,04</text:p>
          </table:table-cell>
          <table:table-cell office:value-type="float" office:value="0.00">
            <text:p>0</text:p>
          </table:table-cell>
          <table:table-cell office:value-type="float" office:value="11926.41">
            <text:p>11.926,41</text:p>
          </table:table-cell>
          <table:table-cell office:value-type="float" office:value="26290.82">
            <text:p>26.290,82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2456.41">
            <text:p>2.456,41</text:p>
          </table:table-cell>
          <table:table-cell office:value-type="float" office:value="0.00">
            <text:p>0</text:p>
          </table:table-cell>
          <table:table-cell office:value-type="float" office:value="2188.05">
            <text:p>2.188,05</text:p>
          </table:table-cell>
          <table:table-cell office:value-type="float" office:value="0.00">
            <text:p>0</text:p>
          </table:table-cell>
          <table:table-cell office:value-type="float" office:value="1562.90">
            <text:p>1.562,9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KLEYTIONNE PEREIRA SOUSA<text:s text:c="56"/></text:p>
          </table:table-cell>
          <table:table-cell office:value-type="string">
            <text:p>PROMOTOR DE 1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30404.46">
            <text:p>30.404,4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1156.42">
            <text:p>31.156,42</text:p>
          </table:table-cell>
          <table:table-cell office:value-type="float" office:value="3344.49">
            <text:p>3.344,49</text:p>
          </table:table-cell>
          <table:table-cell office:value-type="float" office:value="6572.13">
            <text:p>6.572,13</text:p>
          </table:table-cell>
          <table:table-cell office:value-type="float" office:value="0.00">
            <text:p>0</text:p>
          </table:table-cell>
          <table:table-cell office:value-type="float" office:value="9916.62">
            <text:p>9.916,62</text:p>
          </table:table-cell>
          <table:table-cell office:value-type="float" office:value="21239.80">
            <text:p>21.239,8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LAVINIA SILVEIRA DE MENDONCA FRAGOSO<text:s text:c="44"/></text:p>
          </table:table-cell>
          <table:table-cell office:value-type="string">
            <text:p>PROMOTOR DE 3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33689.16">
            <text:p>33.689,1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6125.58">
            <text:p>36.125,58</text:p>
          </table:table-cell>
          <table:table-cell office:value-type="float" office:value="3705.81">
            <text:p>3.705,81</text:p>
          </table:table-cell>
          <table:table-cell office:value-type="float" office:value="7735.01">
            <text:p>7.735,01</text:p>
          </table:table-cell>
          <table:table-cell office:value-type="float" office:value="0.00">
            <text:p>0</text:p>
          </table:table-cell>
          <table:table-cell office:value-type="float" office:value="11440.82">
            <text:p>11.440,82</text:p>
          </table:table-cell>
          <table:table-cell office:value-type="float" office:value="24684.76">
            <text:p>24.684,76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684.46">
            <text:p>1.684,46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LEAN ANTONIO FERREIRA DE ARAUJO<text:s text:c="49"/></text:p>
          </table:table-cell>
          <table:table-cell office:value-type="string">
            <text:p>PROCURADOR DE JUSTICA<text:s text:c="19"/></text:p>
          </table:table-cell>
          <table:table-cell office:value-type="string">
            <text:p>PROCURADORES ATIVOS<text:s text:c="21"/></text:p>
          </table:table-cell>
          <table:table-cell office:value-type="float" office:value="35462.27">
            <text:p>35.462,27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542.10">
            <text:p>3.542,1</text:p>
          </table:table-cell>
          <table:table-cell office:value-type="float" office:value="43587.38">
            <text:p>43.587,38</text:p>
          </table:table-cell>
          <table:table-cell office:value-type="float" office:value="3542.10">
            <text:p>3.542,1</text:p>
          </table:table-cell>
          <table:table-cell office:value-type="float" office:value="9779.89">
            <text:p>9.779,89</text:p>
          </table:table-cell>
          <table:table-cell office:value-type="float" office:value="3261.40">
            <text:p>3.261,4</text:p>
          </table:table-cell>
          <table:table-cell office:value-type="float" office:value="13321.99">
            <text:p>13.321,99</text:p>
          </table:table-cell>
          <table:table-cell office:value-type="float" office:value="30265.39">
            <text:p>30.265,39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7092.45">
            <text:p>7.092,45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LEONARDO NOVAES BASTOS<text:s text:c="58"/></text:p>
          </table:table-cell>
          <table:table-cell office:value-type="string">
            <text:p>PROMOTOR DE 1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30404.46">
            <text:p>30.404,4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4441.12">
            <text:p>34.441,12</text:p>
          </table:table-cell>
          <table:table-cell office:value-type="float" office:value="3344.49">
            <text:p>3.344,49</text:p>
          </table:table-cell>
          <table:table-cell office:value-type="float" office:value="7475.42">
            <text:p>7.475,42</text:p>
          </table:table-cell>
          <table:table-cell office:value-type="float" office:value="0.00">
            <text:p>0</text:p>
          </table:table-cell>
          <table:table-cell office:value-type="float" office:value="10819.91">
            <text:p>10.819,91</text:p>
          </table:table-cell>
          <table:table-cell office:value-type="float" office:value="23621.21">
            <text:p>23.621,21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284.70">
            <text:p>3.284,7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LIDIA MALTA PRATA LIMA<text:s text:c="58"/></text:p>
          </table:table-cell>
          <table:table-cell office:value-type="string">
            <text:p>PROMOTOR DE 2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32004.70">
            <text:p>32.004,7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3930.14">
            <text:p>33.930,14</text:p>
          </table:table-cell>
          <table:table-cell office:value-type="float" office:value="3520.52">
            <text:p>3.520,52</text:p>
          </table:table-cell>
          <table:table-cell office:value-type="float" office:value="7286.50">
            <text:p>7.286,5</text:p>
          </table:table-cell>
          <table:table-cell office:value-type="float" office:value="0.00">
            <text:p>0</text:p>
          </table:table-cell>
          <table:table-cell office:value-type="float" office:value="10807.02">
            <text:p>10.807,02</text:p>
          </table:table-cell>
          <table:table-cell office:value-type="float" office:value="23123.12">
            <text:p>23.123,12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173.48">
            <text:p>1.173,48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LISAEL DE ALMEIDA<text:s text:c="63"/></text:p>
          </table:table-cell>
          <table:table-cell office:value-type="string">
            <text:p>PROMOTOR DE 3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33689.16">
            <text:p>33.689,1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705.81">
            <text:p>3.705,81</text:p>
          </table:table-cell>
          <table:table-cell office:value-type="float" office:value="38146.93">
            <text:p>38.146,93</text:p>
          </table:table-cell>
          <table:table-cell office:value-type="float" office:value="3705.81">
            <text:p>3.705,81</text:p>
          </table:table-cell>
          <table:table-cell office:value-type="float" office:value="8186.61">
            <text:p>8.186,61</text:p>
          </table:table-cell>
          <table:table-cell office:value-type="float" office:value="0.00">
            <text:p>0</text:p>
          </table:table-cell>
          <table:table-cell office:value-type="float" office:value="11892.42">
            <text:p>11.892,42</text:p>
          </table:table-cell>
          <table:table-cell office:value-type="float" office:value="26254.51">
            <text:p>26.254,51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LOUISE MARIA TEIXEIRA DA SILVA<text:s text:c="50"/></text:p>
          </table:table-cell>
          <table:table-cell office:value-type="string">
            <text:p>PROMOTOR DE 1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30404.46">
            <text:p>30.404,4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4441.12">
            <text:p>34.441,12</text:p>
          </table:table-cell>
          <table:table-cell office:value-type="float" office:value="3344.49">
            <text:p>3.344,49</text:p>
          </table:table-cell>
          <table:table-cell office:value-type="float" office:value="7475.42">
            <text:p>7.475,42</text:p>
          </table:table-cell>
          <table:table-cell office:value-type="float" office:value="0.00">
            <text:p>0</text:p>
          </table:table-cell>
          <table:table-cell office:value-type="float" office:value="10819.91">
            <text:p>10.819,91</text:p>
          </table:table-cell>
          <table:table-cell office:value-type="float" office:value="23621.21">
            <text:p>23.621,21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284.70">
            <text:p>3.284,7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LUCAS MASCARENHAS DE CERQUEIRA MENEZES<text:s text:c="42"/></text:p>
          </table:table-cell>
          <table:table-cell office:value-type="string">
            <text:p>PROMOTOR DE 1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30404.46">
            <text:p>30.404,4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0133.81">
            <text:p>10.133,81</text:p>
          </table:table-cell>
          <table:table-cell office:value-type="float" office:value="0.00">
            <text:p>0</text:p>
          </table:table-cell>
          <table:table-cell office:value-type="float" office:value="42810.45">
            <text:p>42.810,45</text:p>
          </table:table-cell>
          <table:table-cell office:value-type="float" office:value="3344.49">
            <text:p>3.344,49</text:p>
          </table:table-cell>
          <table:table-cell office:value-type="float" office:value="8907.63">
            <text:p>8.907,63</text:p>
          </table:table-cell>
          <table:table-cell office:value-type="float" office:value="0.00">
            <text:p>0</text:p>
          </table:table-cell>
          <table:table-cell office:value-type="float" office:value="12252.12">
            <text:p>12.252,12</text:p>
          </table:table-cell>
          <table:table-cell office:value-type="float" office:value="30558.33">
            <text:p>30.558,33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520.22">
            <text:p>1.520,22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SUPLEMENTAR 1<text:s text:c="11"/></text:p>
          </table:table-cell>
          <table:table-cell office:value-type="string">
            <text:p>LUCAS SACHSIDA JUNQUEIRA CARNEIRO<text:s text:c="47"/></text:p>
          </table:table-cell>
          <table:table-cell office:value-type="string">
            <text:p>PROMOTOR DE 1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735.59">
            <text:p>735,59</text:p>
          </table:table-cell>
          <table:table-cell office:value-type="float" office:value="0.00">
            <text:p>0</text:p>
          </table:table-cell>
          <table:table-cell office:value-type="float" office:value="202.28">
            <text:p>202,28</text:p>
          </table:table-cell>
          <table:table-cell office:value-type="float" office:value="0.00">
            <text:p>0</text:p>
          </table:table-cell>
          <table:table-cell office:value-type="float" office:value="202.28">
            <text:p>202,28</text:p>
          </table:table-cell>
          <table:table-cell office:value-type="float" office:value="533.31">
            <text:p>533,31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735.59">
            <text:p>735,59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LUCAS SACHSIDA JUNQUEIRA CARNEIRO<text:s text:c="47"/></text:p>
          </table:table-cell>
          <table:table-cell office:value-type="string">
            <text:p>PROMOTOR DE 1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30404.46">
            <text:p>30.404,4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22281.73">
            <text:p>22.281,73</text:p>
          </table:table-cell>
          <table:table-cell office:value-type="float" office:value="0.00">
            <text:p>0</text:p>
          </table:table-cell>
          <table:table-cell office:value-type="float" office:value="58296.71">
            <text:p>58.296,71</text:p>
          </table:table-cell>
          <table:table-cell office:value-type="float" office:value="3344.49">
            <text:p>3.344,49</text:p>
          </table:table-cell>
          <table:table-cell office:value-type="float" office:value="12612.47">
            <text:p>12.612,47</text:p>
          </table:table-cell>
          <table:table-cell office:value-type="float" office:value="0.00">
            <text:p>0</text:p>
          </table:table-cell>
          <table:table-cell office:value-type="float" office:value="15956.96">
            <text:p>15.956,96</text:p>
          </table:table-cell>
          <table:table-cell office:value-type="float" office:value="42339.75">
            <text:p>42.339,75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818.12">
            <text:p>1.818,12</text:p>
          </table:table-cell>
          <table:table-cell office:value-type="float" office:value="0.00">
            <text:p>0</text:p>
          </table:table-cell>
          <table:table-cell office:value-type="float" office:value="3040.44">
            <text:p>3.040,44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LUCAS SCHITINI DE SOUZA<text:s text:c="57"/></text:p>
          </table:table-cell>
          <table:table-cell office:value-type="string">
            <text:p>PROMOTOR DE 1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30404.46">
            <text:p>30.404,4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4441.12">
            <text:p>34.441,12</text:p>
          </table:table-cell>
          <table:table-cell office:value-type="float" office:value="3344.49">
            <text:p>3.344,49</text:p>
          </table:table-cell>
          <table:table-cell office:value-type="float" office:value="7475.42">
            <text:p>7.475,42</text:p>
          </table:table-cell>
          <table:table-cell office:value-type="float" office:value="0.00">
            <text:p>0</text:p>
          </table:table-cell>
          <table:table-cell office:value-type="float" office:value="10819.91">
            <text:p>10.819,91</text:p>
          </table:table-cell>
          <table:table-cell office:value-type="float" office:value="23621.21">
            <text:p>23.621,21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284.70">
            <text:p>3.284,7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LUCIANO ROMERO DA MATTA MONTEIRO<text:s text:c="48"/></text:p>
          </table:table-cell>
          <table:table-cell office:value-type="string">
            <text:p>PROMOTOR DE 3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33689.16">
            <text:p>33.689,1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40045.28">
            <text:p>40.045,28</text:p>
          </table:table-cell>
          <table:table-cell office:value-type="float" office:value="3692.28">
            <text:p>3.692,28</text:p>
          </table:table-cell>
          <table:table-cell office:value-type="float" office:value="8764.51">
            <text:p>8.764,51</text:p>
          </table:table-cell>
          <table:table-cell office:value-type="float" office:value="122.99">
            <text:p>122,99</text:p>
          </table:table-cell>
          <table:table-cell office:value-type="float" office:value="12456.79">
            <text:p>12.456,79</text:p>
          </table:table-cell>
          <table:table-cell office:value-type="float" office:value="27588.49">
            <text:p>27.588,49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684.45">
            <text:p>1.684,45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4042.70">
            <text:p>4.042,7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LUIZ ALBERTO DE HOLANDA PAES PINTO<text:s text:c="46"/></text:p>
          </table:table-cell>
          <table:table-cell office:value-type="string">
            <text:p>PROMOTOR DE 1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30404.46">
            <text:p>30.404,4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1612.45">
            <text:p>31.612,45</text:p>
          </table:table-cell>
          <table:table-cell office:value-type="float" office:value="3344.49">
            <text:p>3.344,49</text:p>
          </table:table-cell>
          <table:table-cell office:value-type="float" office:value="6697.54">
            <text:p>6.697,54</text:p>
          </table:table-cell>
          <table:table-cell office:value-type="float" office:value="0.00">
            <text:p>0</text:p>
          </table:table-cell>
          <table:table-cell office:value-type="float" office:value="10042.03">
            <text:p>10.042,03</text:p>
          </table:table-cell>
          <table:table-cell office:value-type="float" office:value="21570.42">
            <text:p>21.570,42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456.03">
            <text:p>456,0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LUIZ BARBOSA CARNAUBA<text:s text:c="59"/></text:p>
          </table:table-cell>
          <table:table-cell office:value-type="string">
            <text:p>PROCURADOR DE JUSTICA<text:s text:c="19"/></text:p>
          </table:table-cell>
          <table:table-cell office:value-type="string">
            <text:p>PROCURADORES ATIVOS<text:s text:c="21"/></text:p>
          </table:table-cell>
          <table:table-cell office:value-type="float" office:value="35462.27">
            <text:p>35.462,27</text:p>
          </table:table-cell>
          <table:table-cell office:value-type="float" office:value="6737.83">
            <text:p>6.737,8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4322.27">
            <text:p>4.322,27</text:p>
          </table:table-cell>
          <table:table-cell office:value-type="float" office:value="44367.55">
            <text:p>44.367,55</text:p>
          </table:table-cell>
          <table:table-cell office:value-type="float" office:value="4322.27">
            <text:p>4.322,27</text:p>
          </table:table-cell>
          <table:table-cell office:value-type="float" office:value="7067.67">
            <text:p>7.067,67</text:p>
          </table:table-cell>
          <table:table-cell office:value-type="float" office:value="8048.81">
            <text:p>8.048,81</text:p>
          </table:table-cell>
          <table:table-cell office:value-type="float" office:value="11389.94">
            <text:p>11.389,94</text:p>
          </table:table-cell>
          <table:table-cell office:value-type="float" office:value="32977.61">
            <text:p>32.977,61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886.56">
            <text:p>886,56</text:p>
          </table:table-cell>
          <table:table-cell office:value-type="float" office:value="4255.47">
            <text:p>4.255,47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LUIZ CLAUDIO BRANCO PIRES<text:s text:c="55"/></text:p>
          </table:table-cell>
          <table:table-cell office:value-type="string">
            <text:p>PROMOTOR DE 3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33689.16">
            <text:p>33.689,1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705.81">
            <text:p>3.705,81</text:p>
          </table:table-cell>
          <table:table-cell office:value-type="float" office:value="38146.93">
            <text:p>38.146,93</text:p>
          </table:table-cell>
          <table:table-cell office:value-type="float" office:value="3705.81">
            <text:p>3.705,81</text:p>
          </table:table-cell>
          <table:table-cell office:value-type="float" office:value="7724.57">
            <text:p>7.724,57</text:p>
          </table:table-cell>
          <table:table-cell office:value-type="float" office:value="0.00">
            <text:p>0</text:p>
          </table:table-cell>
          <table:table-cell office:value-type="float" office:value="11430.38">
            <text:p>11.430,38</text:p>
          </table:table-cell>
          <table:table-cell office:value-type="float" office:value="26716.55">
            <text:p>26.716,55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LUIZ DE ALBUQUERQUE MEDEIROS FILHO<text:s text:c="46"/></text:p>
          </table:table-cell>
          <table:table-cell office:value-type="string">
            <text:p>PROCURADOR DE JUSTICA<text:s text:c="19"/></text:p>
          </table:table-cell>
          <table:table-cell office:value-type="string">
            <text:p>PROCURADORES ATIVOS<text:s text:c="21"/></text:p>
          </table:table-cell>
          <table:table-cell office:value-type="float" office:value="35462.27">
            <text:p>35.462,27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737.14">
            <text:p>3.737,14</text:p>
          </table:table-cell>
          <table:table-cell office:value-type="float" office:value="43782.42">
            <text:p>43.782,42</text:p>
          </table:table-cell>
          <table:table-cell office:value-type="float" office:value="3737.14">
            <text:p>3.737,14</text:p>
          </table:table-cell>
          <table:table-cell office:value-type="float" office:value="9779.89">
            <text:p>9.779,89</text:p>
          </table:table-cell>
          <table:table-cell office:value-type="float" office:value="1488.29">
            <text:p>1.488,29</text:p>
          </table:table-cell>
          <table:table-cell office:value-type="float" office:value="13517.03">
            <text:p>13.517,03</text:p>
          </table:table-cell>
          <table:table-cell office:value-type="float" office:value="30265.39">
            <text:p>30.265,39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5319.34">
            <text:p>5.319,34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LUIZ JOSE GOMES VASCONCELOS<text:s text:c="53"/></text:p>
          </table:table-cell>
          <table:table-cell office:value-type="string">
            <text:p>PROMOTOR DE 3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33689.16">
            <text:p>33.689,1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705.81">
            <text:p>3.705,81</text:p>
          </table:table-cell>
          <table:table-cell office:value-type="float" office:value="42189.63">
            <text:p>42.189,63</text:p>
          </table:table-cell>
          <table:table-cell office:value-type="float" office:value="3705.81">
            <text:p>3.705,81</text:p>
          </table:table-cell>
          <table:table-cell office:value-type="float" office:value="9298.35">
            <text:p>9.298,35</text:p>
          </table:table-cell>
          <table:table-cell office:value-type="float" office:value="0.00">
            <text:p>0</text:p>
          </table:table-cell>
          <table:table-cell office:value-type="float" office:value="13004.16">
            <text:p>13.004,16</text:p>
          </table:table-cell>
          <table:table-cell office:value-type="float" office:value="29185.47">
            <text:p>29.185,47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4042.70">
            <text:p>4.042,7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MAGNO ALEXANDRE FERREIRA MOURA<text:s text:c="50"/></text:p>
          </table:table-cell>
          <table:table-cell office:value-type="string">
            <text:p>PROMOTOR DE 2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32004.70">
            <text:p>32.004,7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0667.17">
            <text:p>10.667,17</text:p>
          </table:table-cell>
          <table:table-cell office:value-type="float" office:value="0.00">
            <text:p>0</text:p>
          </table:table-cell>
          <table:table-cell office:value-type="float" office:value="45723.12">
            <text:p>45.723,12</text:p>
          </table:table-cell>
          <table:table-cell office:value-type="float" office:value="3520.52">
            <text:p>3.520,52</text:p>
          </table:table-cell>
          <table:table-cell office:value-type="float" office:value="9347.38">
            <text:p>9.347,38</text:p>
          </table:table-cell>
          <table:table-cell office:value-type="float" office:value="0.00">
            <text:p>0</text:p>
          </table:table-cell>
          <table:table-cell office:value-type="float" office:value="12867.90">
            <text:p>12.867,9</text:p>
          </table:table-cell>
          <table:table-cell office:value-type="float" office:value="32855.22">
            <text:p>32.855,22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120.14">
            <text:p>1.120,14</text:p>
          </table:table-cell>
          <table:table-cell office:value-type="float" office:value="0.00">
            <text:p>0</text:p>
          </table:table-cell>
          <table:table-cell office:value-type="float" office:value="1179.15">
            <text:p>1.179,15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MARCIO JOSE DORIA DA CUNHA<text:s text:c="54"/></text:p>
          </table:table-cell>
          <table:table-cell office:value-type="string">
            <text:p>PROMOTOR DE 1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30404.46">
            <text:p>30.404,4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1156.42">
            <text:p>31.156,42</text:p>
          </table:table-cell>
          <table:table-cell office:value-type="float" office:value="3344.49">
            <text:p>3.344,49</text:p>
          </table:table-cell>
          <table:table-cell office:value-type="float" office:value="6572.13">
            <text:p>6.572,13</text:p>
          </table:table-cell>
          <table:table-cell office:value-type="float" office:value="0.00">
            <text:p>0</text:p>
          </table:table-cell>
          <table:table-cell office:value-type="float" office:value="9916.62">
            <text:p>9.916,62</text:p>
          </table:table-cell>
          <table:table-cell office:value-type="float" office:value="21239.80">
            <text:p>21.239,8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MARCIO ROBERTO TENORIO DE ALBUQUERQUE<text:s text:c="43"/></text:p>
          </table:table-cell>
          <table:table-cell office:value-type="string">
            <text:p>PROCURADOR DE JUSTICA<text:s text:c="19"/></text:p>
          </table:table-cell>
          <table:table-cell office:value-type="string">
            <text:p>PROCURADORES ATIVOS<text:s text:c="21"/></text:p>
          </table:table-cell>
          <table:table-cell office:value-type="float" office:value="35462.27">
            <text:p>35.462,27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737.14">
            <text:p>3.737,14</text:p>
          </table:table-cell>
          <table:table-cell office:value-type="float" office:value="43782.42">
            <text:p>43.782,42</text:p>
          </table:table-cell>
          <table:table-cell office:value-type="float" office:value="3737.14">
            <text:p>3.737,14</text:p>
          </table:table-cell>
          <table:table-cell office:value-type="float" office:value="9884.17">
            <text:p>9.884,17</text:p>
          </table:table-cell>
          <table:table-cell office:value-type="float" office:value="1488.29">
            <text:p>1.488,29</text:p>
          </table:table-cell>
          <table:table-cell office:value-type="float" office:value="13621.31">
            <text:p>13.621,31</text:p>
          </table:table-cell>
          <table:table-cell office:value-type="float" office:value="30161.11">
            <text:p>30.161,11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5319.34">
            <text:p>5.319,34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MARCOS BARROS MERO<text:s text:c="62"/></text:p>
          </table:table-cell>
          <table:table-cell office:value-type="string">
            <text:p>PROCURADOR DE JUSTICA<text:s text:c="19"/></text:p>
          </table:table-cell>
          <table:table-cell office:value-type="string">
            <text:p>PROCURADORES ATIVOS<text:s text:c="21"/></text:p>
          </table:table-cell>
          <table:table-cell office:value-type="float" office:value="35462.27">
            <text:p>35.462,27</text:p>
          </table:table-cell>
          <table:table-cell office:value-type="float" office:value="6080.89">
            <text:p>6.080,89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4322.27">
            <text:p>4.322,27</text:p>
          </table:table-cell>
          <table:table-cell office:value-type="float" office:value="44367.55">
            <text:p>44.367,55</text:p>
          </table:table-cell>
          <table:table-cell office:value-type="float" office:value="4322.27">
            <text:p>4.322,27</text:p>
          </table:table-cell>
          <table:table-cell office:value-type="float" office:value="9832.03">
            <text:p>9.832,03</text:p>
          </table:table-cell>
          <table:table-cell office:value-type="float" office:value="2249.84">
            <text:p>2.249,84</text:p>
          </table:table-cell>
          <table:table-cell office:value-type="float" office:value="14154.30">
            <text:p>14.154,3</text:p>
          </table:table-cell>
          <table:table-cell office:value-type="float" office:value="30213.25">
            <text:p>30.213,25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MARCUS AURELIO GOMES MOUSINHO<text:s text:c="51"/></text:p>
          </table:table-cell>
          <table:table-cell office:value-type="string">
            <text:p>PROMOTOR DE 2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32004.70">
            <text:p>32.004,7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2756.66">
            <text:p>32.756,66</text:p>
          </table:table-cell>
          <table:table-cell office:value-type="float" office:value="3520.52">
            <text:p>3.520,52</text:p>
          </table:table-cell>
          <table:table-cell office:value-type="float" office:value="5808.79">
            <text:p>5.808,79</text:p>
          </table:table-cell>
          <table:table-cell office:value-type="float" office:value="0.00">
            <text:p>0</text:p>
          </table:table-cell>
          <table:table-cell office:value-type="float" office:value="9329.31">
            <text:p>9.329,31</text:p>
          </table:table-cell>
          <table:table-cell office:value-type="float" office:value="23427.35">
            <text:p>23.427,35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MARCUS ROMULO MAIA DE MELLO<text:s text:c="53"/></text:p>
          </table:table-cell>
          <table:table-cell office:value-type="string">
            <text:p>PROMOTOR DE 3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33689.16">
            <text:p>33.689,1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7810.03">
            <text:p>37.810,03</text:p>
          </table:table-cell>
          <table:table-cell office:value-type="float" office:value="3705.81">
            <text:p>3.705,81</text:p>
          </table:table-cell>
          <table:table-cell office:value-type="float" office:value="8198.24">
            <text:p>8.198,24</text:p>
          </table:table-cell>
          <table:table-cell office:value-type="float" office:value="0.00">
            <text:p>0</text:p>
          </table:table-cell>
          <table:table-cell office:value-type="float" office:value="11904.05">
            <text:p>11.904,05</text:p>
          </table:table-cell>
          <table:table-cell office:value-type="float" office:value="25905.98">
            <text:p>25.905,98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684.45">
            <text:p>1.684,45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684.46">
            <text:p>1.684,46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MARCUS VINICIUS BATISTA RODRIGUES JUNIOR<text:s text:c="40"/></text:p>
          </table:table-cell>
          <table:table-cell office:value-type="string">
            <text:p>PROMOTOR DE 1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30404.46">
            <text:p>30.404,4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1156.42">
            <text:p>31.156,42</text:p>
          </table:table-cell>
          <table:table-cell office:value-type="float" office:value="3344.49">
            <text:p>3.344,49</text:p>
          </table:table-cell>
          <table:table-cell office:value-type="float" office:value="6572.13">
            <text:p>6.572,13</text:p>
          </table:table-cell>
          <table:table-cell office:value-type="float" office:value="0.00">
            <text:p>0</text:p>
          </table:table-cell>
          <table:table-cell office:value-type="float" office:value="9916.62">
            <text:p>9.916,62</text:p>
          </table:table-cell>
          <table:table-cell office:value-type="float" office:value="21239.80">
            <text:p>21.239,8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MARGARIDA MARIA COUTO MONTE<text:s text:c="53"/></text:p>
          </table:table-cell>
          <table:table-cell office:value-type="string">
            <text:p>PROMOTOR DE 3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33689.16">
            <text:p>33.689,1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705.81">
            <text:p>3.705,81</text:p>
          </table:table-cell>
          <table:table-cell office:value-type="float" office:value="41604.50">
            <text:p>41.604,5</text:p>
          </table:table-cell>
          <table:table-cell office:value-type="float" office:value="3705.81">
            <text:p>3.705,81</text:p>
          </table:table-cell>
          <table:table-cell office:value-type="float" office:value="9345.99">
            <text:p>9.345,99</text:p>
          </table:table-cell>
          <table:table-cell office:value-type="float" office:value="0.00">
            <text:p>0</text:p>
          </table:table-cell>
          <table:table-cell office:value-type="float" office:value="13051.80">
            <text:p>13.051,8</text:p>
          </table:table-cell>
          <table:table-cell office:value-type="float" office:value="28552.70">
            <text:p>28.552,7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684.46">
            <text:p>1.684,46</text:p>
          </table:table-cell>
          <table:table-cell office:value-type="float" office:value="0.00">
            <text:p>0</text:p>
          </table:table-cell>
          <table:table-cell office:value-type="float" office:value="1773.11">
            <text:p>1.773,11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MARIA APARECIDA DE GOUVEIA CARNAUBA<text:s text:c="45"/></text:p>
          </table:table-cell>
          <table:table-cell office:value-type="string">
            <text:p>PROMOTOR DE 3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33689.16">
            <text:p>33.689,1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705.81">
            <text:p>3.705,81</text:p>
          </table:table-cell>
          <table:table-cell office:value-type="float" office:value="38146.93">
            <text:p>38.146,93</text:p>
          </table:table-cell>
          <table:table-cell office:value-type="float" office:value="3705.81">
            <text:p>3.705,81</text:p>
          </table:table-cell>
          <table:table-cell office:value-type="float" office:value="8343.02">
            <text:p>8.343,02</text:p>
          </table:table-cell>
          <table:table-cell office:value-type="float" office:value="0.00">
            <text:p>0</text:p>
          </table:table-cell>
          <table:table-cell office:value-type="float" office:value="12048.83">
            <text:p>12.048,83</text:p>
          </table:table-cell>
          <table:table-cell office:value-type="float" office:value="26098.10">
            <text:p>26.098,1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MARIA CECILIA PONTES CARNAUBA<text:s text:c="51"/></text:p>
          </table:table-cell>
          <table:table-cell office:value-type="string">
            <text:p>PROMOTOR DE 3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33689.16">
            <text:p>33.689,1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705.81">
            <text:p>3.705,81</text:p>
          </table:table-cell>
          <table:table-cell office:value-type="float" office:value="38146.93">
            <text:p>38.146,93</text:p>
          </table:table-cell>
          <table:table-cell office:value-type="float" office:value="3705.81">
            <text:p>3.705,81</text:p>
          </table:table-cell>
          <table:table-cell office:value-type="float" office:value="8134.47">
            <text:p>8.134,47</text:p>
          </table:table-cell>
          <table:table-cell office:value-type="float" office:value="0.00">
            <text:p>0</text:p>
          </table:table-cell>
          <table:table-cell office:value-type="float" office:value="11840.28">
            <text:p>11.840,28</text:p>
          </table:table-cell>
          <table:table-cell office:value-type="float" office:value="26306.65">
            <text:p>26.306,65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MARIA DE FATIMA DE CARVALHO ALBUQUERQUE VILELA<text:s text:c="34"/></text:p>
          </table:table-cell>
          <table:table-cell office:value-type="string">
            <text:p>PROMOTOR DE 3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33689.16">
            <text:p>33.689,1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705.81">
            <text:p>3.705,81</text:p>
          </table:table-cell>
          <table:table-cell office:value-type="float" office:value="38146.93">
            <text:p>38.146,93</text:p>
          </table:table-cell>
          <table:table-cell office:value-type="float" office:value="3705.81">
            <text:p>3.705,81</text:p>
          </table:table-cell>
          <table:table-cell office:value-type="float" office:value="8395.16">
            <text:p>8.395,16</text:p>
          </table:table-cell>
          <table:table-cell office:value-type="float" office:value="0.00">
            <text:p>0</text:p>
          </table:table-cell>
          <table:table-cell office:value-type="float" office:value="12100.97">
            <text:p>12.100,97</text:p>
          </table:table-cell>
          <table:table-cell office:value-type="float" office:value="26045.96">
            <text:p>26.045,96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MARIA JOSE ALVES DA SILVA<text:s text:c="55"/></text:p>
          </table:table-cell>
          <table:table-cell office:value-type="string">
            <text:p>PROMOTOR DE 3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33689.16">
            <text:p>33.689,1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705.81">
            <text:p>3.705,81</text:p>
          </table:table-cell>
          <table:table-cell office:value-type="float" office:value="39831.39">
            <text:p>39.831,39</text:p>
          </table:table-cell>
          <table:table-cell office:value-type="float" office:value="3705.81">
            <text:p>3.705,81</text:p>
          </table:table-cell>
          <table:table-cell office:value-type="float" office:value="8275.05">
            <text:p>8.275,05</text:p>
          </table:table-cell>
          <table:table-cell office:value-type="float" office:value="0.00">
            <text:p>0</text:p>
          </table:table-cell>
          <table:table-cell office:value-type="float" office:value="11980.86">
            <text:p>11.980,86</text:p>
          </table:table-cell>
          <table:table-cell office:value-type="float" office:value="27850.53">
            <text:p>27.850,53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684.46">
            <text:p>1.684,46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MARIA LUISA MAIA SANTOS<text:s text:c="57"/></text:p>
          </table:table-cell>
          <table:table-cell office:value-type="string">
            <text:p>PROMOTOR DE 1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30404.46">
            <text:p>30.404,4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2676.64">
            <text:p>32.676,64</text:p>
          </table:table-cell>
          <table:table-cell office:value-type="float" office:value="3344.49">
            <text:p>3.344,49</text:p>
          </table:table-cell>
          <table:table-cell office:value-type="float" office:value="6658.59">
            <text:p>6.658,59</text:p>
          </table:table-cell>
          <table:table-cell office:value-type="float" office:value="0.00">
            <text:p>0</text:p>
          </table:table-cell>
          <table:table-cell office:value-type="float" office:value="10003.08">
            <text:p>10.003,08</text:p>
          </table:table-cell>
          <table:table-cell office:value-type="float" office:value="22673.56">
            <text:p>22.673,56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520.22">
            <text:p>1.520,22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MARIA MARLUCE CALDAS BEZERRA<text:s text:c="52"/></text:p>
          </table:table-cell>
          <table:table-cell office:value-type="string">
            <text:p>PROMOTOR DE 3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33689.16">
            <text:p>33.689,1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705.81">
            <text:p>3.705,81</text:p>
          </table:table-cell>
          <table:table-cell office:value-type="float" office:value="41604.50">
            <text:p>41.604,5</text:p>
          </table:table-cell>
          <table:table-cell office:value-type="float" office:value="3705.81">
            <text:p>3.705,81</text:p>
          </table:table-cell>
          <table:table-cell office:value-type="float" office:value="9241.72">
            <text:p>9.241,72</text:p>
          </table:table-cell>
          <table:table-cell office:value-type="float" office:value="0.00">
            <text:p>0</text:p>
          </table:table-cell>
          <table:table-cell office:value-type="float" office:value="12947.53">
            <text:p>12.947,53</text:p>
          </table:table-cell>
          <table:table-cell office:value-type="float" office:value="28656.97">
            <text:p>28.656,97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684.46">
            <text:p>1.684,46</text:p>
          </table:table-cell>
          <table:table-cell office:value-type="float" office:value="0.00">
            <text:p>0</text:p>
          </table:table-cell>
          <table:table-cell office:value-type="float" office:value="1773.11">
            <text:p>1.773,11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MARILIA CERQUEIRA LIMA<text:s text:c="58"/></text:p>
          </table:table-cell>
          <table:table-cell office:value-type="string">
            <text:p>PROMOTOR DE 3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33689.16">
            <text:p>33.689,1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40045.28">
            <text:p>40.045,28</text:p>
          </table:table-cell>
          <table:table-cell office:value-type="float" office:value="3581.10">
            <text:p>3.581,1</text:p>
          </table:table-cell>
          <table:table-cell office:value-type="float" office:value="8847.23">
            <text:p>8.847,23</text:p>
          </table:table-cell>
          <table:table-cell office:value-type="float" office:value="1133.68">
            <text:p>1.133,68</text:p>
          </table:table-cell>
          <table:table-cell office:value-type="float" office:value="12428.33">
            <text:p>12.428,33</text:p>
          </table:table-cell>
          <table:table-cell office:value-type="float" office:value="27616.95">
            <text:p>27.616,95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6737.84">
            <text:p>6.737,84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MARLLISSON ANDRADE SILVA<text:s text:c="56"/></text:p>
          </table:table-cell>
          <table:table-cell office:value-type="string">
            <text:p>PROMOTOR DE 2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32004.70">
            <text:p>32.004,7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7641.60">
            <text:p>37.641,6</text:p>
          </table:table-cell>
          <table:table-cell office:value-type="float" office:value="3520.52">
            <text:p>3.520,52</text:p>
          </table:table-cell>
          <table:table-cell office:value-type="float" office:value="8307.15">
            <text:p>8.307,15</text:p>
          </table:table-cell>
          <table:table-cell office:value-type="float" office:value="0.00">
            <text:p>0</text:p>
          </table:table-cell>
          <table:table-cell office:value-type="float" office:value="11827.67">
            <text:p>11.827,67</text:p>
          </table:table-cell>
          <table:table-cell office:value-type="float" office:value="25813.93">
            <text:p>25.813,93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600.24">
            <text:p>1.600,24</text:p>
          </table:table-cell>
          <table:table-cell office:value-type="float" office:value="0.00">
            <text:p>0</text:p>
          </table:table-cell>
          <table:table-cell office:value-type="float" office:value="1684.46">
            <text:p>1.684,4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600.24">
            <text:p>1.600,24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MARLUCE FALCAO DE OLIVEIRA<text:s text:c="54"/></text:p>
          </table:table-cell>
          <table:table-cell office:value-type="string">
            <text:p>PROMOTOR DE 3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33689.16">
            <text:p>33.689,1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1228.60">
            <text:p>11.228,6</text:p>
          </table:table-cell>
          <table:table-cell office:value-type="float" office:value="3582.32">
            <text:p>3.582,32</text:p>
          </table:table-cell>
          <table:table-cell office:value-type="float" office:value="54856.20">
            <text:p>54.856,2</text:p>
          </table:table-cell>
          <table:table-cell office:value-type="float" office:value="3582.32">
            <text:p>3.582,32</text:p>
          </table:table-cell>
          <table:table-cell office:value-type="float" office:value="12154.81">
            <text:p>12.154,81</text:p>
          </table:table-cell>
          <table:table-cell office:value-type="float" office:value="1122.58">
            <text:p>1.122,58</text:p>
          </table:table-cell>
          <table:table-cell office:value-type="float" office:value="15737.13">
            <text:p>15.737,13</text:p>
          </table:table-cell>
          <table:table-cell office:value-type="float" office:value="39119.07">
            <text:p>39.119,07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684.45">
            <text:p>1.684,45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831.14">
            <text:p>831,14</text:p>
          </table:table-cell>
          <table:table-cell office:value-type="float" office:value="1684.46">
            <text:p>1.684,46</text:p>
          </table:table-cell>
          <table:table-cell office:value-type="float" office:value="2526.69">
            <text:p>2.526,69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MARTHA BUENO MARQUES DE PINTO<text:s text:c="51"/></text:p>
          </table:table-cell>
          <table:table-cell office:value-type="string">
            <text:p>PROMOTOR DE 3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33689.16">
            <text:p>33.689,1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4441.12">
            <text:p>34.441,12</text:p>
          </table:table-cell>
          <table:table-cell office:value-type="float" office:value="3705.81">
            <text:p>3.705,81</text:p>
          </table:table-cell>
          <table:table-cell office:value-type="float" office:value="7323.92">
            <text:p>7.323,92</text:p>
          </table:table-cell>
          <table:table-cell office:value-type="float" office:value="0.00">
            <text:p>0</text:p>
          </table:table-cell>
          <table:table-cell office:value-type="float" office:value="11029.73">
            <text:p>11.029,73</text:p>
          </table:table-cell>
          <table:table-cell office:value-type="float" office:value="23411.39">
            <text:p>23.411,39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MAURICIO AMARAL WANDERLEY<text:s text:c="55"/></text:p>
          </table:table-cell>
          <table:table-cell office:value-type="string">
            <text:p>PROMOTOR DE 3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33689.16">
            <text:p>33.689,1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705.81">
            <text:p>3.705,81</text:p>
          </table:table-cell>
          <table:table-cell office:value-type="float" office:value="40048.74">
            <text:p>40.048,74</text:p>
          </table:table-cell>
          <table:table-cell office:value-type="float" office:value="3705.81">
            <text:p>3.705,81</text:p>
          </table:table-cell>
          <table:table-cell office:value-type="float" office:value="8761.75">
            <text:p>8.761,75</text:p>
          </table:table-cell>
          <table:table-cell office:value-type="float" office:value="0.00">
            <text:p>0</text:p>
          </table:table-cell>
          <table:table-cell office:value-type="float" office:value="12467.56">
            <text:p>12.467,56</text:p>
          </table:table-cell>
          <table:table-cell office:value-type="float" office:value="27581.18">
            <text:p>27.581,18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684.46">
            <text:p>1.684,4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217.35">
            <text:p>217,35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MAURICIO ANDRE BARROS PITTA<text:s text:c="53"/></text:p>
          </table:table-cell>
          <table:table-cell office:value-type="string">
            <text:p>PROMOTOR DE 3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33689.16">
            <text:p>33.689,16</text:p>
          </table:table-cell>
          <table:table-cell office:value-type="float" office:value="2245.94">
            <text:p>2.245,94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1977.17">
            <text:p>11.977,17</text:p>
          </table:table-cell>
          <table:table-cell office:value-type="float" office:value="3952.86">
            <text:p>3.952,86</text:p>
          </table:table-cell>
          <table:table-cell office:value-type="float" office:value="54390.20">
            <text:p>54.390,2</text:p>
          </table:table-cell>
          <table:table-cell office:value-type="float" office:value="3952.86">
            <text:p>3.952,86</text:p>
          </table:table-cell>
          <table:table-cell office:value-type="float" office:value="9448.26">
            <text:p>9.448,26</text:p>
          </table:table-cell>
          <table:table-cell office:value-type="float" office:value="0.00">
            <text:p>0</text:p>
          </table:table-cell>
          <table:table-cell office:value-type="float" office:value="13401.12">
            <text:p>13.401,12</text:p>
          </table:table-cell>
          <table:table-cell office:value-type="float" office:value="40989.08">
            <text:p>40.989,08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773.11">
            <text:p>1.773,11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MAURICIO MANNARINO TEIXEIRA LOPES<text:s text:c="47"/></text:p>
          </table:table-cell>
          <table:table-cell office:value-type="string">
            <text:p>PROMOTOR DE 2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32004.70">
            <text:p>32.004,7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2756.66">
            <text:p>32.756,66</text:p>
          </table:table-cell>
          <table:table-cell office:value-type="float" office:value="3520.52">
            <text:p>3.520,52</text:p>
          </table:table-cell>
          <table:table-cell office:value-type="float" office:value="6963.79">
            <text:p>6.963,79</text:p>
          </table:table-cell>
          <table:table-cell office:value-type="float" office:value="0.00">
            <text:p>0</text:p>
          </table:table-cell>
          <table:table-cell office:value-type="float" office:value="10484.31">
            <text:p>10.484,31</text:p>
          </table:table-cell>
          <table:table-cell office:value-type="float" office:value="22272.35">
            <text:p>22.272,35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MAX MARTINS DE OLIVEIRA E SILVA<text:s text:c="49"/></text:p>
          </table:table-cell>
          <table:table-cell office:value-type="string">
            <text:p>PROMOTOR DE 3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33689.16">
            <text:p>33.689,1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8652.26">
            <text:p>38.652,26</text:p>
          </table:table-cell>
          <table:table-cell office:value-type="float" office:value="3705.81">
            <text:p>3.705,81</text:p>
          </table:table-cell>
          <table:table-cell office:value-type="float" office:value="7279.93">
            <text:p>7.279,93</text:p>
          </table:table-cell>
          <table:table-cell office:value-type="float" office:value="0.00">
            <text:p>0</text:p>
          </table:table-cell>
          <table:table-cell office:value-type="float" office:value="10985.74">
            <text:p>10.985,74</text:p>
          </table:table-cell>
          <table:table-cell office:value-type="float" office:value="27666.52">
            <text:p>27.666,52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684.46">
            <text:p>1.684,46</text:p>
          </table:table-cell>
          <table:table-cell office:value-type="float" office:value="1684.45">
            <text:p>1.684,45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842.23">
            <text:p>842,23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MICHELINE LAURINDO TENORIO SILVEIRA DOS ANJOS<text:s text:c="35"/></text:p>
          </table:table-cell>
          <table:table-cell office:value-type="string">
            <text:p>PROMOTOR DE 3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33689.16">
            <text:p>33.689,1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9326.05">
            <text:p>39.326,05</text:p>
          </table:table-cell>
          <table:table-cell office:value-type="float" office:value="3705.81">
            <text:p>3.705,81</text:p>
          </table:table-cell>
          <table:table-cell office:value-type="float" office:value="8615.14">
            <text:p>8.615,14</text:p>
          </table:table-cell>
          <table:table-cell office:value-type="float" office:value="0.00">
            <text:p>0</text:p>
          </table:table-cell>
          <table:table-cell office:value-type="float" office:value="12320.95">
            <text:p>12.320,95</text:p>
          </table:table-cell>
          <table:table-cell office:value-type="float" office:value="27005.10">
            <text:p>27.005,1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2358.24">
            <text:p>2.358,24</text:p>
          </table:table-cell>
          <table:table-cell office:value-type="float" office:value="0.00">
            <text:p>0</text:p>
          </table:table-cell>
          <table:table-cell office:value-type="float" office:value="2526.69">
            <text:p>2.526,69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MIRYA TAVARES PINTO CARDOSO FERRO<text:s text:c="47"/></text:p>
          </table:table-cell>
          <table:table-cell office:value-type="string">
            <text:p>PROMOTOR DE 3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33689.16">
            <text:p>33.689,1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705.81">
            <text:p>3.705,81</text:p>
          </table:table-cell>
          <table:table-cell office:value-type="float" office:value="40505.17">
            <text:p>40.505,17</text:p>
          </table:table-cell>
          <table:table-cell office:value-type="float" office:value="3705.81">
            <text:p>3.705,81</text:p>
          </table:table-cell>
          <table:table-cell office:value-type="float" office:value="9043.68">
            <text:p>9.043,68</text:p>
          </table:table-cell>
          <table:table-cell office:value-type="float" office:value="0.00">
            <text:p>0</text:p>
          </table:table-cell>
          <table:table-cell office:value-type="float" office:value="12749.49">
            <text:p>12.749,49</text:p>
          </table:table-cell>
          <table:table-cell office:value-type="float" office:value="27755.68">
            <text:p>27.755,68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2358.24">
            <text:p>2.358,24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NAPOLEAO JOSE CALHEIROS CORREIA DE MELO AMARAL FRANCO<text:s text:c="27"/></text:p>
          </table:table-cell>
          <table:table-cell office:value-type="string">
            <text:p>PROMOTOR DE 3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33689.16">
            <text:p>33.689,1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9494.50">
            <text:p>39.494,5</text:p>
          </table:table-cell>
          <table:table-cell office:value-type="float" office:value="3705.81">
            <text:p>3.705,81</text:p>
          </table:table-cell>
          <table:table-cell office:value-type="float" office:value="8661.47">
            <text:p>8.661,47</text:p>
          </table:table-cell>
          <table:table-cell office:value-type="float" office:value="0.00">
            <text:p>0</text:p>
          </table:table-cell>
          <table:table-cell office:value-type="float" office:value="12367.28">
            <text:p>12.367,28</text:p>
          </table:table-cell>
          <table:table-cell office:value-type="float" office:value="27127.22">
            <text:p>27.127,22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684.46">
            <text:p>1.684,46</text:p>
          </table:table-cell>
          <table:table-cell office:value-type="float" office:value="3368.92">
            <text:p>3.368,92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NEIDE MARIA CAMELO DA SILVA<text:s text:c="53"/></text:p>
          </table:table-cell>
          <table:table-cell office:value-type="string">
            <text:p>PROMOTOR DE 3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33689.16">
            <text:p>33.689,1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705.81">
            <text:p>3.705,81</text:p>
          </table:table-cell>
          <table:table-cell office:value-type="float" office:value="38146.93">
            <text:p>38.146,93</text:p>
          </table:table-cell>
          <table:table-cell office:value-type="float" office:value="3705.81">
            <text:p>3.705,81</text:p>
          </table:table-cell>
          <table:table-cell office:value-type="float" office:value="8343.02">
            <text:p>8.343,02</text:p>
          </table:table-cell>
          <table:table-cell office:value-type="float" office:value="0.00">
            <text:p>0</text:p>
          </table:table-cell>
          <table:table-cell office:value-type="float" office:value="12048.83">
            <text:p>12.048,83</text:p>
          </table:table-cell>
          <table:table-cell office:value-type="float" office:value="26098.10">
            <text:p>26.098,1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NILSON MENDES DE MIRANDA<text:s text:c="56"/></text:p>
          </table:table-cell>
          <table:table-cell office:value-type="string">
            <text:p>PROMOTOR DE 3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33689.16">
            <text:p>33.689,1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4441.12">
            <text:p>34.441,12</text:p>
          </table:table-cell>
          <table:table-cell office:value-type="float" office:value="3705.81">
            <text:p>3.705,81</text:p>
          </table:table-cell>
          <table:table-cell office:value-type="float" office:value="7376.06">
            <text:p>7.376,06</text:p>
          </table:table-cell>
          <table:table-cell office:value-type="float" office:value="0.00">
            <text:p>0</text:p>
          </table:table-cell>
          <table:table-cell office:value-type="float" office:value="11081.87">
            <text:p>11.081,87</text:p>
          </table:table-cell>
          <table:table-cell office:value-type="float" office:value="23359.25">
            <text:p>23.359,25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NISIA CUNHA RIOS CAVALCANTI<text:s text:c="53"/></text:p>
          </table:table-cell>
          <table:table-cell office:value-type="string">
            <text:p>PROMOTOR DE 3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33689.16">
            <text:p>33.689,1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4441.12">
            <text:p>34.441,12</text:p>
          </table:table-cell>
          <table:table-cell office:value-type="float" office:value="3705.81">
            <text:p>3.705,81</text:p>
          </table:table-cell>
          <table:table-cell office:value-type="float" office:value="7376.06">
            <text:p>7.376,06</text:p>
          </table:table-cell>
          <table:table-cell office:value-type="float" office:value="0.00">
            <text:p>0</text:p>
          </table:table-cell>
          <table:table-cell office:value-type="float" office:value="11081.87">
            <text:p>11.081,87</text:p>
          </table:table-cell>
          <table:table-cell office:value-type="float" office:value="23359.25">
            <text:p>23.359,25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NORMA SUELI TENORIO DE MELO MEDEIROS<text:s text:c="44"/></text:p>
          </table:table-cell>
          <table:table-cell office:value-type="string">
            <text:p>PROMOTOR DE 3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33689.16">
            <text:p>33.689,1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581.10">
            <text:p>3.581,1</text:p>
          </table:table-cell>
          <table:table-cell office:value-type="float" office:value="43626.38">
            <text:p>43.626,38</text:p>
          </table:table-cell>
          <table:table-cell office:value-type="float" office:value="3581.10">
            <text:p>3.581,1</text:p>
          </table:table-cell>
          <table:table-cell office:value-type="float" office:value="9936.30">
            <text:p>9.936,3</text:p>
          </table:table-cell>
          <table:table-cell office:value-type="float" office:value="1133.67">
            <text:p>1.133,67</text:p>
          </table:table-cell>
          <table:table-cell office:value-type="float" office:value="13517.40">
            <text:p>13.517,4</text:p>
          </table:table-cell>
          <table:table-cell office:value-type="float" office:value="30108.98">
            <text:p>30.108,98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922.02">
            <text:p>922,02</text:p>
          </table:table-cell>
          <table:table-cell office:value-type="float" office:value="0.00">
            <text:p>0</text:p>
          </table:table-cell>
          <table:table-cell office:value-type="float" office:value="1773.11">
            <text:p>1.773,11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4042.70">
            <text:p>4.042,7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PAULO BARBOSA DE ALMEIDA FILHO<text:s text:c="50"/></text:p>
          </table:table-cell>
          <table:table-cell office:value-type="string">
            <text:p>PROMOTOR DE 1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30404.46">
            <text:p>30.404,4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4441.12">
            <text:p>34.441,12</text:p>
          </table:table-cell>
          <table:table-cell office:value-type="float" office:value="3344.49">
            <text:p>3.344,49</text:p>
          </table:table-cell>
          <table:table-cell office:value-type="float" office:value="7214.74">
            <text:p>7.214,74</text:p>
          </table:table-cell>
          <table:table-cell office:value-type="float" office:value="0.00">
            <text:p>0</text:p>
          </table:table-cell>
          <table:table-cell office:value-type="float" office:value="10559.23">
            <text:p>10.559,23</text:p>
          </table:table-cell>
          <table:table-cell office:value-type="float" office:value="23881.89">
            <text:p>23.881,89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284.70">
            <text:p>3.284,7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PAULO HENRIQUE CARVALHO PRADO<text:s text:c="51"/></text:p>
          </table:table-cell>
          <table:table-cell office:value-type="string">
            <text:p>PROMOTOR DE 1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30404.46">
            <text:p>30.404,4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5961.34">
            <text:p>35.961,34</text:p>
          </table:table-cell>
          <table:table-cell office:value-type="float" office:value="3344.49">
            <text:p>3.344,49</text:p>
          </table:table-cell>
          <table:table-cell office:value-type="float" office:value="7893.48">
            <text:p>7.893,48</text:p>
          </table:table-cell>
          <table:table-cell office:value-type="float" office:value="0.00">
            <text:p>0</text:p>
          </table:table-cell>
          <table:table-cell office:value-type="float" office:value="11237.97">
            <text:p>11.237,97</text:p>
          </table:table-cell>
          <table:table-cell office:value-type="float" office:value="24723.37">
            <text:p>24.723,37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284.70">
            <text:p>3.284,7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520.22">
            <text:p>1.520,22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PAULO ROBERTO DE MELO ALVES FILHO<text:s text:c="47"/></text:p>
          </table:table-cell>
          <table:table-cell office:value-type="string">
            <text:p>PROMOTOR DE 2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32004.70">
            <text:p>32.004,7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2756.66">
            <text:p>32.756,66</text:p>
          </table:table-cell>
          <table:table-cell office:value-type="float" office:value="3520.52">
            <text:p>3.520,52</text:p>
          </table:table-cell>
          <table:table-cell office:value-type="float" office:value="6963.79">
            <text:p>6.963,79</text:p>
          </table:table-cell>
          <table:table-cell office:value-type="float" office:value="0.00">
            <text:p>0</text:p>
          </table:table-cell>
          <table:table-cell office:value-type="float" office:value="10484.31">
            <text:p>10.484,31</text:p>
          </table:table-cell>
          <table:table-cell office:value-type="float" office:value="22272.35">
            <text:p>22.272,35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PAULO VICTOR SOUZA ZACARIAS<text:s text:c="53"/></text:p>
          </table:table-cell>
          <table:table-cell office:value-type="string">
            <text:p>PROMOTOR DE 1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30404.46">
            <text:p>30.404,4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20267.61">
            <text:p>20.267,61</text:p>
          </table:table-cell>
          <table:table-cell office:value-type="float" office:value="0.00">
            <text:p>0</text:p>
          </table:table-cell>
          <table:table-cell office:value-type="float" office:value="53024.27">
            <text:p>53.024,27</text:p>
          </table:table-cell>
          <table:table-cell office:value-type="float" office:value="3344.49">
            <text:p>3.344,49</text:p>
          </table:table-cell>
          <table:table-cell office:value-type="float" office:value="11716.43">
            <text:p>11.716,43</text:p>
          </table:table-cell>
          <table:table-cell office:value-type="float" office:value="0.00">
            <text:p>0</text:p>
          </table:table-cell>
          <table:table-cell office:value-type="float" office:value="15060.92">
            <text:p>15.060,92</text:p>
          </table:table-cell>
          <table:table-cell office:value-type="float" office:value="37963.35">
            <text:p>37.963,35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600.24">
            <text:p>1.600,24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PERICLES GAMA DE LIMA FILHO<text:s text:c="53"/></text:p>
          </table:table-cell>
          <table:table-cell office:value-type="string">
            <text:p>PROMOTOR DE 3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33689.16">
            <text:p>33.689,1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22457.19">
            <text:p>22.457,19</text:p>
          </table:table-cell>
          <table:table-cell office:value-type="float" office:value="3705.81">
            <text:p>3.705,81</text:p>
          </table:table-cell>
          <table:table-cell office:value-type="float" office:value="60604.12">
            <text:p>60.604,12</text:p>
          </table:table-cell>
          <table:table-cell office:value-type="float" office:value="3705.81">
            <text:p>3.705,81</text:p>
          </table:table-cell>
          <table:table-cell office:value-type="float" office:value="13284.43">
            <text:p>13.284,43</text:p>
          </table:table-cell>
          <table:table-cell office:value-type="float" office:value="0.00">
            <text:p>0</text:p>
          </table:table-cell>
          <table:table-cell office:value-type="float" office:value="16990.24">
            <text:p>16.990,24</text:p>
          </table:table-cell>
          <table:table-cell office:value-type="float" office:value="43613.88">
            <text:p>43.613,88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RAMON FORMIGA DE OLIVEIRA CARVALHO<text:s text:c="46"/></text:p>
          </table:table-cell>
          <table:table-cell office:value-type="string">
            <text:p>PROMOTOR DE 2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32004.70">
            <text:p>32.004,7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2756.66">
            <text:p>32.756,66</text:p>
          </table:table-cell>
          <table:table-cell office:value-type="float" office:value="3520.52">
            <text:p>3.520,52</text:p>
          </table:table-cell>
          <table:table-cell office:value-type="float" office:value="6963.79">
            <text:p>6.963,79</text:p>
          </table:table-cell>
          <table:table-cell office:value-type="float" office:value="0.00">
            <text:p>0</text:p>
          </table:table-cell>
          <table:table-cell office:value-type="float" office:value="10484.31">
            <text:p>10.484,31</text:p>
          </table:table-cell>
          <table:table-cell office:value-type="float" office:value="22272.35">
            <text:p>22.272,35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RICARDO DE SOUZA LIBORIO<text:s text:c="56"/></text:p>
          </table:table-cell>
          <table:table-cell office:value-type="string">
            <text:p>PROMOTOR DE 1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30404.46">
            <text:p>30.404,4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5961.34">
            <text:p>35.961,34</text:p>
          </table:table-cell>
          <table:table-cell office:value-type="float" office:value="3344.49">
            <text:p>3.344,49</text:p>
          </table:table-cell>
          <table:table-cell office:value-type="float" office:value="7893.48">
            <text:p>7.893,48</text:p>
          </table:table-cell>
          <table:table-cell office:value-type="float" office:value="0.00">
            <text:p>0</text:p>
          </table:table-cell>
          <table:table-cell office:value-type="float" office:value="11237.97">
            <text:p>11.237,97</text:p>
          </table:table-cell>
          <table:table-cell office:value-type="float" office:value="24723.37">
            <text:p>24.723,37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520.22">
            <text:p>1.520,22</text:p>
          </table:table-cell>
          <table:table-cell office:value-type="float" office:value="0.00">
            <text:p>0</text:p>
          </table:table-cell>
          <table:table-cell office:value-type="float" office:value="3284.70">
            <text:p>3.284,7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ROBERTO SALOMAO DO NASCIMENTO<text:s text:c="51"/></text:p>
          </table:table-cell>
          <table:table-cell office:value-type="string">
            <text:p>PROMOTOR DE 3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33689.16">
            <text:p>33.689,1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705.81">
            <text:p>3.705,81</text:p>
          </table:table-cell>
          <table:table-cell office:value-type="float" office:value="38146.93">
            <text:p>38.146,93</text:p>
          </table:table-cell>
          <table:table-cell office:value-type="float" office:value="3705.81">
            <text:p>3.705,81</text:p>
          </table:table-cell>
          <table:table-cell office:value-type="float" office:value="6978.95">
            <text:p>6.978,95</text:p>
          </table:table-cell>
          <table:table-cell office:value-type="float" office:value="0.00">
            <text:p>0</text:p>
          </table:table-cell>
          <table:table-cell office:value-type="float" office:value="10684.76">
            <text:p>10.684,76</text:p>
          </table:table-cell>
          <table:table-cell office:value-type="float" office:value="27462.17">
            <text:p>27.462,17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ROBSON ALCANTARA FALCAO<text:s text:c="57"/></text:p>
          </table:table-cell>
          <table:table-cell office:value-type="string">
            <text:p>PROMOTOR DE 3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33689.16">
            <text:p>33.689,1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705.81">
            <text:p>3.705,81</text:p>
          </table:table-cell>
          <table:table-cell office:value-type="float" office:value="38146.93">
            <text:p>38.146,93</text:p>
          </table:table-cell>
          <table:table-cell office:value-type="float" office:value="3705.81">
            <text:p>3.705,81</text:p>
          </table:table-cell>
          <table:table-cell office:value-type="float" office:value="8238.75">
            <text:p>8.238,75</text:p>
          </table:table-cell>
          <table:table-cell office:value-type="float" office:value="0.00">
            <text:p>0</text:p>
          </table:table-cell>
          <table:table-cell office:value-type="float" office:value="11944.56">
            <text:p>11.944,56</text:p>
          </table:table-cell>
          <table:table-cell office:value-type="float" office:value="26202.37">
            <text:p>26.202,37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RODRIGO FERREIRA LAVOR RODRIGUES DA CRUZ<text:s text:c="40"/></text:p>
          </table:table-cell>
          <table:table-cell office:value-type="string">
            <text:p>PROMOTOR DE 1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30404.46">
            <text:p>30.404,4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1156.42">
            <text:p>31.156,42</text:p>
          </table:table-cell>
          <table:table-cell office:value-type="float" office:value="3344.49">
            <text:p>3.344,49</text:p>
          </table:table-cell>
          <table:table-cell office:value-type="float" office:value="6572.13">
            <text:p>6.572,13</text:p>
          </table:table-cell>
          <table:table-cell office:value-type="float" office:value="0.00">
            <text:p>0</text:p>
          </table:table-cell>
          <table:table-cell office:value-type="float" office:value="9916.62">
            <text:p>9.916,62</text:p>
          </table:table-cell>
          <table:table-cell office:value-type="float" office:value="21239.80">
            <text:p>21.239,8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RODRIGO SOARES DA SILVA<text:s text:c="57"/></text:p>
          </table:table-cell>
          <table:table-cell office:value-type="string">
            <text:p>PROMOTOR DE 1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30404.46">
            <text:p>30.404,4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1156.42">
            <text:p>31.156,42</text:p>
          </table:table-cell>
          <table:table-cell office:value-type="float" office:value="3344.49">
            <text:p>3.344,49</text:p>
          </table:table-cell>
          <table:table-cell office:value-type="float" office:value="6467.86">
            <text:p>6.467,86</text:p>
          </table:table-cell>
          <table:table-cell office:value-type="float" office:value="0.00">
            <text:p>0</text:p>
          </table:table-cell>
          <table:table-cell office:value-type="float" office:value="9812.35">
            <text:p>9.812,35</text:p>
          </table:table-cell>
          <table:table-cell office:value-type="float" office:value="21344.07">
            <text:p>21.344,07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ROGERIO PARANHOS GONCALVES<text:s text:c="54"/></text:p>
          </table:table-cell>
          <table:table-cell office:value-type="string">
            <text:p>PROMOTOR DE 3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33689.16">
            <text:p>33.689,1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7810.04">
            <text:p>37.810,04</text:p>
          </table:table-cell>
          <table:table-cell office:value-type="float" office:value="3705.81">
            <text:p>3.705,81</text:p>
          </table:table-cell>
          <table:table-cell office:value-type="float" office:value="8093.97">
            <text:p>8.093,97</text:p>
          </table:table-cell>
          <table:table-cell office:value-type="float" office:value="0.00">
            <text:p>0</text:p>
          </table:table-cell>
          <table:table-cell office:value-type="float" office:value="11799.78">
            <text:p>11.799,78</text:p>
          </table:table-cell>
          <table:table-cell office:value-type="float" office:value="26010.26">
            <text:p>26.010,26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684.46">
            <text:p>1.684,4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684.46">
            <text:p>1.684,46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ROMULO DE SOUTO CRASTO LEITE<text:s text:c="52"/></text:p>
          </table:table-cell>
          <table:table-cell office:value-type="string">
            <text:p>PROMOTOR DE 1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30404.46">
            <text:p>30.404,4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1156.42">
            <text:p>31.156,42</text:p>
          </table:table-cell>
          <table:table-cell office:value-type="float" office:value="3344.49">
            <text:p>3.344,49</text:p>
          </table:table-cell>
          <table:table-cell office:value-type="float" office:value="6572.13">
            <text:p>6.572,13</text:p>
          </table:table-cell>
          <table:table-cell office:value-type="float" office:value="0.00">
            <text:p>0</text:p>
          </table:table-cell>
          <table:table-cell office:value-type="float" office:value="9916.62">
            <text:p>9.916,62</text:p>
          </table:table-cell>
          <table:table-cell office:value-type="float" office:value="21239.80">
            <text:p>21.239,8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SANDRA MALTA PRATA LIMA<text:s text:c="57"/></text:p>
          </table:table-cell>
          <table:table-cell office:value-type="string">
            <text:p>PROMOTOR DE 3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33689.16">
            <text:p>33.689,1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705.81">
            <text:p>3.705,81</text:p>
          </table:table-cell>
          <table:table-cell office:value-type="float" office:value="38146.93">
            <text:p>38.146,93</text:p>
          </table:table-cell>
          <table:table-cell office:value-type="float" office:value="3705.81">
            <text:p>3.705,81</text:p>
          </table:table-cell>
          <table:table-cell office:value-type="float" office:value="8290.88">
            <text:p>8.290,88</text:p>
          </table:table-cell>
          <table:table-cell office:value-type="float" office:value="0.00">
            <text:p>0</text:p>
          </table:table-cell>
          <table:table-cell office:value-type="float" office:value="11996.69">
            <text:p>11.996,69</text:p>
          </table:table-cell>
          <table:table-cell office:value-type="float" office:value="26150.24">
            <text:p>26.150,24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SAULO VENTURA DE HOLANDA<text:s text:c="56"/></text:p>
          </table:table-cell>
          <table:table-cell office:value-type="string">
            <text:p>PROMOTOR DE 3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33689.16">
            <text:p>33.689,1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4441.12">
            <text:p>34.441,12</text:p>
          </table:table-cell>
          <table:table-cell office:value-type="float" office:value="3705.81">
            <text:p>3.705,81</text:p>
          </table:table-cell>
          <table:table-cell office:value-type="float" office:value="7271.79">
            <text:p>7.271,79</text:p>
          </table:table-cell>
          <table:table-cell office:value-type="float" office:value="0.00">
            <text:p>0</text:p>
          </table:table-cell>
          <table:table-cell office:value-type="float" office:value="10977.60">
            <text:p>10.977,6</text:p>
          </table:table-cell>
          <table:table-cell office:value-type="float" office:value="23463.52">
            <text:p>23.463,52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SERGIO AMARAL SCALA<text:s text:c="61"/></text:p>
          </table:table-cell>
          <table:table-cell office:value-type="string">
            <text:p>PROMOTOR DE 3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33689.16">
            <text:p>33.689,1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705.81">
            <text:p>3.705,81</text:p>
          </table:table-cell>
          <table:table-cell office:value-type="float" office:value="39920.04">
            <text:p>39.920,04</text:p>
          </table:table-cell>
          <table:table-cell office:value-type="float" office:value="3705.81">
            <text:p>3.705,81</text:p>
          </table:table-cell>
          <table:table-cell office:value-type="float" office:value="8830.63">
            <text:p>8.830,63</text:p>
          </table:table-cell>
          <table:table-cell office:value-type="float" office:value="0.00">
            <text:p>0</text:p>
          </table:table-cell>
          <table:table-cell office:value-type="float" office:value="12536.44">
            <text:p>12.536,44</text:p>
          </table:table-cell>
          <table:table-cell office:value-type="float" office:value="27383.60">
            <text:p>27.383,6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773.11">
            <text:p>1.773,11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SERGIO RICARDO VIEIRA LEITE<text:s text:c="53"/></text:p>
          </table:table-cell>
          <table:table-cell office:value-type="string">
            <text:p>PROMOTOR DE 1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30404.46">
            <text:p>30.404,4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2756.66">
            <text:p>32.756,66</text:p>
          </table:table-cell>
          <table:table-cell office:value-type="float" office:value="3344.49">
            <text:p>3.344,49</text:p>
          </table:table-cell>
          <table:table-cell office:value-type="float" office:value="7012.20">
            <text:p>7.012,2</text:p>
          </table:table-cell>
          <table:table-cell office:value-type="float" office:value="0.00">
            <text:p>0</text:p>
          </table:table-cell>
          <table:table-cell office:value-type="float" office:value="10356.69">
            <text:p>10.356,69</text:p>
          </table:table-cell>
          <table:table-cell office:value-type="float" office:value="22399.97">
            <text:p>22.399,97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600.24">
            <text:p>1.600,24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SERGIO ROCHA CAVALCANTI JUCA<text:s text:c="52"/></text:p>
          </table:table-cell>
          <table:table-cell office:value-type="string">
            <text:p>PROCURADOR DE JUSTICA<text:s text:c="19"/></text:p>
          </table:table-cell>
          <table:table-cell office:value-type="string">
            <text:p>PROCURADORES ATIVOS<text:s text:c="21"/></text:p>
          </table:table-cell>
          <table:table-cell office:value-type="float" office:value="35462.27">
            <text:p>35.462,27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737.14">
            <text:p>3.737,14</text:p>
          </table:table-cell>
          <table:table-cell office:value-type="float" office:value="43782.42">
            <text:p>43.782,42</text:p>
          </table:table-cell>
          <table:table-cell office:value-type="float" office:value="3737.14">
            <text:p>3.737,14</text:p>
          </table:table-cell>
          <table:table-cell office:value-type="float" office:value="9936.30">
            <text:p>9.936,3</text:p>
          </table:table-cell>
          <table:table-cell office:value-type="float" office:value="1488.29">
            <text:p>1.488,29</text:p>
          </table:table-cell>
          <table:table-cell office:value-type="float" office:value="13673.44">
            <text:p>13.673,44</text:p>
          </table:table-cell>
          <table:table-cell office:value-type="float" office:value="30108.98">
            <text:p>30.108,98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5319.34">
            <text:p>5.319,34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SHANYA MARIA DE ESPINDOLA DANTAS PINTO<text:s text:c="42"/></text:p>
          </table:table-cell>
          <table:table-cell office:value-type="string">
            <text:p>PROMOTOR DE 1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30404.46">
            <text:p>30.404,4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4276.88">
            <text:p>34.276,88</text:p>
          </table:table-cell>
          <table:table-cell office:value-type="float" office:value="3344.49">
            <text:p>3.344,49</text:p>
          </table:table-cell>
          <table:table-cell office:value-type="float" office:value="7430.26">
            <text:p>7.430,26</text:p>
          </table:table-cell>
          <table:table-cell office:value-type="float" office:value="0.00">
            <text:p>0</text:p>
          </table:table-cell>
          <table:table-cell office:value-type="float" office:value="10774.75">
            <text:p>10.774,75</text:p>
          </table:table-cell>
          <table:table-cell office:value-type="float" office:value="23502.13">
            <text:p>23.502,13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520.22">
            <text:p>1.520,22</text:p>
          </table:table-cell>
          <table:table-cell office:value-type="float" office:value="0.00">
            <text:p>0</text:p>
          </table:table-cell>
          <table:table-cell office:value-type="float" office:value="1600.24">
            <text:p>1.600,24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SIDRACK JOSE DO NASCIMENTO<text:s text:c="54"/></text:p>
          </table:table-cell>
          <table:table-cell office:value-type="string">
            <text:p>PROMOTOR DE 3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33689.16">
            <text:p>33.689,1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705.81">
            <text:p>3.705,81</text:p>
          </table:table-cell>
          <table:table-cell office:value-type="float" office:value="43200.31">
            <text:p>43.200,31</text:p>
          </table:table-cell>
          <table:table-cell office:value-type="float" office:value="3705.81">
            <text:p>3.705,81</text:p>
          </table:table-cell>
          <table:table-cell office:value-type="float" office:value="8536.04">
            <text:p>8.536,04</text:p>
          </table:table-cell>
          <table:table-cell office:value-type="float" office:value="0.00">
            <text:p>0</text:p>
          </table:table-cell>
          <table:table-cell office:value-type="float" office:value="12241.85">
            <text:p>12.241,85</text:p>
          </table:table-cell>
          <table:table-cell office:value-type="float" office:value="30958.46">
            <text:p>30.958,46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684.46">
            <text:p>1.684,4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368.92">
            <text:p>3.368,92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SILVANA DE ALMEIDA ABREU<text:s text:c="56"/></text:p>
          </table:table-cell>
          <table:table-cell office:value-type="string">
            <text:p>PROMOTOR DE 3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33689.16">
            <text:p>33.689,1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705.81">
            <text:p>3.705,81</text:p>
          </table:table-cell>
          <table:table-cell office:value-type="float" office:value="38146.93">
            <text:p>38.146,93</text:p>
          </table:table-cell>
          <table:table-cell office:value-type="float" office:value="3705.81">
            <text:p>3.705,81</text:p>
          </table:table-cell>
          <table:table-cell office:value-type="float" office:value="8343.02">
            <text:p>8.343,02</text:p>
          </table:table-cell>
          <table:table-cell office:value-type="float" office:value="0.00">
            <text:p>0</text:p>
          </table:table-cell>
          <table:table-cell office:value-type="float" office:value="12048.83">
            <text:p>12.048,83</text:p>
          </table:table-cell>
          <table:table-cell office:value-type="float" office:value="26098.10">
            <text:p>26.098,1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SILVIO AZEVEDO SAMPAIO<text:s text:c="58"/></text:p>
          </table:table-cell>
          <table:table-cell office:value-type="string">
            <text:p>PROMOTOR DE 2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32004.70">
            <text:p>32.004,7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4441.12">
            <text:p>34.441,12</text:p>
          </table:table-cell>
          <table:table-cell office:value-type="float" office:value="3520.52">
            <text:p>3.520,52</text:p>
          </table:table-cell>
          <table:table-cell office:value-type="float" office:value="7270.60">
            <text:p>7.270,6</text:p>
          </table:table-cell>
          <table:table-cell office:value-type="float" office:value="0.00">
            <text:p>0</text:p>
          </table:table-cell>
          <table:table-cell office:value-type="float" office:value="10791.12">
            <text:p>10.791,12</text:p>
          </table:table-cell>
          <table:table-cell office:value-type="float" office:value="23650.00">
            <text:p>23.650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684.46">
            <text:p>1.684,4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SITAEL JONES LEMOS<text:s text:c="62"/></text:p>
          </table:table-cell>
          <table:table-cell office:value-type="string">
            <text:p>PROMOTOR DE 3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33689.16">
            <text:p>33.689,1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705.81">
            <text:p>3.705,81</text:p>
          </table:table-cell>
          <table:table-cell office:value-type="float" office:value="41515.84">
            <text:p>41.515,84</text:p>
          </table:table-cell>
          <table:table-cell office:value-type="float" office:value="3705.81">
            <text:p>3.705,81</text:p>
          </table:table-cell>
          <table:table-cell office:value-type="float" office:value="9269.47">
            <text:p>9.269,47</text:p>
          </table:table-cell>
          <table:table-cell office:value-type="float" office:value="0.00">
            <text:p>0</text:p>
          </table:table-cell>
          <table:table-cell office:value-type="float" office:value="12975.28">
            <text:p>12.975,28</text:p>
          </table:table-cell>
          <table:table-cell office:value-type="float" office:value="28540.56">
            <text:p>28.540,56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684.46">
            <text:p>1.684,46</text:p>
          </table:table-cell>
          <table:table-cell office:value-type="float" office:value="1684.45">
            <text:p>1.684,45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STELA VALERIA SOARES DE FARIAS CAVALCANTI<text:s text:c="39"/></text:p>
          </table:table-cell>
          <table:table-cell office:value-type="string">
            <text:p>PROMOTOR DE 3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33689.16">
            <text:p>33.689,1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40045.28">
            <text:p>40.045,28</text:p>
          </table:table-cell>
          <table:table-cell office:value-type="float" office:value="3599.63">
            <text:p>3.599,63</text:p>
          </table:table-cell>
          <table:table-cell office:value-type="float" office:value="8842.13">
            <text:p>8.842,13</text:p>
          </table:table-cell>
          <table:table-cell office:value-type="float" office:value="965.23">
            <text:p>965,23</text:p>
          </table:table-cell>
          <table:table-cell office:value-type="float" office:value="12441.76">
            <text:p>12.441,76</text:p>
          </table:table-cell>
          <table:table-cell office:value-type="float" office:value="27603.52">
            <text:p>27.603,52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2526.69">
            <text:p>2.526,69</text:p>
          </table:table-cell>
          <table:table-cell office:value-type="float" office:value="4042.70">
            <text:p>4.042,7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TACITO YURI DE MELO BARROS<text:s text:c="54"/></text:p>
          </table:table-cell>
          <table:table-cell office:value-type="string">
            <text:p>PROMOTOR DE 2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32004.70">
            <text:p>32.004,7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4356.90">
            <text:p>34.356,9</text:p>
          </table:table-cell>
          <table:table-cell office:value-type="float" office:value="3520.52">
            <text:p>3.520,52</text:p>
          </table:table-cell>
          <table:table-cell office:value-type="float" office:value="7299.58">
            <text:p>7.299,58</text:p>
          </table:table-cell>
          <table:table-cell office:value-type="float" office:value="0.00">
            <text:p>0</text:p>
          </table:table-cell>
          <table:table-cell office:value-type="float" office:value="10820.10">
            <text:p>10.820,1</text:p>
          </table:table-cell>
          <table:table-cell office:value-type="float" office:value="23536.80">
            <text:p>23.536,8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600.24">
            <text:p>1.600,24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TANIA CRISTINA GIACOMOSI CERQUEIRA NASCIMENTO<text:s text:c="35"/></text:p>
          </table:table-cell>
          <table:table-cell office:value-type="string">
            <text:p>PROMOTOR DE 3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33689.16">
            <text:p>33.689,1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705.81">
            <text:p>3.705,81</text:p>
          </table:table-cell>
          <table:table-cell office:value-type="float" office:value="38146.93">
            <text:p>38.146,93</text:p>
          </table:table-cell>
          <table:table-cell office:value-type="float" office:value="3705.81">
            <text:p>3.705,81</text:p>
          </table:table-cell>
          <table:table-cell office:value-type="float" office:value="8290.88">
            <text:p>8.290,88</text:p>
          </table:table-cell>
          <table:table-cell office:value-type="float" office:value="0.00">
            <text:p>0</text:p>
          </table:table-cell>
          <table:table-cell office:value-type="float" office:value="11996.69">
            <text:p>11.996,69</text:p>
          </table:table-cell>
          <table:table-cell office:value-type="float" office:value="26150.24">
            <text:p>26.150,24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THIAGO CHACON DELGADO<text:s text:c="59"/></text:p>
          </table:table-cell>
          <table:table-cell office:value-type="string">
            <text:p>PROMOTOR DE 2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32004.70">
            <text:p>32.004,7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6041.46">
            <text:p>36.041,46</text:p>
          </table:table-cell>
          <table:table-cell office:value-type="float" office:value="3520.52">
            <text:p>3.520,52</text:p>
          </table:table-cell>
          <table:table-cell office:value-type="float" office:value="7867.11">
            <text:p>7.867,11</text:p>
          </table:table-cell>
          <table:table-cell office:value-type="float" office:value="0.00">
            <text:p>0</text:p>
          </table:table-cell>
          <table:table-cell office:value-type="float" office:value="11387.63">
            <text:p>11.387,63</text:p>
          </table:table-cell>
          <table:table-cell office:value-type="float" office:value="24653.83">
            <text:p>24.653,83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684.56">
            <text:p>1.684,5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600.24">
            <text:p>1.600,24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THIAGO RIFF NARCISO<text:s text:c="61"/></text:p>
          </table:table-cell>
          <table:table-cell office:value-type="string">
            <text:p>PROMOTOR DE 1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30404.46">
            <text:p>30.404,4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20267.61">
            <text:p>20.267,61</text:p>
          </table:table-cell>
          <table:table-cell office:value-type="float" office:value="0.00">
            <text:p>0</text:p>
          </table:table-cell>
          <table:table-cell office:value-type="float" office:value="54708.73">
            <text:p>54.708,73</text:p>
          </table:table-cell>
          <table:table-cell office:value-type="float" office:value="3344.49">
            <text:p>3.344,49</text:p>
          </table:table-cell>
          <table:table-cell office:value-type="float" office:value="12179.65">
            <text:p>12.179,65</text:p>
          </table:table-cell>
          <table:table-cell office:value-type="float" office:value="0.00">
            <text:p>0</text:p>
          </table:table-cell>
          <table:table-cell office:value-type="float" office:value="15524.14">
            <text:p>15.524,14</text:p>
          </table:table-cell>
          <table:table-cell office:value-type="float" office:value="39184.59">
            <text:p>39.184,59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284.70">
            <text:p>3.284,7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UBIRAJARA RAMOS DOS SANTOS<text:s text:c="54"/></text:p>
          </table:table-cell>
          <table:table-cell office:value-type="string">
            <text:p>PROMOTOR DE 3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33689.16">
            <text:p>33.689,1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583.78">
            <text:p>3.583,78</text:p>
          </table:table-cell>
          <table:table-cell office:value-type="float" office:value="43629.06">
            <text:p>43.629,06</text:p>
          </table:table-cell>
          <table:table-cell office:value-type="float" office:value="3583.78">
            <text:p>3.583,78</text:p>
          </table:table-cell>
          <table:table-cell office:value-type="float" office:value="9727.75">
            <text:p>9.727,75</text:p>
          </table:table-cell>
          <table:table-cell office:value-type="float" office:value="1109.30">
            <text:p>1.109,3</text:p>
          </table:table-cell>
          <table:table-cell office:value-type="float" office:value="13311.53">
            <text:p>13.311,53</text:p>
          </table:table-cell>
          <table:table-cell office:value-type="float" office:value="30317.53">
            <text:p>30.317,53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2358.24">
            <text:p>2.358,24</text:p>
          </table:table-cell>
          <table:table-cell office:value-type="float" office:value="1828.53">
            <text:p>1.828,53</text:p>
          </table:table-cell>
          <table:table-cell office:value-type="float" office:value="2526.69">
            <text:p>2.526,69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VALTER JOSE DE OMENA ACIOLY<text:s text:c="53"/></text:p>
          </table:table-cell>
          <table:table-cell office:value-type="string">
            <text:p>PROCURADOR DE JUSTICA<text:s text:c="19"/></text:p>
          </table:table-cell>
          <table:table-cell office:value-type="string">
            <text:p>PROCURADORES ATIVOS<text:s text:c="21"/></text:p>
          </table:table-cell>
          <table:table-cell office:value-type="float" office:value="35462.27">
            <text:p>35.462,27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900.85">
            <text:p>3.900,85</text:p>
          </table:table-cell>
          <table:table-cell office:value-type="float" office:value="42597.44">
            <text:p>42.597,44</text:p>
          </table:table-cell>
          <table:table-cell office:value-type="float" office:value="3900.85">
            <text:p>3.900,85</text:p>
          </table:table-cell>
          <table:table-cell office:value-type="float" office:value="9227.55">
            <text:p>9.227,55</text:p>
          </table:table-cell>
          <table:table-cell office:value-type="float" office:value="0.00">
            <text:p>0</text:p>
          </table:table-cell>
          <table:table-cell office:value-type="float" office:value="13128.40">
            <text:p>13.128,4</text:p>
          </table:table-cell>
          <table:table-cell office:value-type="float" office:value="29469.04">
            <text:p>29.469,04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2482.36">
            <text:p>2.482,3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VICENTE FELIX CORREIA<text:s text:c="59"/></text:p>
          </table:table-cell>
          <table:table-cell office:value-type="string">
            <text:p>PROCURADOR DE JUSTICA<text:s text:c="19"/></text:p>
          </table:table-cell>
          <table:table-cell office:value-type="string">
            <text:p>PROCURADORES ATIVOS<text:s text:c="21"/></text:p>
          </table:table-cell>
          <table:table-cell office:value-type="float" office:value="35462.27">
            <text:p>35.462,27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542.10">
            <text:p>3.542,1</text:p>
          </table:table-cell>
          <table:table-cell office:value-type="float" office:value="43587.38">
            <text:p>43.587,38</text:p>
          </table:table-cell>
          <table:table-cell office:value-type="float" office:value="3542.10">
            <text:p>3.542,1</text:p>
          </table:table-cell>
          <table:table-cell office:value-type="float" office:value="9779.89">
            <text:p>9.779,89</text:p>
          </table:table-cell>
          <table:table-cell office:value-type="float" office:value="3261.40">
            <text:p>3.261,4</text:p>
          </table:table-cell>
          <table:table-cell office:value-type="float" office:value="13321.99">
            <text:p>13.321,99</text:p>
          </table:table-cell>
          <table:table-cell office:value-type="float" office:value="30265.39">
            <text:p>30.265,39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773.11">
            <text:p>1.773,11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5319.34">
            <text:p>5.319,34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VICENTE JOSE CAVALCANTE PORCIUNCULA<text:s text:c="45"/></text:p>
          </table:table-cell>
          <table:table-cell office:value-type="string">
            <text:p>PROMOTOR DE 3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33689.16">
            <text:p>33.689,1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40045.28">
            <text:p>40.045,28</text:p>
          </table:table-cell>
          <table:table-cell office:value-type="float" office:value="3581.10">
            <text:p>3.581,1</text:p>
          </table:table-cell>
          <table:table-cell office:value-type="float" office:value="8847.23">
            <text:p>8.847,23</text:p>
          </table:table-cell>
          <table:table-cell office:value-type="float" office:value="1133.67">
            <text:p>1.133,67</text:p>
          </table:table-cell>
          <table:table-cell office:value-type="float" office:value="12428.33">
            <text:p>12.428,33</text:p>
          </table:table-cell>
          <table:table-cell office:value-type="float" office:value="27616.95">
            <text:p>27.616,95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2695.13">
            <text:p>2.695,13</text:p>
          </table:table-cell>
          <table:table-cell office:value-type="float" office:value="0.00">
            <text:p>0</text:p>
          </table:table-cell>
          <table:table-cell office:value-type="float" office:value="4042.70">
            <text:p>4.042,7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VINICIUS FERREIRA CALHEIROS ALVES<text:s text:c="47"/></text:p>
          </table:table-cell>
          <table:table-cell office:value-type="string">
            <text:p>PROMOTOR DE 2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32004.70">
            <text:p>32.004,7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2756.66">
            <text:p>32.756,66</text:p>
          </table:table-cell>
          <table:table-cell office:value-type="float" office:value="3520.52">
            <text:p>3.520,52</text:p>
          </table:table-cell>
          <table:table-cell office:value-type="float" office:value="6963.79">
            <text:p>6.963,79</text:p>
          </table:table-cell>
          <table:table-cell office:value-type="float" office:value="0.00">
            <text:p>0</text:p>
          </table:table-cell>
          <table:table-cell office:value-type="float" office:value="10484.31">
            <text:p>10.484,31</text:p>
          </table:table-cell>
          <table:table-cell office:value-type="float" office:value="22272.35">
            <text:p>22.272,35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VIVIANE KARLA DA SILVA FARIAS<text:s text:c="51"/></text:p>
          </table:table-cell>
          <table:table-cell office:value-type="string">
            <text:p>PROMOTOR DE 2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31951.35">
            <text:p>31.951,35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7697.95">
            <text:p>37.697,95</text:p>
          </table:table-cell>
          <table:table-cell office:value-type="float" office:value="3514.65">
            <text:p>3.514,65</text:p>
          </table:table-cell>
          <table:table-cell office:value-type="float" office:value="8324.26">
            <text:p>8.324,26</text:p>
          </table:table-cell>
          <table:table-cell office:value-type="float" office:value="0.00">
            <text:p>0</text:p>
          </table:table-cell>
          <table:table-cell office:value-type="float" office:value="11838.91">
            <text:p>11.838,91</text:p>
          </table:table-cell>
          <table:table-cell office:value-type="float" office:value="25859.04">
            <text:p>25.859,04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191.19">
            <text:p>3.191,19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803.45">
            <text:p>1.803,45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VIVIANE SANDES DE ALBUQUERQUE WANDERLEY<text:s text:c="41"/></text:p>
          </table:table-cell>
          <table:table-cell office:value-type="string">
            <text:p>PROMOTOR DE 3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33689.16">
            <text:p>33.689,1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581.10">
            <text:p>3.581,1</text:p>
          </table:table-cell>
          <table:table-cell office:value-type="float" office:value="43626.38">
            <text:p>43.626,38</text:p>
          </table:table-cell>
          <table:table-cell office:value-type="float" office:value="3581.10">
            <text:p>3.581,1</text:p>
          </table:table-cell>
          <table:table-cell office:value-type="float" office:value="9884.17">
            <text:p>9.884,17</text:p>
          </table:table-cell>
          <table:table-cell office:value-type="float" office:value="1133.67">
            <text:p>1.133,67</text:p>
          </table:table-cell>
          <table:table-cell office:value-type="float" office:value="13465.27">
            <text:p>13.465,27</text:p>
          </table:table-cell>
          <table:table-cell office:value-type="float" office:value="30161.11">
            <text:p>30.161,11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368.91">
            <text:p>3.368,91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368.92">
            <text:p>3.368,92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WALBER JOSE VALENTE DE LIMA<text:s text:c="53"/></text:p>
          </table:table-cell>
          <table:table-cell office:value-type="string">
            <text:p>PROCURADOR DE JUSTICA<text:s text:c="19"/></text:p>
          </table:table-cell>
          <table:table-cell office:value-type="string">
            <text:p>PROCURADORES ATIVOS<text:s text:c="21"/></text:p>
          </table:table-cell>
          <table:table-cell office:value-type="float" office:value="35462.27">
            <text:p>35.462,27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900.85">
            <text:p>3.900,85</text:p>
          </table:table-cell>
          <table:table-cell office:value-type="float" office:value="41888.19">
            <text:p>41.888,19</text:p>
          </table:table-cell>
          <table:table-cell office:value-type="float" office:value="3900.85">
            <text:p>3.900,85</text:p>
          </table:table-cell>
          <table:table-cell office:value-type="float" office:value="9266.10">
            <text:p>9.266,1</text:p>
          </table:table-cell>
          <table:table-cell office:value-type="float" office:value="0.00">
            <text:p>0</text:p>
          </table:table-cell>
          <table:table-cell office:value-type="float" office:value="13166.95">
            <text:p>13.166,95</text:p>
          </table:table-cell>
          <table:table-cell office:value-type="float" office:value="28721.24">
            <text:p>28.721,24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773.11">
            <text:p>1.773,11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WESLEY FERNANDES OLIVEIRA<text:s text:c="55"/></text:p>
          </table:table-cell>
          <table:table-cell office:value-type="string">
            <text:p>PROMOTOR DE 3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33689.16">
            <text:p>33.689,1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4441.12">
            <text:p>34.441,12</text:p>
          </table:table-cell>
          <table:table-cell office:value-type="float" office:value="3705.81">
            <text:p>3.705,81</text:p>
          </table:table-cell>
          <table:table-cell office:value-type="float" office:value="7376.06">
            <text:p>7.376,06</text:p>
          </table:table-cell>
          <table:table-cell office:value-type="float" office:value="0.00">
            <text:p>0</text:p>
          </table:table-cell>
          <table:table-cell office:value-type="float" office:value="11081.87">
            <text:p>11.081,87</text:p>
          </table:table-cell>
          <table:table-cell office:value-type="float" office:value="23359.25">
            <text:p>23.359,25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WLADIMIR BESSA DA CRUZ<text:s text:c="58"/></text:p>
          </table:table-cell>
          <table:table-cell office:value-type="string">
            <text:p>PROMOTOR DE 3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33689.16">
            <text:p>33.689,1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4441.12">
            <text:p>34.441,12</text:p>
          </table:table-cell>
          <table:table-cell office:value-type="float" office:value="3705.81">
            <text:p>3.705,81</text:p>
          </table:table-cell>
          <table:table-cell office:value-type="float" office:value="7376.06">
            <text:p>7.376,06</text:p>
          </table:table-cell>
          <table:table-cell office:value-type="float" office:value="0.00">
            <text:p>0</text:p>
          </table:table-cell>
          <table:table-cell office:value-type="float" office:value="11081.87">
            <text:p>11.081,87</text:p>
          </table:table-cell>
          <table:table-cell office:value-type="float" office:value="23359.25">
            <text:p>23.359,25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 table:style-name="ce2">
            <text:p>Total</text:p>
          </table:table-cell>
          <table:table-cell table:style-name="ce2"/>
          <table:table-cell table:style-name="ce2"/>
          <table:table-cell table:style-name="ce2"/>
          <table:table-cell office:value-type="float" office:value="5626155.08" table:style-name="ce2">
            <text:p>5.626.155,08</text:p>
          </table:table-cell>
          <table:table-cell office:value-type="float" office:value="25738.50" table:style-name="ce2">
            <text:p>25.738,5</text:p>
          </table:table-cell>
          <table:table-cell office:value-type="float" office:value="7382.86" table:style-name="ce2">
            <text:p>7.382,86</text:p>
          </table:table-cell>
          <table:table-cell office:value-type="float" office:value="0.00" table:style-name="ce2">
            <text:p>0</text:p>
          </table:table-cell>
          <table:table-cell office:value-type="float" office:value="194434.82" table:style-name="ce2">
            <text:p>194.434,82</text:p>
          </table:table-cell>
          <table:table-cell office:value-type="float" office:value="265001.16" table:style-name="ce2">
            <text:p>265.001,16</text:p>
          </table:table-cell>
          <table:table-cell office:value-type="float" office:value="6623837.48" table:style-name="ce2">
            <text:p>6.623.837,48</text:p>
          </table:table-cell>
          <table:table-cell office:value-type="float" office:value="617155.05" table:style-name="ce2">
            <text:p>617.155,05</text:p>
          </table:table-cell>
          <table:table-cell office:value-type="float" office:value="1398154.19" table:style-name="ce2">
            <text:p>1.398.154,19</text:p>
          </table:table-cell>
          <table:table-cell office:value-type="float" office:value="46537.46" table:style-name="ce2">
            <text:p>46.537,46</text:p>
          </table:table-cell>
          <table:table-cell office:value-type="float" office:value="2015309.24" table:style-name="ce2">
            <text:p>2.015.309,24</text:p>
          </table:table-cell>
          <table:table-cell office:value-type="float" office:value="4608528.24" table:style-name="ce2">
            <text:p>4.608.528,24</text:p>
          </table:table-cell>
          <table:table-cell office:value-type="float" office:value="128585.16" table:style-name="ce2">
            <text:p>128.585,16</text:p>
          </table:table-cell>
          <table:table-cell office:value-type="float" office:value="0.00" table:style-name="ce2">
            <text:p>0</text:p>
          </table:table-cell>
          <table:table-cell office:value-type="float" office:value="0.00" table:style-name="ce2">
            <text:p>0</text:p>
          </table:table-cell>
          <table:table-cell office:value-type="float" office:value="0.00" table:style-name="ce2">
            <text:p>0</text:p>
          </table:table-cell>
          <table:table-cell office:value-type="float" office:value="0.00" table:style-name="ce2">
            <text:p>0</text:p>
          </table:table-cell>
          <table:table-cell office:value-type="float" office:value="0.00" table:style-name="ce2">
            <text:p>0</text:p>
          </table:table-cell>
          <table:table-cell office:value-type="float" office:value="57059.01" table:style-name="ce2">
            <text:p>57.059,01</text:p>
          </table:table-cell>
          <table:table-cell office:value-type="float" office:value="23932.51" table:style-name="ce2">
            <text:p>23.932,51</text:p>
          </table:table-cell>
          <table:table-cell office:value-type="float" office:value="87090.58" table:style-name="ce2">
            <text:p>87.090,58</text:p>
          </table:table-cell>
          <table:table-cell office:value-type="float" office:value="0.00" table:style-name="ce2">
            <text:p>0</text:p>
          </table:table-cell>
          <table:table-cell office:value-type="float" office:value="57926.68" table:style-name="ce2">
            <text:p>57.926,68</text:p>
          </table:table-cell>
          <table:table-cell office:value-type="float" office:value="28416.38" table:style-name="ce2">
            <text:p>28.416,38</text:p>
          </table:table-cell>
          <table:table-cell office:value-type="float" office:value="63559.74" table:style-name="ce2">
            <text:p>63.559,74</text:p>
          </table:table-cell>
          <table:table-cell office:value-type="float" office:value="105092.46" table:style-name="ce2">
            <text:p>105.092,46</text:p>
          </table:table-cell>
          <table:table-cell table:number-columns-repeated="994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(a) -Remuneração do cargo efetivo - Vencimento, GAMPU, V.P.I, Adicionais de Qualificação, G.A.E e G.A.S, além de outras desta natureza.</text:p>
          </table:table-cell>
          <table:table-cell table:number-columns-repeated="1023"/>
        </table:table-row>
        <table:table-row table:style-name="ro2">
          <table:table-cell office:value-type="string">
            <text:p>(b) - V.P.N.I., Adicional por tempo de serviço, quintos, décimos e vantagens decorrentes de sentença judicial ou extensão administrativa.</text:p>
          </table:table-cell>
          <table:table-cell table:number-columns-repeated="1023"/>
        </table:table-row>
        <table:table-row table:style-name="ro2">
          <table:table-cell office:value-type="string">
            <text:p>(c) -Rubricas que representam a retribuição paga pelo exercício de função (servidor efetivo) ou remuneração de cargo em comissão (servidor sem vínculo ou requisitado).</text:p>
          </table:table-cell>
          <table:table-cell table:number-columns-repeated="1023"/>
        </table:table-row>
        <table:table-row table:style-name="ro2">
          <table:table-cell office:value-type="string">
            <text:p>(d) - Parcelas da Gratificação Natalina (13º) pagas no mês corrente, ou no caso de vacância ou exoneração do servidor.</text:p>
          </table:table-cell>
          <table:table-cell table:number-columns-repeated="1023"/>
        </table:table-row>
        <table:table-row table:style-name="ro2">
          <table:table-cell office:value-type="string">
            <text:p>(e) - Adicional correspondente a 1/3 (um terço) da remuneração, pago ao servidor por ocasião das férias</text:p>
          </table:table-cell>
          <table:table-cell table:number-columns-repeated="1023"/>
        </table:table-row>
        <table:table-row table:style-name="ro2">
          <table:table-cell office:value-type="string">
            <text:p>(f) - Valor equivalente ao da contribuição previdenciária, devido ao funcionário público que esteja em condição de aposentar-se, mas que optou por continuar em atividade (instituído pela Emenda Constitucional nº 41, de 16 de dezembro de 2003</text:p>
          </table:table-cell>
          <table:table-cell table:number-columns-repeated="1023"/>
        </table:table-row>
        <table:table-row table:style-name="ro2">
          <table:table-cell office:value-type="string">
            <text:p>(g) - Total dos rendimentos brutos pagos no mês.</text:p>
          </table:table-cell>
          <table:table-cell table:number-columns-repeated="1023"/>
        </table:table-row>
        <table:table-row table:style-name="ro2">
          <table:table-cell office:value-type="string">
            <text:p>(h) - Contribuição Previdenciária Oficial (Plano de Seguridade Social do Servidor Público e Regime Geral de Previdência Social).</text:p>
          </table:table-cell>
          <table:table-cell table:number-columns-repeated="1023"/>
        </table:table-row>
        <table:table-row table:style-name="ro2">
          <table:table-cell office:value-type="string">
            <text:p>(i) - Imposto de Renda Retido na Fonte.</text:p>
          </table:table-cell>
          <table:table-cell table:number-columns-repeated="1023"/>
        </table:table-row>
        <table:table-row table:style-name="ro2">
          <table:table-cell office:value-type="string">
            <text:p>(j) - Valor deduzido da remuneração básica bruta, quando esta ultrapassa o teto constitucional, nos termos da legislação correspondente.</text:p>
          </table:table-cell>
          <table:table-cell table:number-columns-repeated="1023"/>
        </table:table-row>
        <table:table-row table:style-name="ro2">
          <table:table-cell office:value-type="string">
            <text:p>(k) - Total dos descontos efetuados no mês.</text:p>
          </table:table-cell>
          <table:table-cell table:number-columns-repeated="1023"/>
        </table:table-row>
        <table:table-row table:style-name="ro2">
          <table:table-cell office:value-type="string">
            <text:p>(l) - Rendimento líquido após os descontos referidos nos itens anteriores.</text:p>
          </table:table-cell>
          <table:table-cell table:number-columns-repeated="1023"/>
        </table:table-row>
        <table:table-row table:style-name="ro2">
          <table:table-cell office:value-type="string">
            <text:p>(m) - Auxílio-alimentação, Auxílio-transporte, Auxílio-Moradia, Ajuda de Custo e outras dessa natureza, exceto diárias, que serão divulgadas no Portal da Transparência.</text:p>
          </table:table-cell>
          <table:table-cell table:number-columns-repeated="1023"/>
        </table:table-row>
        <table:table-row table:style-name="ro2">
          <table:table-cell office:value-type="string">
            <text:p>(n) - Valores pagos a título de Adicional de Insalubridade ou de Periculosidade, Adicional Noturno, Serviço Extraordinário, Substituição de Função, Cumulações.</text:p>
          </table:table-cell>
          <table:table-cell table:number-columns-repeated="1023"/>
        </table:table-row>
        <table:table-row table:style-name="ro2">
          <table:table-cell office:value-type="string">
            <text:p>FUNDAMENTO LEGAL: Resolução CNMP nº 89/2012, art. 7º, inciso VII.</text:p>
          </table:table-cell>
          <table:table-cell table:number-columns-repeated="1023"/>
        </table:table-row>
        <table:table-row table:style-name="ro2" table:number-rows-repeated="1048381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Plan1.$A$1" table:cell-range-address="$Plan1.$A$1:.$R$4"/>
        </table:named-expressions>
      </table:table>
      <table:table table:name="Plan2" table:style-name="ta2">
        <table:table-column table:style-name="co9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3" table:style-name="ta3">
        <table:table-column table:style-name="co9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Plan1.A1:Plan1.P4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1" svg:font-family="'Times New Roman'"/>
    <style:font-face style:name="Times New Roman" svg:font-family="'Times New Roman'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  <style:table-cell-properties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10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1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number-style style:name="N116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16P1" style:volatile="true">
      <loext:text>- </loext:text>
      <loext:fill-character> </loext:fill-character>
      <number:number number:decimal-places="2" number:min-integer-digits="1" number:grouping="true"/>
      <number:text> </number:text>
    </number:number-style>
    <number:number-style style:name="N116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0107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10107" number:language="pt" number:country="BR">
      <number:text>(R$ </number:text>
      <number:number number: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10108" number:language="pt" number:country="BR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108P0"/>
    </number:number-style>
    <number:number-style style:name="N10110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10110" number:language="pt" number:country="BR">
      <number:text>(R$ </number:text>
      <number:number number:decimal-places="2" number:min-integer-digits="1" number:grouping="true"/>
      <number:text>)</number:text>
      <style:map style:condition="value()&gt;=0" style:apply-style-name="N10110P0"/>
    </number:number-style>
    <number:number-style style:name="N10111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10111" number:language="pt" number:country="BR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0111P0"/>
    </number:number-style>
    <number:date-style style:name="N10112" number:language="pt" number:country="BR">
      <number:day/>
      <number:text>/</number:text>
      <number:month/>
      <number:text>/</number:text>
      <number:year number:style="long"/>
    </number:date-style>
    <number:date-style style:name="N10113" number:language="pt" number:country="BR">
      <number:day/>
      <number:text>/</number:text>
      <number:month number:textual="true"/>
      <number:text>/</number:text>
      <number:year/>
    </number:date-style>
    <number:date-style style:name="N10114" number:language="pt" number:country="BR">
      <number:day/>
      <number:text>/</number:text>
      <number:month number:textual="true"/>
    </number:date-style>
    <number:date-style style:name="N10115" number:language="pt" number:country="BR">
      <number:month number:textual="true"/>
      <number:text>/</number:text>
      <number:year/>
    </number:date-style>
    <number:time-style style:name="N10116" number:language="pt" number:country="BR">
      <number:hours/>
      <number:text>:</number:text>
      <number:minutes number:style="long"/>
      <number:text> </number:text>
      <number:am-pm/>
    </number:time-style>
    <number:time-style style:name="N10117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pt" number:country="BR">
      <number:number number:decimal-places="0" number:min-integer-digits="1" number:grouping="true"/>
      <number:text> </number:text>
    </number:number-style>
    <number:number-style style:name="N10120" number:language="pt" number:country="BR">
      <number:text>(</number:text>
      <number:number number:decimal-places="0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number number:decimal-places="0" number:min-integer-digits="1" number:grouping="true"/>
      <number:text> </number:text>
    </number:number-style>
    <number:number-style style:name="N10121" number:language="pt" number:country="BR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1P0"/>
    </number:number-style>
    <number:number-style style:name="N10123P0" style:volatile="true" number:language="pt" number:country="BR">
      <number:number number:decimal-places="2" number:min-integer-digits="1" number:grouping="true"/>
      <number:text> </number:text>
    </number:number-style>
    <number:number-style style:name="N10123" number:language="pt" number:country="BR">
      <number:text>(</number:text>
      <number:number number:decimal-places="2" number:min-integer-digits="1" number:grouping="true"/>
      <number:text>)</number:text>
      <style:map style:condition="value()&gt;=0" style:apply-style-name="N10123P0"/>
    </number:number-style>
    <number:number-style style:name="N10124P0" style:volatile="true" number:language="pt" number:country="BR">
      <number:number number:decimal-places="2" number:min-integer-digits="1" number:grouping="true"/>
      <number:text> </number:text>
    </number:number-style>
    <number:number-style style:name="N10124" number:language="pt" number:country="BR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4P0"/>
    </number:number-style>
    <number:number-style style:name="N10128P0" style:volatile="true" number:language="pt" number:country="BR">
      <loext:fill-character> </loext:fill-character>
      <number:number number:decimal-places="0" number:min-integer-digits="1" number:grouping="true"/>
      <number:text> </number:text>
    </number:number-style>
    <number:number-style style:name="N10128P1" style:volatile="true" number:language="pt" number:country="BR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28P2" style:volatile="true" number:language="pt" number:country="BR">
      <loext:fill-character> </loext:fill-character>
      <number:text>- </number:text>
    </number:number-style>
    <number:text-style style:name="N10128" number:language="pt" number:country="BR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t" number:country="BR">
      <loext:text> R$ </loext:text>
      <loext:fill-character> </loext:fill-character>
      <number:number number:decimal-places="0" number:min-integer-digits="1" number:grouping="true"/>
      <number:text> </number:text>
    </number:number-style>
    <number:number-style style:name="N10132P1" style:volatile="true" number:language="pt" number:country="BR">
      <loext:text> R$ </loext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2P2" style:volatile="true" number:language="pt" number:country="BR">
      <loext:text> R$ </loext:text>
      <loext:fill-character> </loext:fill-character>
      <number:text>- </number:text>
    </number:number-style>
    <number:text-style style:name="N10132" number:language="pt" number:country="B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t" number:country="BR">
      <loext:fill-character> </loext:fill-character>
      <number:number number:decimal-places="2" number:min-integer-digits="1" number:grouping="true"/>
      <number:text> </number:text>
    </number:number-style>
    <number:number-style style:name="N10136P1" style:volatile="true" number:language="pt" number:country="BR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6P2" style:volatile="true" number:language="pt" number:country="BR">
      <loext:fill-character> </loext:fill-character>
      <number:text>-</number:text>
      <number:number number:decimal-places="0" number:min-integer-digits="0"/>
      <number:text> </number:text>
    </number:number-style>
    <number:text-style style:name="N10136" number:language="pt" number:country="B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t" number:country="BR">
      <loext:text> R$ </loext:text>
      <loext:fill-character> </loext:fill-character>
      <number:number number:decimal-places="2" number:min-integer-digits="1" number:grouping="true"/>
      <number:text> </number:text>
    </number:number-style>
    <number:number-style style:name="N10140P1" style:volatile="true" number:language="pt" number:country="BR">
      <loext:text> R$ </loext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40P2" style:volatile="true" number:language="pt" number:country="BR">
      <loext:text> R$ 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0140" number:language="pt" number:country="BR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10" style:display-name="Normal 1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11" style:display-name="Normal 1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12" style:display-name="Normal 1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13" style:display-name="Normal 1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14" style:display-name="Normal 1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15" style:display-name="Normal 1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15_20_2" style:display-name="Normal 15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16" style:display-name="Normal 1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17" style:display-name="Normal 1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17_20_2" style:display-name="Normal 17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17_20_3" style:display-name="Normal 17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17_20_4" style:display-name="Normal 17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18" style:display-name="Normal 1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19" style:display-name="Normal 1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2_20_2" style:display-name="Normal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2_20_2_20_2" style:display-name="Normal 2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2_20_2_20_3" style:display-name="Normal 2 2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2_20_3" style:display-name="Normal 2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0" style:display-name="Normal 2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1" style:display-name="Normal 2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21_20_2" style:display-name="Normal 21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21_20_3" style:display-name="Normal 21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22" style:display-name="Normal 2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3" style:display-name="Normal 2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3_20_2" style:display-name="Normal 3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3_20_2_20_2" style:display-name="Normal 3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3_20_2_20_3" style:display-name="Normal 3 2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3_20_2_20_3_20_2" style:display-name="Normal 3 2 3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3_20_3" style:display-name="Normal 3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3_20_4" style:display-name="Normal 3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3_20_4_20_2" style:display-name="Normal 3 4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3_20_4_20_3" style:display-name="Normal 3 4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3_20_4_20_4" style:display-name="Normal 3 4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3_20_4_20_4_20_2" style:display-name="Normal 3 4 4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3_20_4_20_4_20_3" style:display-name="Normal 3 4 4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3_20_4_20_5" style:display-name="Normal 3 4 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3_20_4_20_6" style:display-name="Normal 3 4 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3_20_5" style:display-name="Normal 3 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3_20_6" style:display-name="Normal 3 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3_20_6_20_2" style:display-name="Normal 3 6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4_20_2" style:display-name="Normal 4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4_20_3" style:display-name="Normal 4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4_20_3_20_2" style:display-name="Normal 4 3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4_20_3_20_3" style:display-name="Normal 4 3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4_20_3_20_3_20_2" style:display-name="Normal 4 3 3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4_20_3_20_3_20_3" style:display-name="Normal 4 3 3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4_20_3_20_3_20_4" style:display-name="Normal 4 3 3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4_20_3_20_3_20_4_20_2" style:display-name="Normal 4 3 3 4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4_20_3_20_4" style:display-name="Normal 4 3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4_20_3_20_5" style:display-name="Normal 4 3 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5" style:display-name="Normal 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5_20_2" style:display-name="Normal 5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5_20_3" style:display-name="Normal 5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5_20_4" style:display-name="Normal 5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5_20_4_20_2" style:display-name="Normal 5 4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5_20_4_20_3" style:display-name="Normal 5 4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5_20_4_20_4" style:display-name="Normal 5 4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5_20_5" style:display-name="Normal 5 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6" style:display-name="Normal 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7" style:display-name="Normal 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1" fo:font-family="'Times New Roman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7_20_2" style:display-name="Normal 7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8" style:display-name="Normal 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1" fo:font-family="'Times New Roman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8_20_2" style:display-name="Normal 8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9" style:display-name="Normal 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eparador_20_de_20_milhares_20_2" style:display-name="Separador de milhares 2" style:family="table-cell" style:parent-style-name="Default" style:data-style-name="N110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13mm" fo:margin-right="13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0mm" fo:margin-bottom="20mm" fo:margin-left="13mm" fo:margin-right="13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16">00/00/0000</text:date>, <text:time style:data-style-name="N2" text:time-value="12:46:07.990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lan2" style:display-name="PageStyle_Plan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3" style:display-name="PageStyle_Plan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1" style:display-name="PageStyle_Plan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P</meta:initial-creator>
    <meta:creation-date>2015-07-14T18:47:59</meta:creation-date>
    <dc:date>2019-05-16T12:46:15.624000000</dc:date>
    <meta:generator>jOpenDocument/1.3</meta:generator>
    <meta:editing-duration>PT1H54M30S</meta:editing-duration>
    <meta:editing-cycles>3</meta:editing-cycles>
    <meta:user-defined meta:name="AppVersion">12.0000</meta:user-defined>
    <meta:user-defined meta:name="Company">MPM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